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7cm"/>
    </style:style>
    <style:style style:name="co3" style:family="table-column">
      <style:table-column-properties fo:break-before="auto" style:column-width="1.921cm"/>
    </style:style>
    <style:style style:name="co4" style:family="table-column">
      <style:table-column-properties fo:break-before="auto" style:column-width="2.522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3.944cm"/>
    </style:style>
    <style:style style:name="co8" style:family="table-column">
      <style:table-column-properties fo:break-before="auto" style:column-width="1.967cm"/>
    </style:style>
    <style:style style:name="co9" style:family="table-column">
      <style:table-column-properties fo:break-before="auto" style:column-width="3.15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>
      <style:text-properties fo:font-weight="bold" style:font-weight-asian="bold" style:font-weight-complex="bold"/>
    </style:style>
    <style:style style:name="ce2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60"/>
    <style:style style:name="ce4" style:family="table-cell" style:parent-style-name="Default" style:data-style-name="N60">
      <style:table-cell-properties fo:border-bottom="none" fo:border-left="0.002cm solid #000000" fo:border-right="none" fo:border-top="0.002cm solid #000000"/>
    </style:style>
    <style:style style:name="ce5" style:family="table-cell" style:parent-style-name="Default" style:data-style-name="N60">
      <style:table-cell-properties fo:border-bottom="none" fo:border-left="0.002cm solid #000000" fo:border-right="none" fo:border-top="none"/>
    </style:style>
    <style:style style:name="ce6" style:family="table-cell" style:parent-style-name="Default" style:data-style-name="N60">
      <style:table-cell-properties fo:border-bottom="0.002cm solid #000000" fo:border-left="0.002cm solid #000000" fo:border-right="none" fo:border-top="none"/>
    </style:style>
    <style:style style:name="ce7" style:family="table-cell" style:parent-style-name="Default" style:data-style-name="N60">
      <style:table-cell-properties fo:border-bottom="none" fo:border-left="none" fo:border-right="none" fo:border-top="0.002cm solid #000000"/>
    </style:style>
    <style:style style:name="ce8" style:family="table-cell" style:parent-style-name="Default" style:data-style-name="N60">
      <style:table-cell-properties fo:border="none"/>
    </style:style>
    <style:style style:name="ce9" style:family="table-cell" style:parent-style-name="Default" style:data-style-name="N60">
      <style:table-cell-properties fo:border-bottom="0.002cm solid #000000" fo:border-left="none" fo:border-right="none" fo:border-top="none"/>
    </style:style>
    <style:style style:name="ce10" style:family="table-cell" style:parent-style-name="Default" style:data-style-name="N60">
      <style:table-cell-properties fo:border-bottom="none" fo:border-left="none" fo:border-right="0.002cm solid #000000" fo:border-top="0.002cm solid #000000"/>
    </style:style>
    <style:style style:name="ce11" style:family="table-cell" style:parent-style-name="Default" style:data-style-name="N60">
      <style:table-cell-properties fo:border-bottom="none" fo:border-left="none" fo:border-right="0.002cm solid #000000" fo:border-top="none"/>
    </style:style>
    <style:style style:name="ce12" style:family="table-cell" style:parent-style-name="Default" style:data-style-name="N60">
      <style:table-cell-properties fo:border-bottom="0.002cm solid #000000" fo:border-left="none" fo:border-right="0.002cm solid #000000" fo:border-top="none"/>
    </style:style>
    <style:style style:name="ce13" style:family="table-cell" style:parent-style-name="Default" style:data-style-name="N60">
      <style:table-cell-properties fo:border-bottom="none" fo:border-left="0.002cm solid #000000" fo:border-right="0.002cm solid #000000" fo:border-top="0.002cm solid #000000"/>
    </style:style>
    <style:style style:name="ce14" style:family="table-cell" style:parent-style-name="Default" style:data-style-name="N60">
      <style:table-cell-properties fo:border-bottom="none" fo:border-left="0.002cm solid #000000" fo:border-right="0.002cm solid #000000" fo:border-top="none"/>
    </style:style>
    <style:style style:name="ce15" style:family="table-cell" style:parent-style-name="Default" style:data-style-name="N60">
      <style:table-cell-properties fo:border-bottom="0.002cm solid #000000" fo:border-left="0.002cm solid #000000" fo:border-right="0.002cm solid #000000" fo:border-top="none"/>
    </style:style>
    <style:style style:name="ce16" style:family="table-cell" style:parent-style-name="Default" style:data-style-name="N60">
      <style:table-cell-properties style:text-align-source="fix" style:repeat-content="false" fo:border="0.002cm solid #000000" style:vertical-align="middle"/>
      <style:paragraph-properties fo:text-align="center"/>
    </style:style>
    <style:style style:name="ce17" style:family="table-cell" style:parent-style-name="Default" style:data-style-name="N60">
      <style:table-cell-properties fo:border="0.002cm solid #000000"/>
    </style:style>
    <style:style style:name="ce18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0"/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002cm solid #000000" fo:border-right="none" fo:border-top="0.002cm solid #000000"/>
    </style:style>
    <style:style style:name="ce23" style:family="table-cell" style:parent-style-name="Default">
      <style:table-cell-properties fo:border-bottom="none" fo:border-left="0.002cm solid #000000" fo:border-right="none" fo:border-top="none"/>
    </style:style>
    <style:style style:name="ce24" style:family="table-cell" style:parent-style-name="Default">
      <style:table-cell-properties fo:border-bottom="0.002cm solid #000000" fo:border-left="0.002cm solid #000000" fo:border-right="none" fo:border-top="none"/>
    </style:style>
    <style:style style:name="ce25" style:family="table-cell" style:parent-style-name="Default">
      <style:table-cell-properties fo:border-bottom="none" fo:border-left="none" fo:border-right="none" fo:border-top="0.002cm solid #000000"/>
    </style:style>
    <style:style style:name="ce26" style:family="table-cell" style:parent-style-name="Default">
      <style:table-cell-properties fo:border-bottom="0.002cm solid #000000" fo:border-left="none" fo:border-right="none" fo:border-top="none"/>
    </style:style>
    <style:style style:name="ce27" style:family="table-cell" style:parent-style-name="Default">
      <style:table-cell-properties fo:border-bottom="none" fo:border-left="none" fo:border-right="0.002cm solid #000000" fo:border-top="0.002cm solid #000000"/>
    </style:style>
    <style:style style:name="ce28" style:family="table-cell" style:parent-style-name="Default">
      <style:table-cell-properties fo:border-bottom="none" fo:border-left="none" fo:border-right="0.002cm solid #000000" fo:border-top="none"/>
    </style:style>
    <style:style style:name="ce29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constant Rotation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2" table:default-cell-style-name="ce3"/>
        <table:table-column table:style-name="co6" table:number-columns-repeated="3" table:default-cell-style-name="ce3"/>
        <table:table-column table:style-name="co7" table:default-cell-style-name="ce3"/>
        <table:table-column table:style-name="co1" table:number-columns-repeated="9" table:default-cell-style-name="ce3"/>
        <table:table-column table:style-name="co1" table:number-columns-repeated="2" table:default-cell-style-name="ce19"/>
        <table:table-column table:style-name="co1" table:number-columns-repeated="232" table:default-cell-style-name="ce3"/>
        <table:table-row table:style-name="ro1">
          <table:table-cell table:style-name="ce1"/>
          <table:table-cell table:style-name="ce1" office:value-type="string">
            <text:p>x0/mm</text:p>
          </table:table-cell>
          <table:table-cell table:style-name="ce1" office:value-type="string">
            <text:p>sx0/mm</text:p>
          </table:table-cell>
          <table:table-cell table:style-name="ce1" office:value-type="string">
            <text:p>f/kHz</text:p>
          </table:table-cell>
          <table:table-cell table:style-name="ce1" office:value-type="string">
            <text:p>sf/kHz</text:p>
          </table:table-cell>
          <table:table-cell table:style-name="ce1" office:value-type="string">
            <text:p>Umlaufd./us</text:p>
          </table:table-cell>
          <table:table-cell table:style-name="ce1" office:value-type="string">
            <text:p>Umlauffreq[Hz]</text:p>
          </table:table-cell>
          <table:table-cell table:style-name="ce1" office:value-type="string">
            <text:p>f(1per)/Hz</text:p>
          </table:table-cell>
          <table:table-cell table:style-name="ce1" office:value-type="string">
            <text:p>f(2per)/Hz</text:p>
          </table:table-cell>
          <table:table-cell table:style-name="ce1" office:value-type="string">
            <text:p>X 2</text:p>
          </table:table-cell>
          <table:table-cell table:style-name="ce1" office:value-type="string">
            <text:p>f(3per)/Hz</text:p>
          </table:table-cell>
          <table:table-cell table:style-name="ce1" office:value-type="string">
            <text:p>x4</text:p>
          </table:table-cell>
          <table:table-cell table:style-name="ce1" office:value-type="string">
            <text:p>Rotationsfrequenz/Hz</text:p>
          </table:table-cell>
          <table:table-cell table:style-name="ce1" office:value-type="string">
            <text:p>Fehler</text:p>
          </table:table-cell>
          <table:table-cell office:value-type="string">
            <text:p>Steigung</text:p>
          </table:table-cell>
          <table:table-cell office:value-type="string">
            <text:p>Fehler</text:p>
          </table:table-cell>
          <table:table-cell office:value-type="string">
            <text:p>Aabschnitt</text:p>
          </table:table-cell>
          <table:table-cell office:value-type="string">
            <text:p>Fehler</text:p>
          </table:table-cell>
          <table:table-cell office:value-type="string">
            <text:p>xm</text:p>
          </table:table-cell>
          <table:table-cell office:value-type="string">
            <text:p>Fehler</text:p>
          </table:table-cell>
          <table:table-cell office:value-type="string">
            <text:p>x0</text:p>
          </table:table-cell>
          <table:table-cell office:value-type="string">
            <text:p>Fehler</text:p>
          </table:table-cell>
          <table:table-cell office:value-type="string">
            <text:p>alpha</text:p>
          </table:table-cell>
          <table:table-cell office:value-type="string">
            <text:p>fehler</text:p>
          </table:table-cell>
          <table:table-cell table:number-columns-repeated="232"/>
        </table:table-row>
        <table:table-row table:style-name="ro2">
          <table:table-cell table:style-name="ce2" office:value-type="string" table:number-columns-spanned="1" table:number-rows-spanned="11">
            <text:p>5V_1</text:p>
          </table:table-cell>
          <table:table-cell table:style-name="ce4" office:value-type="float" office:value="51">
            <text:p>5,10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([.H2]+2*[.I2]+4*[.K2])/3" office:value-type="float" office:value="5.536">
            <text:p>5,54E+000</text:p>
          </table:table-cell>
          <table:table-cell table:style-name="ce7" table:formula="oooc:=STDEV([.H2];[.J2];[.L2])" office:value-type="float" office:value="0.154181710977664">
            <text:p>1,54E-001</text:p>
          </table:table-cell>
          <table:table-cell table:style-name="ce7" office:value-type="float" office:value="68900">
            <text:p>6,89E+004</text:p>
          </table:table-cell>
          <table:table-cell table:style-name="ce7" table:formula="oooc:=2*PI()*1000000/[.F2]" office:value-type="float" office:value="91.1928201332306">
            <text:p>9,12E+001</text:p>
          </table:table-cell>
          <table:table-cell table:style-name="ce7" office:value-type="float" office:value="5.714">
            <text:p>5,71E+000</text:p>
          </table:table-cell>
          <table:table-cell table:style-name="ce7" office:value-type="float" office:value="2.725">
            <text:p>2,73E+000</text:p>
          </table:table-cell>
          <table:table-cell table:style-name="ce7" table:formula="oooc:=[.I2]*2" office:value-type="float" office:value="5.45">
            <text:p>5,45E+000</text:p>
          </table:table-cell>
          <table:table-cell table:style-name="ce10" office:value-type="float" office:value="1.361">
            <text:p>1,36E+000</text:p>
          </table:table-cell>
          <table:table-cell table:style-name="ce13" table:formula="oooc:=[.K2]*4" office:value-type="float" office:value="5.444">
            <text:p>5,44E+000</text:p>
          </table:table-cell>
          <table:table-cell table:style-name="ce16" table:formula="oooc:=AVERAGE([.G2:.G12])" office:value-type="float" office:value="90.7280990937104" table:number-columns-spanned="1" table:number-rows-spanned="11">
            <text:p>9,07E+001</text:p>
          </table:table-cell>
          <table:table-cell table:style-name="ce16" table:formula="oooc:=STDEV([.G2:.G12])" office:value-type="float" office:value="0.579423978489675" table:number-columns-spanned="1" table:number-rows-spanned="11">
            <text:p>5,79E-001</text:p>
          </table:table-cell>
          <table:table-cell table:style-name="ce18" office:value-type="float" office:value="1.326" table:number-columns-spanned="1" table:number-rows-spanned="11">
            <text:p>1,33E+000</text:p>
          </table:table-cell>
          <table:table-cell table:style-name="ce18" office:value-type="float" office:value="0.021" table:number-columns-spanned="1" table:number-rows-spanned="11">
            <text:p>2,10E-002</text:p>
          </table:table-cell>
          <table:table-cell table:style-name="ce18" office:value-type="float" office:value="-61.92" table:number-columns-spanned="1" table:number-rows-spanned="11">
            <text:p>-6,19E+001</text:p>
          </table:table-cell>
          <table:table-cell table:style-name="ce18" office:value-type="float" office:value="1.134" table:number-columns-spanned="1" table:number-rows-spanned="11">
            <text:p>1,13E+000</text:p>
          </table:table-cell>
          <table:table-cell table:style-name="ce18" table:formula="oooc:=-[.Q2]/[.O2]" office:value-type="float" office:value="46.6968325791855" table:number-columns-spanned="1" table:number-rows-spanned="11">
            <text:p>4,67E+001</text:p>
          </table:table-cell>
          <table:table-cell table:style-name="ce18" table:formula="oooc:=[.S2]*SQRT(([.P2]/[.O2])^2+([.R2]/[.Q2])^2)" office:value-type="float" office:value="1.1306177448135" table:number-columns-spanned="1" table:number-rows-spanned="11">
            <text:p>1,13E+000</text:p>
          </table:table-cell>
          <table:table-cell table:formula="oooc:=ABS([.B2]-[.$S$56])" office:value-type="float" office:value="4.5150846463349">
            <text:p>4,52E+000</text:p>
          </table:table-cell>
          <table:table-cell table:formula="oooc:=SQRT([.C2]^2+[.$S$58]^2)" office:value-type="float" office:value="0.115909333470882">
            <text:p>1,16E-001</text:p>
          </table:table-cell>
          <table:table-cell table:formula="oooc:=ABS([.D2]*[.$B$57]*[.$B$58]/2*[.$B$59]*[.$B$60]*[.B2]*[.G2]*10)" office:value-type="float" office:value="0.323949111356462">
            <text:p>0,32</text:p>
          </table:table-cell>
          <table:table-cell table:formula="oooc:=[.W2]*SQRT(([.C2]/[.B2])^2+((0.1*[.G2])/[.G2])^2+([.E2]/[.D2])^2)" office:value-type="float" office:value="0.0336278874701867">
            <text:p>0,03</text:p>
          </table:table-cell>
          <table:table-cell table:formula="oooc:=[.W2]/[.X2]^2" office:value-type="float" office:value="286.468993399158">
            <text:p>2,86E+002</text:p>
          </table:table-cell>
          <table:table-cell table:formula="oooc:=1/[.X2]^2" office:value-type="float" office:value="884.30245170186">
            <text:p>8,84E+002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1.5">
            <text:p>5,1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3]+2*[.I3]+4*[.K3])/3" office:value-type="float" office:value="6.569">
            <text:p>6,57E+000</text:p>
          </table:table-cell>
          <table:table-cell table:style-name="ce8" table:formula="oooc:=STDEV([.H3];[.J3];[.L3])" office:value-type="float" office:value="0.751272476091952">
            <text:p>7,51E-001</text:p>
          </table:table-cell>
          <table:table-cell office:value-type="float" office:value="69220">
            <text:p>6,92E+004</text:p>
          </table:table-cell>
          <table:table-cell table:style-name="ce7" table:formula="oooc:=2*PI()*1000000/[.F3]" office:value-type="float" office:value="90.7712410745389">
            <text:p>9,08E+001</text:p>
          </table:table-cell>
          <table:table-cell office:value-type="float" office:value="6.645">
            <text:p>6,65E+000</text:p>
          </table:table-cell>
          <table:table-cell office:value-type="float" office:value="3.279">
            <text:p>3,28E+000</text:p>
          </table:table-cell>
          <table:table-cell table:style-name="ce8" table:formula="oooc:=[.I3]+2" office:value-type="float" office:value="5.279">
            <text:p>5,28E+000</text:p>
          </table:table-cell>
          <table:table-cell table:style-name="ce11" office:value-type="float" office:value="1.626">
            <text:p>1,63E+000</text:p>
          </table:table-cell>
          <table:table-cell table:style-name="ce14" table:formula="oooc:=[.K3]*4" office:value-type="float" office:value="6.504">
            <text:p>6,50E+000</text:p>
          </table:table-cell>
          <table:covered-table-cell table:style-name="ce16" table:formula="oooc:=AVERAGE([.G3:.G13])" office:value-type="float" office:value="90.6212046705274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ooc:=-[.Q3]/[.O3]" office:value-type="float" office:value="0">
            <text:p>#DIV/0!</text:p>
          </table:covered-table-cell>
          <table:covered-table-cell table:style-name="ce18" table:formula="oooc:=[.S3]*SQRT(([.P3]/[.O3])^2+([.R3]/[.Q3])^2)" office:value-type="float" office:value="0">
            <text:p>#DIV/0!</text:p>
          </table:covered-table-cell>
          <table:table-cell table:formula="oooc:=ABS([.B3]-[.$S$56])" office:value-type="float" office:value="5.0150846463349">
            <text:p>5,02E+000</text:p>
          </table:table-cell>
          <table:table-cell table:formula="oooc:=SQRT([.C3]^2+[.$S$58]^2)" office:value-type="float" office:value="0.115909333470882">
            <text:p>1,16E-001</text:p>
          </table:table-cell>
          <table:table-cell table:formula="oooc:=ABS([.D3]*[.$B$57]*[.$B$58]/2*[.$B$59]*[.$B$60]*[.B3]*[.G3]*10)" office:value-type="float" office:value="0.386371116812587">
            <text:p>0,39</text:p>
          </table:table-cell>
          <table:table-cell table:formula="oooc:=[.W3]*SQRT(([.C3]/[.B3])^2+((0.1*[.G3])/[.G3])^2+([.E3]/[.D3])^2)" office:value-type="float" office:value="0.0586975135873708">
            <text:p>0,06</text:p>
          </table:table-cell>
          <table:table-cell table:formula="oooc:=[.W3]/[.X3]^2" office:value-type="float" office:value="112.141211392194">
            <text:p>1,12E+002</text:p>
          </table:table-cell>
          <table:table-cell table:formula="oooc:=1/[.X3]^2" office:value-type="float" office:value="290.242221823712">
            <text:p>2,90E+002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2">
            <text:p>5,2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4]+2*[.I4]+4*[.K4])/3" office:value-type="float" office:value="7.91366666666667">
            <text:p>7,91E+000</text:p>
          </table:table-cell>
          <table:table-cell table:style-name="ce8" table:formula="oooc:=STDEV([.H4];[.J4];[.L4])" office:value-type="float" office:value="1.95424230841521">
            <text:p>1,95E+000</text:p>
          </table:table-cell>
          <table:table-cell office:value-type="float" office:value="69560">
            <text:p>6,96E+004</text:p>
          </table:table-cell>
          <table:table-cell table:style-name="ce7" table:formula="oooc:=2*PI()*1000000/[.F4]" office:value-type="float" office:value="90.3275633579584">
            <text:p>9,03E+001</text:p>
          </table:table-cell>
          <table:table-cell office:value-type="float" office:value="7.143">
            <text:p>7,14E+000</text:p>
          </table:table-cell>
          <table:table-cell office:value-type="float" office:value="3.571">
            <text:p>3,57E+000</text:p>
          </table:table-cell>
          <table:table-cell table:style-name="ce8" table:formula="oooc:=[.I4]+2" office:value-type="float" office:value="5.571">
            <text:p>5,57E+000</text:p>
          </table:table-cell>
          <table:table-cell table:style-name="ce11" office:value-type="float" office:value="2.364">
            <text:p>2,36E+000</text:p>
          </table:table-cell>
          <table:table-cell table:style-name="ce14" table:formula="oooc:=[.K4]*4" office:value-type="float" office:value="9.456">
            <text:p>9,46E+000</text:p>
          </table:table-cell>
          <table:covered-table-cell table:style-name="ce16" table:formula="oooc:=AVERAGE([.G4:.G14])" office:value-type="float" office:value="90.6057360183157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ooc:=-[.Q4]/[.O4]" office:value-type="float" office:value="0">
            <text:p>#DIV/0!</text:p>
          </table:covered-table-cell>
          <table:covered-table-cell table:style-name="ce18" table:formula="oooc:=[.S4]*SQRT(([.P4]/[.O4])^2+([.R4]/[.Q4])^2)" office:value-type="float" office:value="0">
            <text:p>#DIV/0!</text:p>
          </table:covered-table-cell>
          <table:table-cell table:formula="oooc:=ABS([.B4]-[.$S$56])" office:value-type="float" office:value="5.5150846463349">
            <text:p>5,52E+000</text:p>
          </table:table-cell>
          <table:table-cell table:formula="oooc:=SQRT([.C4]^2+[.$S$58]^2)" office:value-type="float" office:value="0.115909333470882">
            <text:p>1,16E-001</text:p>
          </table:table-cell>
          <table:table-cell table:formula="oooc:=ABS([.D4]*[.$B$57]*[.$B$58]/2*[.$B$59]*[.$B$60]*[.B4]*[.G4]*10)" office:value-type="float" office:value="0.467682673771458">
            <text:p>0,47</text:p>
          </table:table-cell>
          <table:table-cell table:formula="oooc:=[.W4]*SQRT(([.C4]/[.B4])^2+((0.1*[.G4])/[.G4])^2+([.E4]/[.D4])^2)" office:value-type="float" office:value="0.124602099675705">
            <text:p>0,12</text:p>
          </table:table-cell>
          <table:table-cell table:formula="oooc:=[.W4]/[.X4]^2" office:value-type="float" office:value="30.1231621458215">
            <text:p>3,01E+001</text:p>
          </table:table-cell>
          <table:table-cell table:formula="oooc:=1/[.X4]^2" office:value-type="float" office:value="64.4094037157806">
            <text:p>6,44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2.5">
            <text:p>5,2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5]+2*[.I5]+4*[.K5])/3" office:value-type="float" office:value="7.83366666666667">
            <text:p>7,83E+000</text:p>
          </table:table-cell>
          <table:table-cell table:style-name="ce8" table:formula="oooc:=STDEV([.H5];[.J5];[.L5])" office:value-type="float" office:value="1.07481455764859">
            <text:p>1,07E+000</text:p>
          </table:table-cell>
          <table:table-cell office:value-type="float" office:value="69520">
            <text:p>6,95E+004</text:p>
          </table:table-cell>
          <table:table-cell table:style-name="ce7" table:formula="oooc:=2*PI()*1000000/[.F5]" office:value-type="float" office:value="90.3795354887743">
            <text:p>9,04E+001</text:p>
          </table:table-cell>
          <table:table-cell office:value-type="float" office:value="7.843">
            <text:p>7,84E+000</text:p>
          </table:table-cell>
          <table:table-cell office:value-type="float" office:value="3.945">
            <text:p>3,95E+000</text:p>
          </table:table-cell>
          <table:table-cell table:style-name="ce8" table:formula="oooc:=[.I5]+2" office:value-type="float" office:value="5.945">
            <text:p>5,95E+000</text:p>
          </table:table-cell>
          <table:table-cell table:style-name="ce11" office:value-type="float" office:value="1.942">
            <text:p>1,94E+000</text:p>
          </table:table-cell>
          <table:table-cell table:style-name="ce14" table:formula="oooc:=[.K5]*4" office:value-type="float" office:value="7.768">
            <text:p>7,77E+000</text:p>
          </table:table-cell>
          <table:covered-table-cell table:style-name="ce16" table:formula="oooc:=AVERAGE([.G5:.G15])" office:value-type="float" office:value="90.5821935966732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ooc:=-[.Q5]/[.O5]" office:value-type="float" office:value="0">
            <text:p>#DIV/0!</text:p>
          </table:covered-table-cell>
          <table:covered-table-cell table:style-name="ce18" table:formula="oooc:=[.S5]*SQRT(([.P5]/[.O5])^2+([.R5]/[.Q5])^2)" office:value-type="float" office:value="0">
            <text:p>#DIV/0!</text:p>
          </table:covered-table-cell>
          <table:table-cell table:formula="oooc:=ABS([.B5]-[.$S$56])" office:value-type="float" office:value="6.0150846463349">
            <text:p>6,02E+000</text:p>
          </table:table-cell>
          <table:table-cell table:formula="oooc:=SQRT([.C5]^2+[.$S$58]^2)" office:value-type="float" office:value="0.115909333470882">
            <text:p>1,16E-001</text:p>
          </table:table-cell>
          <table:table-cell table:formula="oooc:=ABS([.D5]*[.$B$57]*[.$B$58]/2*[.$B$59]*[.$B$60]*[.B5]*[.G5]*10)" office:value-type="float" office:value="0.467675247818912">
            <text:p>0,47</text:p>
          </table:table-cell>
          <table:table-cell table:formula="oooc:=[.W5]*SQRT(([.C5]/[.B5])^2+((0.1*[.G5])/[.G5])^2+([.E5]/[.D5])^2)" office:value-type="float" office:value="0.0794017260275152">
            <text:p>0,08</text:p>
          </table:table-cell>
          <table:table-cell table:formula="oooc:=[.W5]/[.X5]^2" office:value-type="float" office:value="74.179601970019">
            <text:p>7,42E+001</text:p>
          </table:table-cell>
          <table:table-cell table:formula="oooc:=1/[.X5]^2" office:value-type="float" office:value="158.613487277697">
            <text:p>1,59E+002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3">
            <text:p>5,3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6]+2*[.I6]+4*[.K6])/3" office:value-type="float" office:value="8.25333333333333">
            <text:p>8,25E+000</text:p>
          </table:table-cell>
          <table:table-cell table:style-name="ce8" table:formula="oooc:=STDEV([.H6];[.J6];[.L6])" office:value-type="float" office:value="1.21131429997888">
            <text:p>1,21E+000</text:p>
          </table:table-cell>
          <table:table-cell office:value-type="float" office:value="69460">
            <text:p>6,95E+004</text:p>
          </table:table-cell>
          <table:table-cell table:style-name="ce7" table:formula="oooc:=2*PI()*1000000/[.F6]" office:value-type="float" office:value="90.45760591966">
            <text:p>9,05E+001</text:p>
          </table:table-cell>
          <table:table-cell office:value-type="float" office:value="8.23">
            <text:p>8,23E+000</text:p>
          </table:table-cell>
          <table:table-cell office:value-type="float" office:value="4.141">
            <text:p>4,14E+000</text:p>
          </table:table-cell>
          <table:table-cell table:style-name="ce8" table:formula="oooc:=[.I6]+2" office:value-type="float" office:value="6.141">
            <text:p>6,14E+000</text:p>
          </table:table-cell>
          <table:table-cell table:style-name="ce11" office:value-type="float" office:value="2.062">
            <text:p>2,06E+000</text:p>
          </table:table-cell>
          <table:table-cell table:style-name="ce14" table:formula="oooc:=[.K6]*4" office:value-type="float" office:value="8.248">
            <text:p>8,25E+000</text:p>
          </table:table-cell>
          <table:covered-table-cell table:style-name="ce16" table:formula="oooc:=AVERAGE([.G6:.G16])" office:value-type="float" office:value="90.5821935966732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ooc:=-[.Q6]/[.O6]" office:value-type="float" office:value="0">
            <text:p>#DIV/0!</text:p>
          </table:covered-table-cell>
          <table:covered-table-cell table:style-name="ce18" table:formula="oooc:=[.S6]*SQRT(([.P6]/[.O6])^2+([.R6]/[.Q6])^2)" office:value-type="float" office:value="0">
            <text:p>#DIV/0!</text:p>
          </table:covered-table-cell>
          <table:table-cell table:formula="oooc:=ABS([.B6]-[.$S$56])" office:value-type="float" office:value="6.5150846463349">
            <text:p>6,52E+000</text:p>
          </table:table-cell>
          <table:table-cell table:formula="oooc:=SQRT([.C6]^2+[.$S$58]^2)" office:value-type="float" office:value="0.115909333470882">
            <text:p>1,16E-001</text:p>
          </table:table-cell>
          <table:table-cell table:formula="oooc:=ABS([.D6]*[.$B$57]*[.$B$58]/2*[.$B$59]*[.$B$60]*[.B6]*[.G6]*10)" office:value-type="float" office:value="0.497851974114686">
            <text:p>0,5</text:p>
          </table:table-cell>
          <table:table-cell table:formula="oooc:=[.W6]*SQRT(([.C6]/[.B6])^2+((0.1*[.G6])/[.G6])^2+([.E6]/[.D6])^2)" office:value-type="float" office:value="0.08841673447804">
            <text:p>0,09</text:p>
          </table:table-cell>
          <table:table-cell table:formula="oooc:=[.W6]/[.X6]^2" office:value-type="float" office:value="63.6841404805975">
            <text:p>6,37E+001</text:p>
          </table:table-cell>
          <table:table-cell table:formula="oooc:=1/[.X6]^2" office:value-type="float" office:value="127.917822549253">
            <text:p>1,28E+002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3.5">
            <text:p>5,3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7]+2*[.I7]+4*[.K7])/3" office:value-type="float" office:value="9.44166666666667">
            <text:p>9,44E+000</text:p>
          </table:table-cell>
          <table:table-cell table:style-name="ce8" table:formula="oooc:=STDEV([.H7];[.J7];[.L7])" office:value-type="float" office:value="1.61594152121913">
            <text:p>1,62E+000</text:p>
          </table:table-cell>
          <table:table-cell office:value-type="float" office:value="69360">
            <text:p>6,94E+004</text:p>
          </table:table-cell>
          <table:table-cell table:style-name="ce7" table:formula="oooc:=2*PI()*1000000/[.F7]" office:value-type="float" office:value="90.5880234599133">
            <text:p>9,06E+001</text:p>
          </table:table-cell>
          <table:table-cell office:value-type="float" office:value="9.569">
            <text:p>9,57E+000</text:p>
          </table:table-cell>
          <table:table-cell office:value-type="float" office:value="4.684">
            <text:p>4,68E+000</text:p>
          </table:table-cell>
          <table:table-cell table:style-name="ce8" table:formula="oooc:=[.I7]+2" office:value-type="float" office:value="6.684">
            <text:p>6,68E+000</text:p>
          </table:table-cell>
          <table:table-cell table:style-name="ce11" office:value-type="float" office:value="2.347">
            <text:p>2,35E+000</text:p>
          </table:table-cell>
          <table:table-cell table:style-name="ce14" table:formula="oooc:=[.K7]*4" office:value-type="float" office:value="9.388">
            <text:p>9,39E+000</text:p>
          </table:table-cell>
          <table:covered-table-cell table:style-name="ce16" table:formula="oooc:=AVERAGE([.G7:.G17])" office:value-type="float" office:value="90.5821935966732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ooc:=-[.Q7]/[.O7]" office:value-type="float" office:value="0">
            <text:p>#DIV/0!</text:p>
          </table:covered-table-cell>
          <table:covered-table-cell table:style-name="ce18" table:formula="oooc:=[.S7]*SQRT(([.P7]/[.O7])^2+([.R7]/[.Q7])^2)" office:value-type="float" office:value="0">
            <text:p>#DIV/0!</text:p>
          </table:covered-table-cell>
          <table:table-cell table:formula="oooc:=ABS([.B7]-[.$S$56])" office:value-type="float" office:value="7.0150846463349">
            <text:p>7,02E+000</text:p>
          </table:table-cell>
          <table:table-cell table:formula="oooc:=SQRT([.C7]^2+[.$S$58]^2)" office:value-type="float" office:value="0.115909333470882">
            <text:p>1,16E-001</text:p>
          </table:table-cell>
          <table:table-cell table:formula="oooc:=ABS([.D7]*[.$B$57]*[.$B$58]/2*[.$B$59]*[.$B$60]*[.B7]*[.G7]*10)" office:value-type="float" office:value="0.575735645405304">
            <text:p>0,58</text:p>
          </table:table-cell>
          <table:table-cell table:formula="oooc:=[.W7]*SQRT(([.C7]/[.B7])^2+((0.1*[.G7])/[.G7])^2+([.E7]/[.D7])^2)" office:value-type="float" office:value="0.114124060695571">
            <text:p>0,11</text:p>
          </table:table-cell>
          <table:table-cell table:formula="oooc:=[.W7]/[.X7]^2" office:value-type="float" office:value="44.204724326768">
            <text:p>4,42E+001</text:p>
          </table:table-cell>
          <table:table-cell table:formula="oooc:=1/[.X7]^2" office:value-type="float" office:value="76.7795509615337">
            <text:p>7,68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4">
            <text:p>5,4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8]+2*[.I8]+4*[.K8])/3" office:value-type="float" office:value="9.27633333333333">
            <text:p>9,28E+000</text:p>
          </table:table-cell>
          <table:table-cell table:style-name="ce8" table:formula="oooc:=STDEV([.H8];[.J8];[.L8])" office:value-type="float" office:value="1.61775348348669">
            <text:p>1,62E+000</text:p>
          </table:table-cell>
          <table:table-cell office:value-type="float" office:value="69260">
            <text:p>6,93E+004</text:p>
          </table:table-cell>
          <table:table-cell table:style-name="ce7" table:formula="oooc:=2*PI()*1000000/[.F8]" office:value-type="float" office:value="90.7188176029395">
            <text:p>9,07E+001</text:p>
          </table:table-cell>
          <table:table-cell office:value-type="float" office:value="9.615">
            <text:p>9,62E+000</text:p>
          </table:table-cell>
          <table:table-cell office:value-type="float" office:value="4.577">
            <text:p>4,58E+000</text:p>
          </table:table-cell>
          <table:table-cell table:style-name="ce8" table:formula="oooc:=[.I8]+2" office:value-type="float" office:value="6.577">
            <text:p>6,58E+000</text:p>
          </table:table-cell>
          <table:table-cell table:style-name="ce11" office:value-type="float" office:value="2.265">
            <text:p>2,27E+000</text:p>
          </table:table-cell>
          <table:table-cell table:style-name="ce14" table:formula="oooc:=[.K8]*4" office:value-type="float" office:value="9.06">
            <text:p>9,06E+000</text:p>
          </table:table-cell>
          <table:covered-table-cell table:style-name="ce16" table:formula="oooc:=AVERAGE([.G8:.G18])" office:value-type="float" office:value="90.5715215342197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ooc:=-[.Q8]/[.O8]" office:value-type="float" office:value="0">
            <text:p>#DIV/0!</text:p>
          </table:covered-table-cell>
          <table:covered-table-cell table:style-name="ce18" table:formula="oooc:=[.S8]*SQRT(([.P8]/[.O8])^2+([.R8]/[.Q8])^2)" office:value-type="float" office:value="0">
            <text:p>#DIV/0!</text:p>
          </table:covered-table-cell>
          <table:table-cell table:formula="oooc:=ABS([.B8]-[.$S$56])" office:value-type="float" office:value="7.5150846463349">
            <text:p>7,52E+000</text:p>
          </table:table-cell>
          <table:table-cell table:formula="oooc:=SQRT([.C8]^2+[.$S$58]^2)" office:value-type="float" office:value="0.115909333470882">
            <text:p>1,16E-001</text:p>
          </table:table-cell>
          <table:table-cell table:formula="oooc:=ABS([.D8]*[.$B$57]*[.$B$58]/2*[.$B$59]*[.$B$60]*[.B8]*[.G8]*10)" office:value-type="float" office:value="0.571764748587839">
            <text:p>0,57</text:p>
          </table:table-cell>
          <table:table-cell table:formula="oooc:=[.W8]*SQRT(([.C8]/[.B8])^2+((0.1*[.G8])/[.G8])^2+([.E8]/[.D8])^2)" office:value-type="float" office:value="0.114943097644068">
            <text:p>0,11</text:p>
          </table:table-cell>
          <table:table-cell table:formula="oooc:=[.W8]/[.X8]^2" office:value-type="float" office:value="43.2764454257264">
            <text:p>4,33E+001</text:p>
          </table:table-cell>
          <table:table-cell table:formula="oooc:=1/[.X8]^2" office:value-type="float" office:value="75.689250749739">
            <text:p>7,57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4.5">
            <text:p>5,4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9]+2*[.I9]+4*[.K9])/3" office:value-type="float" office:value="10.3046666666667">
            <text:p>1,03E+001</text:p>
          </table:table-cell>
          <table:table-cell table:style-name="ce8" table:formula="oooc:=STDEV([.H9];[.J9];[.L9])" office:value-type="float" office:value="1.81750350756195">
            <text:p>1,82E+000</text:p>
          </table:table-cell>
          <table:table-cell office:value-type="float" office:value="69710">
            <text:p>6,97E+004</text:p>
          </table:table-cell>
          <table:table-cell table:style-name="ce7" table:formula="oooc:=2*PI()*1000000/[.F9]" office:value-type="float" office:value="90.1331990701418">
            <text:p>9,01E+001</text:p>
          </table:table-cell>
          <table:table-cell office:value-type="float" office:value="10.256">
            <text:p>1,03E+001</text:p>
          </table:table-cell>
          <table:table-cell office:value-type="float" office:value="5.155">
            <text:p>5,16E+000</text:p>
          </table:table-cell>
          <table:table-cell table:style-name="ce8" table:formula="oooc:=[.I9]+2" office:value-type="float" office:value="7.155">
            <text:p>7,16E+000</text:p>
          </table:table-cell>
          <table:table-cell table:style-name="ce11" office:value-type="float" office:value="2.587">
            <text:p>2,59E+000</text:p>
          </table:table-cell>
          <table:table-cell table:style-name="ce14" table:formula="oooc:=[.K9]*4" office:value-type="float" office:value="10.348">
            <text:p>1,03E+001</text:p>
          </table:table-cell>
          <table:covered-table-cell table:style-name="ce16" table:formula="oooc:=AVERAGE([.G9:.G19])" office:value-type="float" office:value="90.5288760374488">
            <text:p>9,05E+001</text:p>
          </table:covered-table-cell>
          <table:covered-table-cell table:style-name="ce17"/>
          <table:covered-table-cell table:number-columns-repeated="4"/>
          <table:covered-table-cell table:style-name="ce18" table:formula="oooc:=-[.Q9]/[.O9]" office:value-type="float" office:value="0">
            <text:p>#DIV/0!</text:p>
          </table:covered-table-cell>
          <table:covered-table-cell table:style-name="ce18" table:formula="oooc:=[.S9]*SQRT(([.P9]/[.O9])^2+([.R9]/[.Q9])^2)" office:value-type="float" office:value="0">
            <text:p>#DIV/0!</text:p>
          </table:covered-table-cell>
          <table:table-cell table:formula="oooc:=ABS([.B9]-[.$S$56])" office:value-type="float" office:value="8.0150846463349">
            <text:p>8,02E+000</text:p>
          </table:table-cell>
          <table:table-cell table:formula="oooc:=SQRT([.C9]^2+[.$S$58]^2)" office:value-type="float" office:value="0.115909333470882">
            <text:p>1,16E-001</text:p>
          </table:table-cell>
          <table:table-cell table:formula="oooc:=ABS([.D9]*[.$B$57]*[.$B$58]/2*[.$B$59]*[.$B$60]*[.B9]*[.G9]*10)" office:value-type="float" office:value="0.63689101886728">
            <text:p>0,64</text:p>
          </table:table-cell>
          <table:table-cell table:formula="oooc:=[.W9]*SQRT(([.C9]/[.B9])^2+((0.1*[.G9])/[.G9])^2+([.E9]/[.D9])^2)" office:value-type="float" office:value="0.129131578678986">
            <text:p>0,13</text:p>
          </table:table-cell>
          <table:table-cell table:formula="oooc:=[.W9]/[.X9]^2" office:value-type="float" office:value="38.1944450067432">
            <text:p>3,82E+001</text:p>
          </table:table-cell>
          <table:table-cell table:formula="oooc:=1/[.X9]^2" office:value-type="float" office:value="59.9701422618152">
            <text:p>6,00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5">
            <text:p>5,5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10]+2*[.I10]+4*[.K10])/3" office:value-type="float" office:value="11.1636666666667">
            <text:p>1,12E+001</text:p>
          </table:table-cell>
          <table:table-cell table:style-name="ce8" table:formula="oooc:=STDEV([.H10];[.J10];[.L10])" office:value-type="float" office:value="2.1006580714941">
            <text:p>2,10E+000</text:p>
          </table:table-cell>
          <table:table-cell office:value-type="float" office:value="69420">
            <text:p>6,94E+004</text:p>
          </table:table-cell>
          <table:table-cell table:style-name="ce7" table:formula="oooc:=2*PI()*1000000/[.F10]" office:value-type="float" office:value="90.5097278475884">
            <text:p>9,05E+001</text:p>
          </table:table-cell>
          <table:table-cell office:value-type="float" office:value="11.299">
            <text:p>1,13E+001</text:p>
          </table:table-cell>
          <table:table-cell office:value-type="float" office:value="5.556">
            <text:p>5,56E+000</text:p>
          </table:table-cell>
          <table:table-cell table:style-name="ce8" table:formula="oooc:=[.I10]+2" office:value-type="float" office:value="7.556">
            <text:p>7,56E+000</text:p>
          </table:table-cell>
          <table:table-cell table:style-name="ce11" office:value-type="float" office:value="2.77">
            <text:p>2,77E+000</text:p>
          </table:table-cell>
          <table:table-cell table:style-name="ce14" table:formula="oooc:=[.K10]*4" office:value-type="float" office:value="11.08">
            <text:p>1,11E+001</text:p>
          </table:table-cell>
          <table:covered-table-cell table:style-name="ce16" table:formula="oooc:=AVERAGE([.G10:.G20])" office:value-type="float" office:value="90.5654771531309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ooc:=-[.Q10]/[.O10]" office:value-type="float" office:value="0">
            <text:p>#DIV/0!</text:p>
          </table:covered-table-cell>
          <table:covered-table-cell table:style-name="ce18" table:formula="oooc:=[.S10]*SQRT(([.P10]/[.O10])^2+([.R10]/[.Q10])^2)" office:value-type="float" office:value="0">
            <text:p>#DIV/0!</text:p>
          </table:covered-table-cell>
          <table:table-cell table:formula="oooc:=ABS([.B10]-[.$S$56])" office:value-type="float" office:value="8.5150846463349">
            <text:p>8,52E+000</text:p>
          </table:table-cell>
          <table:table-cell table:formula="oooc:=SQRT([.C10]^2+[.$S$58]^2)" office:value-type="float" office:value="0.115909333470882">
            <text:p>1,16E-001</text:p>
          </table:table-cell>
          <table:table-cell table:formula="oooc:=ABS([.D10]*[.$B$57]*[.$B$58]/2*[.$B$59]*[.$B$60]*[.B10]*[.G10]*10)" office:value-type="float" office:value="0.699221378038987">
            <text:p>0,7</text:p>
          </table:table-cell>
          <table:table-cell table:formula="oooc:=[.W10]*SQRT(([.C10]/[.B10])^2+((0.1*[.G10])/[.G10])^2+([.E10]/[.D10])^2)" office:value-type="float" office:value="0.148997620907901">
            <text:p>0,15</text:p>
          </table:table-cell>
          <table:table-cell table:formula="oooc:=[.W10]/[.X10]^2" office:value-type="float" office:value="31.4960455652754">
            <text:p>3,15E+001</text:p>
          </table:table-cell>
          <table:table-cell table:formula="oooc:=1/[.X10]^2" office:value-type="float" office:value="45.0444545239852">
            <text:p>4,50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5.5">
            <text:p>5,5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11]+2*[.I11]+4*[.K11])/3" office:value-type="float" office:value="11.6363333333333">
            <text:p>1,16E+001</text:p>
          </table:table-cell>
          <table:table-cell table:style-name="ce8" table:formula="oooc:=STDEV([.H11];[.J11];[.L11])" office:value-type="float" office:value="2.17721848543809">
            <text:p>2,18E+000</text:p>
          </table:table-cell>
          <table:table-cell office:value-type="float" office:value="69300">
            <text:p>6,93E+004</text:p>
          </table:table-cell>
          <table:table-cell table:style-name="ce7" table:formula="oooc:=2*PI()*1000000/[.F11]" office:value-type="float" office:value="90.6664546490561">
            <text:p>9,07E+001</text:p>
          </table:table-cell>
          <table:table-cell office:value-type="float" office:value="11.429">
            <text:p>1,14E+001</text:p>
          </table:table-cell>
          <table:table-cell office:value-type="float" office:value="5.848">
            <text:p>5,85E+000</text:p>
          </table:table-cell>
          <table:table-cell table:style-name="ce8" table:formula="oooc:=[.I11]+2" office:value-type="float" office:value="7.848">
            <text:p>7,85E+000</text:p>
          </table:table-cell>
          <table:table-cell table:style-name="ce11" office:value-type="float" office:value="2.946">
            <text:p>2,95E+000</text:p>
          </table:table-cell>
          <table:table-cell table:style-name="ce14" table:formula="oooc:=[.K11]*4" office:value-type="float" office:value="11.784">
            <text:p>1,18E+001</text:p>
          </table:table-cell>
          <table:covered-table-cell table:style-name="ce16" table:formula="oooc:=AVERAGE([.G11:.G21])" office:value-type="float" office:value="90.5631072922216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ooc:=-[.Q11]/[.O11]" office:value-type="float" office:value="0">
            <text:p>#DIV/0!</text:p>
          </table:covered-table-cell>
          <table:covered-table-cell table:style-name="ce18" table:formula="oooc:=[.S11]*SQRT(([.P11]/[.O11])^2+([.R11]/[.Q11])^2)" office:value-type="float" office:value="0">
            <text:p>#DIV/0!</text:p>
          </table:covered-table-cell>
          <table:table-cell table:formula="oooc:=ABS([.B11]-[.$S$56])" office:value-type="float" office:value="9.0150846463349">
            <text:p>9,02E+000</text:p>
          </table:table-cell>
          <table:table-cell table:formula="oooc:=SQRT([.C11]^2+[.$S$58]^2)" office:value-type="float" office:value="0.115909333470882">
            <text:p>1,16E-001</text:p>
          </table:table-cell>
          <table:table-cell table:formula="oooc:=ABS([.D11]*[.$B$57]*[.$B$58]/2*[.$B$59]*[.$B$60]*[.B11]*[.G11]*10)" office:value-type="float" office:value="0.736725427300996">
            <text:p>0,74</text:p>
          </table:table-cell>
          <table:table-cell table:formula="oooc:=[.W11]*SQRT(([.C11]/[.B11])^2+((0.1*[.G11])/[.G11])^2+([.E11]/[.D11])^2)" office:value-type="float" office:value="0.156297629683653">
            <text:p>0,16</text:p>
          </table:table-cell>
          <table:table-cell table:formula="oooc:=[.W11]/[.X11]^2" office:value-type="float" office:value="30.1578846454705">
            <text:p>3,02E+001</text:p>
          </table:table-cell>
          <table:table-cell table:formula="oooc:=1/[.X11]^2" office:value-type="float" office:value="40.9350397419488">
            <text:p>4,09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6" office:value-type="float" office:value="56">
            <text:p>5,60E+001</text:p>
          </table:table-cell>
          <table:table-cell table:style-name="ce7" office:value-type="float" office:value="0.01">
            <text:p>1,00E-002</text:p>
          </table:table-cell>
          <table:table-cell table:style-name="ce9" table:formula="oooc:=([.H12]+2*[.I12]+4*[.K12])/3" office:value-type="float" office:value="13.5196666666667">
            <text:p>1,35E+001</text:p>
          </table:table-cell>
          <table:table-cell table:style-name="ce8" table:formula="oooc:=STDEV([.H12];[.J12];[.L12])" office:value-type="float" office:value="2.83711831500439">
            <text:p>2,84E+000</text:p>
          </table:table-cell>
          <table:table-cell table:style-name="ce9" office:value-type="float" office:value="68100">
            <text:p>6,81E+004</text:p>
          </table:table-cell>
          <table:table-cell table:style-name="ce7" table:formula="oooc:=2*PI()*1000000/[.F12]" office:value-type="float" office:value="92.264101427013">
            <text:p>9,23E+001</text:p>
          </table:table-cell>
          <table:table-cell table:style-name="ce9" office:value-type="float" office:value="13.793">
            <text:p>1,38E+001</text:p>
          </table:table-cell>
          <table:table-cell table:style-name="ce9" office:value-type="float" office:value="6.689">
            <text:p>6,69E+000</text:p>
          </table:table-cell>
          <table:table-cell table:style-name="ce8" table:formula="oooc:=[.I12]+2" office:value-type="float" office:value="8.689">
            <text:p>8,69E+000</text:p>
          </table:table-cell>
          <table:table-cell table:style-name="ce12" office:value-type="float" office:value="3.347">
            <text:p>3,35E+000</text:p>
          </table:table-cell>
          <table:table-cell table:style-name="ce14" table:formula="oooc:=[.K12]*4" office:value-type="float" office:value="13.388">
            <text:p>1,34E+001</text:p>
          </table:table-cell>
          <table:covered-table-cell table:style-name="ce16" table:formula="oooc:=AVERAGE([.G12:.G22])" office:value-type="float" office:value="90.5536032219212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ooc:=-[.Q12]/[.O12]" office:value-type="float" office:value="0">
            <text:p>#DIV/0!</text:p>
          </table:covered-table-cell>
          <table:covered-table-cell table:style-name="ce18" table:formula="oooc:=[.S12]*SQRT(([.P12]/[.O12])^2+([.R12]/[.Q12])^2)" office:value-type="float" office:value="0">
            <text:p>#DIV/0!</text:p>
          </table:covered-table-cell>
          <table:table-cell table:formula="oooc:=ABS([.B12]-[.$S$56])" office:value-type="float" office:value="9.5150846463349">
            <text:p>9,52E+000</text:p>
          </table:table-cell>
          <table:table-cell table:formula="oooc:=SQRT([.C12]^2+[.$S$58]^2)" office:value-type="float" office:value="0.115909333470882">
            <text:p>1,16E-001</text:p>
          </table:table-cell>
          <table:table-cell table:formula="oooc:=ABS([.D12]*[.$B$57]*[.$B$58]/2*[.$B$59]*[.$B$60]*[.B12]*[.G12]*10)" office:value-type="float" office:value="0.878894317235054">
            <text:p>0,88</text:p>
          </table:table-cell>
          <table:table-cell table:formula="oooc:=[.W12]*SQRT(([.C12]/[.B12])^2+((0.1*[.G12])/[.G12])^2+([.E12]/[.D12])^2)" office:value-type="float" office:value="0.204307598526069">
            <text:p>0,2</text:p>
          </table:table-cell>
          <table:table-cell table:formula="oooc:=[.W12]/[.X12]^2" office:value-type="float" office:value="21.0555998427955">
            <text:p>2,11E+001</text:p>
          </table:table-cell>
          <table:table-cell table:formula="oooc:=1/[.X12]^2" office:value-type="float" office:value="23.9569188580432">
            <text:p>2,40E+001</text:p>
          </table:table-cell>
          <table:table-cell table:number-columns-repeated="230"/>
        </table:table-row>
        <table:table-row table:style-name="ro2">
          <table:table-cell table:style-name="ce2" office:value-type="string" table:number-columns-spanned="1" table:number-rows-spanned="11">
            <text:p>5V_2</text:p>
          </table:table-cell>
          <table:table-cell table:style-name="ce4" office:value-type="float" office:value="51">
            <text:p>5,10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([.H13]+2*[.I13]+4*[.K13])/3" office:value-type="float" office:value="5.97833333333333">
            <text:p>5,98E+000</text:p>
          </table:table-cell>
          <table:table-cell table:style-name="ce7" table:formula="oooc:=STDEV([.H13];[.J13];[.L13])" office:value-type="float" office:value="0.543260833608804">
            <text:p>5,43E-001</text:p>
          </table:table-cell>
          <table:table-cell table:style-name="ce7" office:value-type="float" office:value="69800">
            <text:p>6,98E+004</text:p>
          </table:table-cell>
          <table:table-cell table:style-name="ce7" table:formula="oooc:=2*PI()*1000000/[.F13]" office:value-type="float" office:value="90.0169814782176">
            <text:p>9,00E+001</text:p>
          </table:table-cell>
          <table:table-cell table:style-name="ce7" office:value-type="float" office:value="5.747">
            <text:p>5,75E+000</text:p>
          </table:table-cell>
          <table:table-cell table:style-name="ce7" office:value-type="float" office:value="3.04">
            <text:p>3,04E+000</text:p>
          </table:table-cell>
          <table:table-cell table:style-name="ce7" table:formula="oooc:=[.I13]+2" office:value-type="float" office:value="5.04">
            <text:p>5,04E+000</text:p>
          </table:table-cell>
          <table:table-cell table:style-name="ce10" office:value-type="float" office:value="1.527">
            <text:p>1,53E+000</text:p>
          </table:table-cell>
          <table:table-cell table:style-name="ce13" table:formula="oooc:=[.K13]*4" office:value-type="float" office:value="6.108">
            <text:p>6,11E+000</text:p>
          </table:table-cell>
          <table:table-cell table:style-name="ce16" table:formula="oooc:=AVERAGE([.G13:.G23])" office:value-type="float" office:value="90.5486794499316" table:number-columns-spanned="1" table:number-rows-spanned="11">
            <text:p>9,05E+001</text:p>
          </table:table-cell>
          <table:table-cell table:style-name="ce16" table:formula="oooc:=STDEV([.G13:.G23])" office:value-type="float" office:value="0.584179541395256" table:number-columns-spanned="1" table:number-rows-spanned="11">
            <text:p>5,84E-001</text:p>
          </table:table-cell>
          <table:table-cell table:style-name="ce18" office:value-type="float" office:value="1.349" table:number-columns-spanned="1" table:number-rows-spanned="11">
            <text:p>1,35E+000</text:p>
          </table:table-cell>
          <table:table-cell table:style-name="ce18" office:value-type="float" office:value="0.01232" table:number-columns-spanned="1" table:number-rows-spanned="11">
            <text:p>1,23E-002</text:p>
          </table:table-cell>
          <table:table-cell table:style-name="ce18" office:value-type="float" office:value="-63.04" table:number-columns-spanned="1" table:number-rows-spanned="11">
            <text:p>-6,30E+001</text:p>
          </table:table-cell>
          <table:table-cell table:style-name="ce18" office:value-type="float" office:value="0.6672" table:number-columns-spanned="1" table:number-rows-spanned="11">
            <text:p>6,67E-001</text:p>
          </table:table-cell>
          <table:table-cell table:style-name="ce18" table:formula="oooc:=-[.Q13]/[.O13]" office:value-type="float" office:value="46.7309117865085" table:number-columns-spanned="1" table:number-rows-spanned="11">
            <text:p>4,67E+001</text:p>
          </table:table-cell>
          <table:table-cell table:style-name="ce18" table:formula="oooc:=[.S13]*SQRT(([.P13]/[.O13])^2+([.R13]/[.Q13])^2)" office:value-type="float" office:value="0.653267294824942" table:number-columns-spanned="1" table:number-rows-spanned="11">
            <text:p>6,53E-001</text:p>
          </table:table-cell>
          <table:table-cell table:formula="oooc:=ABS([.B13]-[.$S$56])" office:value-type="float" office:value="4.5150846463349">
            <text:p>4,52E+000</text:p>
          </table:table-cell>
          <table:table-cell table:formula="oooc:=SQRT([.C13]^2+[.$S$58]^2)" office:value-type="float" office:value="0.115909333470882">
            <text:p>1,16E-001</text:p>
          </table:table-cell>
          <table:table-cell table:formula="oooc:=ABS([.D13]*[.$B$57]*[.$B$58]/2*[.$B$59]*[.$B$60]*[.B13]*[.G13]*10)" office:value-type="float" office:value="0.345322309724276">
            <text:p>0,35</text:p>
          </table:table-cell>
          <table:table-cell table:formula="oooc:=[.W13]*SQRT(([.C13]/[.B13])^2+((0.1*[.G13])/[.G13])^2+([.E13]/[.D13])^2)" office:value-type="float" office:value="0.0466603023137347">
            <text:p>0,05</text:p>
          </table:table-cell>
          <table:table-cell table:formula="oooc:=[.W13]/[.X13]^2" office:value-type="float" office:value="158.609625801696">
            <text:p>1,59E+002</text:p>
          </table:table-cell>
          <table:table-cell table:formula="oooc:=1/[.X13]^2" office:value-type="float" office:value="459.308945107945">
            <text:p>4,59E+002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1.5">
            <text:p>5,1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14]+2*[.I14]+4*[.K14])/3" office:value-type="float" office:value="7.269">
            <text:p>7,27E+000</text:p>
          </table:table-cell>
          <table:table-cell table:style-name="ce8" table:formula="oooc:=STDEV([.H14];[.J14];[.L14])" office:value-type="float" office:value="0.889227192566669">
            <text:p>8,89E-001</text:p>
          </table:table-cell>
          <table:table-cell office:value-type="float" office:value="69350">
            <text:p>6,94E+004</text:p>
          </table:table-cell>
          <table:table-cell table:style-name="ce7" table:formula="oooc:=2*PI()*1000000/[.F14]" office:value-type="float" office:value="90.6010859002103">
            <text:p>9,06E+001</text:p>
          </table:table-cell>
          <table:table-cell office:value-type="float" office:value="7.273">
            <text:p>7,27E+000</text:p>
          </table:table-cell>
          <table:table-cell office:value-type="float" office:value="3.683">
            <text:p>3,68E+000</text:p>
          </table:table-cell>
          <table:table-cell table:style-name="ce8" table:formula="oooc:=[.I14]+2" office:value-type="float" office:value="5.683">
            <text:p>5,68E+000</text:p>
          </table:table-cell>
          <table:table-cell table:style-name="ce11" office:value-type="float" office:value="1.792">
            <text:p>1,79E+000</text:p>
          </table:table-cell>
          <table:table-cell table:style-name="ce14" table:formula="oooc:=[.K14]*4" office:value-type="float" office:value="7.168">
            <text:p>7,17E+000</text:p>
          </table:table-cell>
          <table:covered-table-cell table:style-name="ce16" table:formula="oooc:=AVERAGE([.G14:.G24])" office:value-type="float" office:value="90.6918286386062">
            <text:p>9,07E+001</text:p>
          </table:covered-table-cell>
          <table:covered-table-cell table:style-name="ce17"/>
          <table:covered-table-cell table:number-columns-repeated="4"/>
          <table:covered-table-cell table:style-name="ce18" table:formula="oooc:=-[.Q14]/[.O14]" office:value-type="float" office:value="0">
            <text:p>#DIV/0!</text:p>
          </table:covered-table-cell>
          <table:covered-table-cell table:style-name="ce18" table:formula="oooc:=[.S14]*SQRT(([.P14]/[.O14])^2+([.R14]/[.Q14])^2)" office:value-type="float" office:value="0">
            <text:p>#DIV/0!</text:p>
          </table:covered-table-cell>
          <table:table-cell table:formula="oooc:=ABS([.B14]-[.$S$56])" office:value-type="float" office:value="5.0150846463349">
            <text:p>5,02E+000</text:p>
          </table:table-cell>
          <table:table-cell table:formula="oooc:=SQRT([.C14]^2+[.$S$58]^2)" office:value-type="float" office:value="0.115909333470882">
            <text:p>1,16E-001</text:p>
          </table:table-cell>
          <table:table-cell table:formula="oooc:=ABS([.D14]*[.$B$57]*[.$B$58]/2*[.$B$59]*[.$B$60]*[.B14]*[.G14]*10)" office:value-type="float" office:value="0.426741804967406">
            <text:p>0,43</text:p>
          </table:table-cell>
          <table:table-cell table:formula="oooc:=[.W14]*SQRT(([.C14]/[.B14])^2+((0.1*[.G14])/[.G14])^2+([.E14]/[.D14])^2)" office:value-type="float" office:value="0.0674265791290752">
            <text:p>0,07</text:p>
          </table:table-cell>
          <table:table-cell table:formula="oooc:=[.W14]/[.X14]^2" office:value-type="float" office:value="93.8648384378856">
            <text:p>9,39E+001</text:p>
          </table:table-cell>
          <table:table-cell table:formula="oooc:=1/[.X14]^2" office:value-type="float" office:value="219.956979478622">
            <text:p>2,20E+002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2">
            <text:p>5,2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15]+2*[.I15]+4*[.K15])/3" office:value-type="float" office:value="7.22366666666667">
            <text:p>7,22E+000</text:p>
          </table:table-cell>
          <table:table-cell table:style-name="ce8" table:formula="oooc:=STDEV([.H15];[.J15];[.L15])" office:value-type="float" office:value="0.939444694132301">
            <text:p>9,39E-001</text:p>
          </table:table-cell>
          <table:table-cell office:value-type="float" office:value="69760">
            <text:p>6,98E+004</text:p>
          </table:table-cell>
          <table:table-cell table:style-name="ce7" table:formula="oooc:=2*PI()*1000000/[.F15]" office:value-type="float" office:value="90.0685967198908">
            <text:p>9,01E+001</text:p>
          </table:table-cell>
          <table:table-cell office:value-type="float" office:value="7.273">
            <text:p>7,27E+000</text:p>
          </table:table-cell>
          <table:table-cell office:value-type="float" office:value="3.605">
            <text:p>3,61E+000</text:p>
          </table:table-cell>
          <table:table-cell table:style-name="ce8" table:formula="oooc:=[.I15]+2" office:value-type="float" office:value="5.605">
            <text:p>5,61E+000</text:p>
          </table:table-cell>
          <table:table-cell table:style-name="ce11" office:value-type="float" office:value="1.797">
            <text:p>1,80E+000</text:p>
          </table:table-cell>
          <table:table-cell table:style-name="ce14" table:formula="oooc:=[.K15]*4" office:value-type="float" office:value="7.188">
            <text:p>7,19E+000</text:p>
          </table:table-cell>
          <table:covered-table-cell table:style-name="ce16" table:formula="oooc:=AVERAGE([.G15:.G25])" office:value-type="float" office:value="90.7818774252814">
            <text:p>9,08E+001</text:p>
          </table:covered-table-cell>
          <table:covered-table-cell table:style-name="ce17"/>
          <table:covered-table-cell table:number-columns-repeated="4"/>
          <table:covered-table-cell table:style-name="ce18" table:formula="oooc:=-[.Q15]/[.O15]" office:value-type="float" office:value="0">
            <text:p>#DIV/0!</text:p>
          </table:covered-table-cell>
          <table:covered-table-cell table:style-name="ce18" table:formula="oooc:=[.S15]*SQRT(([.P15]/[.O15])^2+([.R15]/[.Q15])^2)" office:value-type="float" office:value="0">
            <text:p>#DIV/0!</text:p>
          </table:covered-table-cell>
          <table:table-cell table:formula="oooc:=ABS([.B15]-[.$S$56])" office:value-type="float" office:value="5.5150846463349">
            <text:p>5,52E+000</text:p>
          </table:table-cell>
          <table:table-cell table:formula="oooc:=SQRT([.C15]^2+[.$S$58]^2)" office:value-type="float" office:value="0.115909333470882">
            <text:p>1,16E-001</text:p>
          </table:table-cell>
          <table:table-cell table:formula="oooc:=ABS([.D15]*[.$B$57]*[.$B$58]/2*[.$B$59]*[.$B$60]*[.B15]*[.G15]*10)" office:value-type="float" office:value="0.425681059083154">
            <text:p>0,43</text:p>
          </table:table-cell>
          <table:table-cell table:formula="oooc:=[.W15]*SQRT(([.C15]/[.B15])^2+((0.1*[.G15])/[.G15])^2+([.E15]/[.D15])^2)" office:value-type="float" office:value="0.0698341238899946">
            <text:p>0,07</text:p>
          </table:table-cell>
          <table:table-cell table:formula="oooc:=[.W15]/[.X15]^2" office:value-type="float" office:value="87.2868755975346">
            <text:p>8,73E+001</text:p>
          </table:table-cell>
          <table:table-cell table:formula="oooc:=1/[.X15]^2" office:value-type="float" office:value="205.052289114145">
            <text:p>2,05E+002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2.5">
            <text:p>5,2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16]+2*[.I16]+4*[.K16])/3" office:value-type="float" office:value="7.50566666666667">
            <text:p>7,51E+000</text:p>
          </table:table-cell>
          <table:table-cell table:style-name="ce8" table:formula="oooc:=STDEV([.H16];[.J16];[.L16])" office:value-type="float" office:value="1.06838772612443">
            <text:p>1,07E+000</text:p>
          </table:table-cell>
          <table:table-cell office:value-type="float" office:value="69520">
            <text:p>6,95E+004</text:p>
          </table:table-cell>
          <table:table-cell table:style-name="ce7" table:formula="oooc:=2*PI()*1000000/[.F16]" office:value-type="float" office:value="90.3795354887743">
            <text:p>9,04E+001</text:p>
          </table:table-cell>
          <table:table-cell office:value-type="float" office:value="7.553">
            <text:p>7,55E+000</text:p>
          </table:table-cell>
          <table:table-cell office:value-type="float" office:value="3.704">
            <text:p>3,70E+000</text:p>
          </table:table-cell>
          <table:table-cell table:style-name="ce8" table:formula="oooc:=[.I16]+2" office:value-type="float" office:value="5.704">
            <text:p>5,70E+000</text:p>
          </table:table-cell>
          <table:table-cell table:style-name="ce11" office:value-type="float" office:value="1.889">
            <text:p>1,89E+000</text:p>
          </table:table-cell>
          <table:table-cell table:style-name="ce14" table:formula="oooc:=[.K16]*4" office:value-type="float" office:value="7.556">
            <text:p>7,56E+000</text:p>
          </table:table-cell>
          <table:covered-table-cell table:style-name="ce16" table:formula="oooc:=AVERAGE([.G16:.G26])" office:value-type="float" office:value="90.8961293450107">
            <text:p>9,09E+001</text:p>
          </table:covered-table-cell>
          <table:covered-table-cell table:style-name="ce17"/>
          <table:covered-table-cell table:number-columns-repeated="4"/>
          <table:covered-table-cell table:style-name="ce18" table:formula="oooc:=-[.Q16]/[.O16]" office:value-type="float" office:value="0">
            <text:p>#DIV/0!</text:p>
          </table:covered-table-cell>
          <table:covered-table-cell table:style-name="ce18" table:formula="oooc:=[.S16]*SQRT(([.P16]/[.O16])^2+([.R16]/[.Q16])^2)" office:value-type="float" office:value="0">
            <text:p>#DIV/0!</text:p>
          </table:covered-table-cell>
          <table:table-cell table:formula="oooc:=ABS([.B16]-[.$S$56])" office:value-type="float" office:value="6.0150846463349">
            <text:p>6,02E+000</text:p>
          </table:table-cell>
          <table:table-cell table:formula="oooc:=SQRT([.C16]^2+[.$S$58]^2)" office:value-type="float" office:value="0.115909333470882">
            <text:p>1,16E-001</text:p>
          </table:table-cell>
          <table:table-cell table:formula="oooc:=ABS([.D16]*[.$B$57]*[.$B$58]/2*[.$B$59]*[.$B$60]*[.B16]*[.G16]*10)" office:value-type="float" office:value="0.448093423902747">
            <text:p>0,45</text:p>
          </table:table-cell>
          <table:table-cell table:formula="oooc:=[.W16]*SQRT(([.C16]/[.B16])^2+((0.1*[.G16])/[.G16])^2+([.E16]/[.D16])^2)" office:value-type="float" office:value="0.0779500887643181">
            <text:p>0,08</text:p>
          </table:table-cell>
          <table:table-cell table:formula="oooc:=[.W16]/[.X16]^2" office:value-type="float" office:value="73.7454690468304">
            <text:p>7,37E+001</text:p>
          </table:table-cell>
          <table:table-cell table:formula="oooc:=1/[.X16]^2" office:value-type="float" office:value="164.57610202027">
            <text:p>1,65E+002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3">
            <text:p>5,3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17]+2*[.I17]+4*[.K17])/3" office:value-type="float" office:value="8.02966666666667">
            <text:p>8,03E+000</text:p>
          </table:table-cell>
          <table:table-cell table:style-name="ce8" table:formula="oooc:=STDEV([.H17];[.J17];[.L17])" office:value-type="float" office:value="1.16393484926491">
            <text:p>1,16E+000</text:p>
          </table:table-cell>
          <table:table-cell office:value-type="float" office:value="69460">
            <text:p>6,95E+004</text:p>
          </table:table-cell>
          <table:table-cell table:style-name="ce7" table:formula="oooc:=2*PI()*1000000/[.F17]" office:value-type="float" office:value="90.45760591966">
            <text:p>9,05E+001</text:p>
          </table:table-cell>
          <table:table-cell office:value-type="float" office:value="8.097">
            <text:p>8,10E+000</text:p>
          </table:table-cell>
          <table:table-cell office:value-type="float" office:value="4.016">
            <text:p>4,02E+000</text:p>
          </table:table-cell>
          <table:table-cell table:style-name="ce8" table:formula="oooc:=[.I17]+2" office:value-type="float" office:value="6.016">
            <text:p>6,02E+000</text:p>
          </table:table-cell>
          <table:table-cell table:style-name="ce11" office:value-type="float" office:value="1.99">
            <text:p>1,99E+000</text:p>
          </table:table-cell>
          <table:table-cell table:style-name="ce14" table:formula="oooc:=[.K17]*4" office:value-type="float" office:value="7.96">
            <text:p>7,96E+000</text:p>
          </table:table-cell>
          <table:covered-table-cell table:style-name="ce16" table:formula="oooc:=AVERAGE([.G17:.G27])" office:value-type="float" office:value="90.9941989746267">
            <text:p>9,10E+001</text:p>
          </table:covered-table-cell>
          <table:covered-table-cell table:style-name="ce17"/>
          <table:covered-table-cell table:number-columns-repeated="4"/>
          <table:covered-table-cell table:style-name="ce18" table:formula="oooc:=-[.Q17]/[.O17]" office:value-type="float" office:value="0">
            <text:p>#DIV/0!</text:p>
          </table:covered-table-cell>
          <table:covered-table-cell table:style-name="ce18" table:formula="oooc:=[.S17]*SQRT(([.P17]/[.O17])^2+([.R17]/[.Q17])^2)" office:value-type="float" office:value="0">
            <text:p>#DIV/0!</text:p>
          </table:covered-table-cell>
          <table:table-cell table:formula="oooc:=ABS([.B17]-[.$S$56])" office:value-type="float" office:value="6.5150846463349">
            <text:p>6,52E+000</text:p>
          </table:table-cell>
          <table:table-cell table:formula="oooc:=SQRT([.C17]^2+[.$S$58]^2)" office:value-type="float" office:value="0.115909333470882">
            <text:p>1,16E-001</text:p>
          </table:table-cell>
          <table:table-cell table:formula="oooc:=ABS([.D17]*[.$B$57]*[.$B$58]/2*[.$B$59]*[.$B$60]*[.B17]*[.G17]*10)" office:value-type="float" office:value="0.484360105187749">
            <text:p>0,48</text:p>
          </table:table-cell>
          <table:table-cell table:formula="oooc:=[.W17]*SQRT(([.C17]/[.B17])^2+((0.1*[.G17])/[.G17])^2+([.E17]/[.D17])^2)" office:value-type="float" office:value="0.0852966117253696">
            <text:p>0,09</text:p>
          </table:table-cell>
          <table:table-cell table:formula="oooc:=[.W17]/[.X17]^2" office:value-type="float" office:value="66.574023527587">
            <text:p>6,66E+001</text:p>
          </table:table-cell>
          <table:table-cell table:formula="oooc:=1/[.X17]^2" office:value-type="float" office:value="137.447371933701">
            <text:p>1,37E+002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3.5">
            <text:p>5,3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18]+2*[.I18]+4*[.K18])/3" office:value-type="float" office:value="8.68066666666667">
            <text:p>8,68E+000</text:p>
          </table:table-cell>
          <table:table-cell table:style-name="ce8" table:formula="oooc:=STDEV([.H18];[.J18];[.L18])" office:value-type="float" office:value="1.39681649952073">
            <text:p>1,40E+000</text:p>
          </table:table-cell>
          <table:table-cell office:value-type="float" office:value="69450">
            <text:p>6,95E+004</text:p>
          </table:table-cell>
          <table:table-cell table:style-name="ce7" table:formula="oooc:=2*PI()*1000000/[.F18]" office:value-type="float" office:value="90.4706307729242">
            <text:p>9,05E+001</text:p>
          </table:table-cell>
          <table:table-cell office:value-type="float" office:value="8.696">
            <text:p>8,70E+000</text:p>
          </table:table-cell>
          <table:table-cell office:value-type="float" office:value="4.301">
            <text:p>4,30E+000</text:p>
          </table:table-cell>
          <table:table-cell table:style-name="ce8" table:formula="oooc:=[.I18]+2" office:value-type="float" office:value="6.301">
            <text:p>6,30E+000</text:p>
          </table:table-cell>
          <table:table-cell table:style-name="ce11" office:value-type="float" office:value="2.186">
            <text:p>2,19E+000</text:p>
          </table:table-cell>
          <table:table-cell table:style-name="ce14" table:formula="oooc:=[.K18]*4" office:value-type="float" office:value="8.744">
            <text:p>8,74E+000</text:p>
          </table:table-cell>
          <table:covered-table-cell table:style-name="ce16" table:formula="oooc:=AVERAGE([.G18:.G28])" office:value-type="float" office:value="91.0900150972013">
            <text:p>9,11E+001</text:p>
          </table:covered-table-cell>
          <table:covered-table-cell table:style-name="ce17"/>
          <table:covered-table-cell table:number-columns-repeated="4"/>
          <table:covered-table-cell table:style-name="ce18" table:formula="oooc:=-[.Q18]/[.O18]" office:value-type="float" office:value="0">
            <text:p>#DIV/0!</text:p>
          </table:covered-table-cell>
          <table:covered-table-cell table:style-name="ce18" table:formula="oooc:=[.S18]*SQRT(([.P18]/[.O18])^2+([.R18]/[.Q18])^2)" office:value-type="float" office:value="0">
            <text:p>#DIV/0!</text:p>
          </table:covered-table-cell>
          <table:table-cell table:formula="oooc:=ABS([.B18]-[.$S$56])" office:value-type="float" office:value="7.0150846463349">
            <text:p>7,02E+000</text:p>
          </table:table-cell>
          <table:table-cell table:formula="oooc:=SQRT([.C18]^2+[.$S$58]^2)" office:value-type="float" office:value="0.115909333470882">
            <text:p>1,16E-001</text:p>
          </table:table-cell>
          <table:table-cell table:formula="oooc:=ABS([.D18]*[.$B$57]*[.$B$58]/2*[.$B$59]*[.$B$60]*[.B18]*[.G18]*10)" office:value-type="float" office:value="0.528645292331032">
            <text:p>0,53</text:p>
          </table:table-cell>
          <table:table-cell table:formula="oooc:=[.W18]*SQRT(([.C18]/[.B18])^2+((0.1*[.G18])/[.G18])^2+([.E18]/[.D18])^2)" office:value-type="float" office:value="0.10015345102495">
            <text:p>0,1</text:p>
          </table:table-cell>
          <table:table-cell table:formula="oooc:=[.W18]/[.X18]^2" office:value-type="float" office:value="52.7026595903717">
            <text:p>5,27E+001</text:p>
          </table:table-cell>
          <table:table-cell table:formula="oooc:=1/[.X18]^2" office:value-type="float" office:value="99.6938029240405">
            <text:p>9,97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4">
            <text:p>5,4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19]+2*[.I19]+4*[.K19])/3" office:value-type="float" office:value="9.88466666666667">
            <text:p>9,88E+000</text:p>
          </table:table-cell>
          <table:table-cell table:style-name="ce8" table:formula="oooc:=STDEV([.H19];[.J19];[.L19])" office:value-type="float" office:value="1.74550890382528">
            <text:p>1,75E+000</text:p>
          </table:table-cell>
          <table:table-cell office:value-type="float" office:value="69620">
            <text:p>6,96E+004</text:p>
          </table:table-cell>
          <table:table-cell table:style-name="ce7" table:formula="oooc:=2*PI()*1000000/[.F19]" office:value-type="float" office:value="90.24971713846">
            <text:p>9,02E+001</text:p>
          </table:table-cell>
          <table:table-cell office:value-type="float" office:value="9.95">
            <text:p>9,95E+000</text:p>
          </table:table-cell>
          <table:table-cell office:value-type="float" office:value="4.902">
            <text:p>4,90E+000</text:p>
          </table:table-cell>
          <table:table-cell table:style-name="ce8" table:formula="oooc:=[.I19]+2" office:value-type="float" office:value="6.902">
            <text:p>6,90E+000</text:p>
          </table:table-cell>
          <table:table-cell table:style-name="ce11" office:value-type="float" office:value="2.475">
            <text:p>2,48E+000</text:p>
          </table:table-cell>
          <table:table-cell table:style-name="ce14" table:formula="oooc:=[.K19]*4" office:value-type="float" office:value="9.9">
            <text:p>9,90E+000</text:p>
          </table:table-cell>
          <table:covered-table-cell table:style-name="ce16" table:formula="oooc:=AVERAGE([.G19:.G29])" office:value-type="float" office:value="91.1979967531865">
            <text:p>9,12E+001</text:p>
          </table:covered-table-cell>
          <table:covered-table-cell table:style-name="ce17"/>
          <table:covered-table-cell table:number-columns-repeated="4"/>
          <table:covered-table-cell table:style-name="ce18" table:formula="oooc:=-[.Q19]/[.O19]" office:value-type="float" office:value="0">
            <text:p>#DIV/0!</text:p>
          </table:covered-table-cell>
          <table:covered-table-cell table:style-name="ce18" table:formula="oooc:=[.S19]*SQRT(([.P19]/[.O19])^2+([.R19]/[.Q19])^2)" office:value-type="float" office:value="0">
            <text:p>#DIV/0!</text:p>
          </table:covered-table-cell>
          <table:table-cell table:formula="oooc:=ABS([.B19]-[.$S$56])" office:value-type="float" office:value="7.5150846463349">
            <text:p>7,52E+000</text:p>
          </table:table-cell>
          <table:table-cell table:formula="oooc:=SQRT([.C19]^2+[.$S$58]^2)" office:value-type="float" office:value="0.115909333470882">
            <text:p>1,16E-001</text:p>
          </table:table-cell>
          <table:table-cell table:formula="oooc:=ABS([.D19]*[.$B$57]*[.$B$58]/2*[.$B$59]*[.$B$60]*[.B19]*[.G19]*10)" office:value-type="float" office:value="0.606110107937188">
            <text:p>0,61</text:p>
          </table:table-cell>
          <table:table-cell table:formula="oooc:=[.W19]*SQRT(([.C19]/[.B19])^2+((0.1*[.G19])/[.G19])^2+([.E19]/[.D19])^2)" office:value-type="float" office:value="0.123001816380621">
            <text:p>0,12</text:p>
          </table:table-cell>
          <table:table-cell table:formula="oooc:=[.W19]/[.X19]^2" office:value-type="float" office:value="40.0616172309668">
            <text:p>4,01E+001</text:p>
          </table:table-cell>
          <table:table-cell table:formula="oooc:=1/[.X19]^2" office:value-type="float" office:value="66.0962698136003">
            <text:p>6,61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4.5">
            <text:p>5,4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20]+2*[.I20]+4*[.K20])/3" office:value-type="float" office:value="10.7123333333333">
            <text:p>1,07E+001</text:p>
          </table:table-cell>
          <table:table-cell table:style-name="ce8" table:formula="oooc:=STDEV([.H20];[.J20];[.L20])" office:value-type="float" office:value="1.94372486050195">
            <text:p>1,94E+000</text:p>
          </table:table-cell>
          <table:table-cell office:value-type="float" office:value="69400">
            <text:p>6,94E+004</text:p>
          </table:table-cell>
          <table:table-cell table:style-name="ce7" table:formula="oooc:=2*PI()*1000000/[.F20]" office:value-type="float" office:value="90.5358113426453">
            <text:p>9,05E+001</text:p>
          </table:table-cell>
          <table:table-cell office:value-type="float" office:value="10.929">
            <text:p>1,09E+001</text:p>
          </table:table-cell>
          <table:table-cell office:value-type="float" office:value="5.362">
            <text:p>5,36E+000</text:p>
          </table:table-cell>
          <table:table-cell table:style-name="ce8" table:formula="oooc:=[.I20]+2" office:value-type="float" office:value="7.362">
            <text:p>7,36E+000</text:p>
          </table:table-cell>
          <table:table-cell table:style-name="ce11" office:value-type="float" office:value="2.621">
            <text:p>2,62E+000</text:p>
          </table:table-cell>
          <table:table-cell table:style-name="ce14" table:formula="oooc:=[.K20]*4" office:value-type="float" office:value="10.484">
            <text:p>1,05E+001</text:p>
          </table:table-cell>
          <table:covered-table-cell table:style-name="ce16" table:formula="oooc:=AVERAGE([.G20:.G30])" office:value-type="float" office:value="91.3018212211673">
            <text:p>9,13E+001</text:p>
          </table:covered-table-cell>
          <table:covered-table-cell table:style-name="ce17"/>
          <table:covered-table-cell table:number-columns-repeated="4"/>
          <table:covered-table-cell table:style-name="ce18" table:formula="oooc:=-[.Q20]/[.O20]" office:value-type="float" office:value="0">
            <text:p>#DIV/0!</text:p>
          </table:covered-table-cell>
          <table:covered-table-cell table:style-name="ce18" table:formula="oooc:=[.S20]*SQRT(([.P20]/[.O20])^2+([.R20]/[.Q20])^2)" office:value-type="float" office:value="0">
            <text:p>#DIV/0!</text:p>
          </table:covered-table-cell>
          <table:table-cell table:formula="oooc:=ABS([.B20]-[.$S$56])" office:value-type="float" office:value="8.0150846463349">
            <text:p>8,02E+000</text:p>
          </table:table-cell>
          <table:table-cell table:formula="oooc:=SQRT([.C20]^2+[.$S$58]^2)" office:value-type="float" office:value="0.115909333470882">
            <text:p>1,16E-001</text:p>
          </table:table-cell>
          <table:table-cell table:formula="oooc:=ABS([.D20]*[.$B$57]*[.$B$58]/2*[.$B$59]*[.$B$60]*[.B20]*[.G20]*10)" office:value-type="float" office:value="0.665044746613397">
            <text:p>0,67</text:p>
          </table:table-cell>
          <table:table-cell table:formula="oooc:=[.W20]*SQRT(([.C20]/[.B20])^2+((0.1*[.G20])/[.G20])^2+([.E20]/[.D20])^2)" office:value-type="float" office:value="0.137783383895572">
            <text:p>0,14</text:p>
          </table:table-cell>
          <table:table-cell table:formula="oooc:=[.W20]/[.X20]^2" office:value-type="float" office:value="35.031374194509">
            <text:p>3,50E+001</text:p>
          </table:table-cell>
          <table:table-cell table:formula="oooc:=1/[.X20]^2" office:value-type="float" office:value="52.6752137700493">
            <text:p>5,27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5">
            <text:p>5,5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21]+2*[.I21]+4*[.K21])/3" office:value-type="float" office:value="11.1936666666667">
            <text:p>1,12E+001</text:p>
          </table:table-cell>
          <table:table-cell table:style-name="ce8" table:formula="oooc:=STDEV([.H21];[.J21];[.L21])" office:value-type="float" office:value="2.07072475235121">
            <text:p>2,07E+000</text:p>
          </table:table-cell>
          <table:table-cell office:value-type="float" office:value="69440">
            <text:p>6,94E+004</text:p>
          </table:table-cell>
          <table:table-cell table:style-name="ce7" table:formula="oooc:=2*PI()*1000000/[.F21]" office:value-type="float" office:value="90.4836593775862">
            <text:p>9,05E+001</text:p>
          </table:table-cell>
          <table:table-cell office:value-type="float" office:value="11.173">
            <text:p>1,12E+001</text:p>
          </table:table-cell>
          <table:table-cell office:value-type="float" office:value="5.602">
            <text:p>5,60E+000</text:p>
          </table:table-cell>
          <table:table-cell table:style-name="ce8" table:formula="oooc:=[.I21]+2" office:value-type="float" office:value="7.602">
            <text:p>7,60E+000</text:p>
          </table:table-cell>
          <table:table-cell table:style-name="ce11" office:value-type="float" office:value="2.801">
            <text:p>2,80E+000</text:p>
          </table:table-cell>
          <table:table-cell table:style-name="ce14" table:formula="oooc:=[.K21]*4" office:value-type="float" office:value="11.204">
            <text:p>1,12E+001</text:p>
          </table:table-cell>
          <table:covered-table-cell table:style-name="ce16" table:formula="oooc:=AVERAGE([.G21:.G31])" office:value-type="float" office:value="91.3844738849669">
            <text:p>9,14E+001</text:p>
          </table:covered-table-cell>
          <table:covered-table-cell table:style-name="ce17"/>
          <table:covered-table-cell table:number-columns-repeated="4"/>
          <table:covered-table-cell table:style-name="ce18" table:formula="oooc:=-[.Q21]/[.O21]" office:value-type="float" office:value="0">
            <text:p>#DIV/0!</text:p>
          </table:covered-table-cell>
          <table:covered-table-cell table:style-name="ce18" table:formula="oooc:=[.S21]*SQRT(([.P21]/[.O21])^2+([.R21]/[.Q21])^2)" office:value-type="float" office:value="0">
            <text:p>#DIV/0!</text:p>
          </table:covered-table-cell>
          <table:table-cell table:formula="oooc:=ABS([.B21]-[.$S$56])" office:value-type="float" office:value="8.5150846463349">
            <text:p>8,52E+000</text:p>
          </table:table-cell>
          <table:table-cell table:formula="oooc:=SQRT([.C21]^2+[.$S$58]^2)" office:value-type="float" office:value="0.115909333470882">
            <text:p>1,16E-001</text:p>
          </table:table-cell>
          <table:table-cell table:formula="oooc:=ABS([.D21]*[.$B$57]*[.$B$58]/2*[.$B$59]*[.$B$60]*[.B21]*[.G21]*10)" office:value-type="float" office:value="0.70089845820711">
            <text:p>0,7</text:p>
          </table:table-cell>
          <table:table-cell table:formula="oooc:=[.W21]*SQRT(([.C21]/[.B21])^2+((0.1*[.G21])/[.G21])^2+([.E21]/[.D21])^2)" office:value-type="float" office:value="0.147391478879667">
            <text:p>0,15</text:p>
          </table:table-cell>
          <table:table-cell table:formula="oooc:=[.W21]/[.X21]^2" office:value-type="float" office:value="32.2634162854418">
            <text:p>3,23E+001</text:p>
          </table:table-cell>
          <table:table-cell table:formula="oooc:=1/[.X21]^2" office:value-type="float" office:value="46.0315127072346">
            <text:p>4,60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5.5">
            <text:p>5,5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22]+2*[.I22]+4*[.K22])/3" office:value-type="float" office:value="12.6596666666667">
            <text:p>1,27E+001</text:p>
          </table:table-cell>
          <table:table-cell table:style-name="ce8" table:formula="oooc:=STDEV([.H22];[.J22];[.L22])" office:value-type="float" office:value="2.54982960214992">
            <text:p>2,55E+000</text:p>
          </table:table-cell>
          <table:table-cell office:value-type="float" office:value="69380">
            <text:p>6,94E+004</text:p>
          </table:table-cell>
          <table:table-cell table:style-name="ce7" table:formula="oooc:=2*PI()*1000000/[.F22]" office:value-type="float" office:value="90.5619098757507">
            <text:p>9,06E+001</text:p>
          </table:table-cell>
          <table:table-cell office:value-type="float" office:value="12.821">
            <text:p>1,28E+001</text:p>
          </table:table-cell>
          <table:table-cell office:value-type="float" office:value="6.289">
            <text:p>6,29E+000</text:p>
          </table:table-cell>
          <table:table-cell table:style-name="ce8" table:formula="oooc:=[.I22]+2" office:value-type="float" office:value="8.289">
            <text:p>8,29E+000</text:p>
          </table:table-cell>
          <table:table-cell table:style-name="ce11" office:value-type="float" office:value="3.145">
            <text:p>3,15E+000</text:p>
          </table:table-cell>
          <table:table-cell table:style-name="ce14" table:formula="oooc:=[.K22]*4" office:value-type="float" office:value="12.58">
            <text:p>1,26E+001</text:p>
          </table:table-cell>
          <table:covered-table-cell table:style-name="ce16" table:formula="oooc:=AVERAGE([.G22:.G32])" office:value-type="float" office:value="91.4621997417847">
            <text:p>9,15E+001</text:p>
          </table:covered-table-cell>
          <table:covered-table-cell table:style-name="ce17"/>
          <table:covered-table-cell table:number-columns-repeated="4"/>
          <table:covered-table-cell table:style-name="ce18" table:formula="oooc:=-[.Q22]/[.O22]" office:value-type="float" office:value="0">
            <text:p>#DIV/0!</text:p>
          </table:covered-table-cell>
          <table:covered-table-cell table:style-name="ce18" table:formula="oooc:=[.S22]*SQRT(([.P22]/[.O22])^2+([.R22]/[.Q22])^2)" office:value-type="float" office:value="0">
            <text:p>#DIV/0!</text:p>
          </table:covered-table-cell>
          <table:table-cell table:formula="oooc:=ABS([.B22]-[.$S$56])" office:value-type="float" office:value="9.0150846463349">
            <text:p>9,02E+000</text:p>
          </table:table-cell>
          <table:table-cell table:formula="oooc:=SQRT([.C22]^2+[.$S$58]^2)" office:value-type="float" office:value="0.115909333470882">
            <text:p>1,16E-001</text:p>
          </table:table-cell>
          <table:table-cell table:formula="oooc:=ABS([.D22]*[.$B$57]*[.$B$58]/2*[.$B$59]*[.$B$60]*[.B22]*[.G22]*10)" office:value-type="float" office:value="0.800591022199081">
            <text:p>0,8</text:p>
          </table:table-cell>
          <table:table-cell table:formula="oooc:=[.W22]*SQRT(([.C22]/[.B22])^2+((0.1*[.G22])/[.G22])^2+([.E22]/[.D22])^2)" office:value-type="float" office:value="0.180030633032447">
            <text:p>0,18</text:p>
          </table:table-cell>
          <table:table-cell table:formula="oooc:=[.W22]/[.X22]^2" office:value-type="float" office:value="24.7011912641439">
            <text:p>2,47E+001</text:p>
          </table:table-cell>
          <table:table-cell table:formula="oooc:=1/[.X22]^2" office:value-type="float" office:value="30.853695056802">
            <text:p>3,09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6" office:value-type="float" office:value="56">
            <text:p>5,60E+001</text:p>
          </table:table-cell>
          <table:table-cell table:style-name="ce7" office:value-type="float" office:value="0.01">
            <text:p>1,00E-002</text:p>
          </table:table-cell>
          <table:table-cell table:style-name="ce9" table:formula="oooc:=([.H23]+2*[.I23]+4*[.K23])/3" office:value-type="float" office:value="13.3826666666667">
            <text:p>1,34E+001</text:p>
          </table:table-cell>
          <table:table-cell table:style-name="ce9" table:formula="oooc:=STDEV([.H23];[.J23];[.L23])" office:value-type="float" office:value="2.81962929005452">
            <text:p>2,82E+000</text:p>
          </table:table-cell>
          <table:table-cell table:style-name="ce9" office:value-type="float" office:value="68140">
            <text:p>6,81E+004</text:p>
          </table:table-cell>
          <table:table-cell table:style-name="ce7" table:formula="oooc:=2*PI()*1000000/[.F23]" office:value-type="float" office:value="92.2099399351275">
            <text:p>9,22E+001</text:p>
          </table:table-cell>
          <table:table-cell table:style-name="ce9" office:value-type="float" office:value="13.652">
            <text:p>1,37E+001</text:p>
          </table:table-cell>
          <table:table-cell table:style-name="ce9" office:value-type="float" office:value="6.6">
            <text:p>6,60E+000</text:p>
          </table:table-cell>
          <table:table-cell table:style-name="ce9" table:formula="oooc:=[.I23]+2" office:value-type="float" office:value="8.6">
            <text:p>8,60E+000</text:p>
          </table:table-cell>
          <table:table-cell table:style-name="ce12" office:value-type="float" office:value="3.324">
            <text:p>3,32E+000</text:p>
          </table:table-cell>
          <table:table-cell table:style-name="ce15" table:formula="oooc:=[.K23]*4" office:value-type="float" office:value="13.296">
            <text:p>1,33E+001</text:p>
          </table:table-cell>
          <table:covered-table-cell table:style-name="ce16" table:formula="oooc:=AVERAGE([.G23:.G33])" office:value-type="float" office:value="91.5740565399578">
            <text:p>9,16E+001</text:p>
          </table:covered-table-cell>
          <table:covered-table-cell table:style-name="ce17"/>
          <table:covered-table-cell table:number-columns-repeated="4"/>
          <table:covered-table-cell table:style-name="ce18" table:formula="oooc:=-[.Q23]/[.O23]" office:value-type="float" office:value="0">
            <text:p>#DIV/0!</text:p>
          </table:covered-table-cell>
          <table:covered-table-cell table:style-name="ce18" table:formula="oooc:=[.S23]*SQRT(([.P23]/[.O23])^2+([.R23]/[.Q23])^2)" office:value-type="float" office:value="0">
            <text:p>#DIV/0!</text:p>
          </table:covered-table-cell>
          <table:table-cell table:formula="oooc:=ABS([.B23]-[.$S$56])" office:value-type="float" office:value="9.5150846463349">
            <text:p>9,52E+000</text:p>
          </table:table-cell>
          <table:table-cell table:formula="oooc:=SQRT([.C23]^2+[.$S$58]^2)" office:value-type="float" office:value="0.115909333470882">
            <text:p>1,16E-001</text:p>
          </table:table-cell>
          <table:table-cell table:formula="oooc:=ABS([.D23]*[.$B$57]*[.$B$58]/2*[.$B$59]*[.$B$60]*[.B23]*[.G23]*10)" office:value-type="float" office:value="0.86947743564897">
            <text:p>0,87</text:p>
          </table:table-cell>
          <table:table-cell table:formula="oooc:=[.W23]*SQRT(([.C23]/[.B23])^2+((0.1*[.G23])/[.G23])^2+([.E23]/[.D23])^2)" office:value-type="float" office:value="0.202779247023528">
            <text:p>0,2</text:p>
          </table:table-cell>
          <table:table-cell table:formula="oooc:=[.W23]/[.X23]^2" office:value-type="float" office:value="21.1451759708194">
            <text:p>2,11E+001</text:p>
          </table:table-cell>
          <table:table-cell table:formula="oooc:=1/[.X23]^2" office:value-type="float" office:value="24.3194073863881">
            <text:p>2,43E+001</text:p>
          </table:table-cell>
          <table:table-cell table:number-columns-repeated="230"/>
        </table:table-row>
        <table:table-row table:style-name="ro2">
          <table:table-cell table:style-name="ce2" office:value-type="string" table:number-columns-spanned="1" table:number-rows-spanned="20">
            <text:p>6V</text:p>
          </table:table-cell>
          <table:table-cell table:style-name="ce4" office:value-type="float" office:value="36.5">
            <text:p>3,65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-([.H24]+2*[.I24]+4*[.K24])/3" office:value-type="float" office:value="-13.4396666666667">
            <text:p>-1,34E+001</text:p>
          </table:table-cell>
          <table:table-cell table:style-name="ce7" table:formula="oooc:=STDEV([.H24];[.J24];[.L24])" office:value-type="float" office:value="2.87180413677535">
            <text:p>2,87E+000</text:p>
          </table:table-cell>
          <table:table-cell table:style-name="ce7" office:value-type="float" office:value="68600">
            <text:p>6,86E+004</text:p>
          </table:table-cell>
          <table:table-cell table:style-name="ce7" table:formula="oooc:=2*PI()*1000000/[.F24]" office:value-type="float" office:value="91.5916225536383">
            <text:p>9,16E+001</text:p>
          </table:table-cell>
          <table:table-cell table:style-name="ce7" office:value-type="float" office:value="13.793">
            <text:p>1,38E+001</text:p>
          </table:table-cell>
          <table:table-cell table:style-name="ce7" office:value-type="float" office:value="6.601">
            <text:p>6,60E+000</text:p>
          </table:table-cell>
          <table:table-cell table:style-name="ce8" table:formula="oooc:=[.I24]+2" office:value-type="float" office:value="8.601">
            <text:p>8,60E+000</text:p>
          </table:table-cell>
          <table:table-cell table:style-name="ce10" office:value-type="float" office:value="3.331">
            <text:p>3,33E+000</text:p>
          </table:table-cell>
          <table:table-cell table:style-name="ce14" table:formula="oooc:=[.K24]*4" office:value-type="float" office:value="13.324">
            <text:p>1,33E+001</text:p>
          </table:table-cell>
          <table:table-cell table:style-name="ce16" table:formula="oooc:=AVERAGE([.G24:.G34])" office:value-type="float" office:value="91.5178458689133" table:number-columns-spanned="1" table:number-rows-spanned="20">
            <text:p>9,15E+001</text:p>
          </table:table-cell>
          <table:table-cell table:style-name="ce16" table:formula="oooc:=STDEV([.G24:.G43])" office:value-type="float" office:value="0.197800246758658" table:number-columns-spanned="1" table:number-rows-spanned="20">
            <text:p>1,98E-001</text:p>
          </table:table-cell>
          <table:table-cell table:style-name="ce18" office:value-type="float" office:value="1.346" table:number-columns-spanned="1" table:number-rows-spanned="20">
            <text:p>1,35E+000</text:p>
          </table:table-cell>
          <table:table-cell table:style-name="ce18" office:value-type="float" office:value="0.002426" table:number-columns-spanned="1" table:number-rows-spanned="20">
            <text:p>2,43E-003</text:p>
          </table:table-cell>
          <table:table-cell table:style-name="ce18" office:value-type="float" office:value="-62.57" table:number-columns-spanned="1" table:number-rows-spanned="20">
            <text:p>-6,26E+001</text:p>
          </table:table-cell>
          <table:table-cell table:style-name="ce18" office:value-type="float" office:value="0.1154" table:number-columns-spanned="1" table:number-rows-spanned="20">
            <text:p>1,15E-001</text:p>
          </table:table-cell>
          <table:table-cell table:style-name="ce18" table:formula="oooc:=-[.Q24]/[.O24]" office:value-type="float" office:value="46.4858841010401" table:number-columns-spanned="1" table:number-rows-spanned="20">
            <text:p>4,65E+001</text:p>
          </table:table-cell>
          <table:table-cell table:style-name="ce18" table:formula="oooc:=[.S24]*SQRT(([.P24]/[.O24])^2+([.R24]/[.Q24])^2)" office:value-type="float" office:value="0.119877113668188" table:number-columns-spanned="1" table:number-rows-spanned="20">
            <text:p>1,20E-001</text:p>
          </table:table-cell>
          <table:table-cell table:formula="oooc:=ABS([.B24]-[.$S$56])" office:value-type="float" office:value="9.9849153536651">
            <text:p>9,98E+000</text:p>
          </table:table-cell>
          <table:table-cell table:formula="oooc:=SQRT([.C24]^2+[.$S$58]^2)" office:value-type="float" office:value="0.115909333470882">
            <text:p>1,16E-001</text:p>
          </table:table-cell>
          <table:table-cell table:formula="oooc:=ABS([.D24]*[.$B$57]*[.$B$58]/2*[.$B$59]*[.$B$60]*[.B24]*[.G24]*10)" office:value-type="float" office:value="0.56531043671996">
            <text:p>0,57</text:p>
          </table:table-cell>
          <table:table-cell table:formula="oooc:=[.W24]*SQRT(([.C24]/[.B24])^2+((0.1*[.G24])/[.G24])^2+([.E24]/[.D24])^2)" office:value-type="float" office:value="0.133369817435164">
            <text:p>0,13</text:p>
          </table:table-cell>
          <table:table-cell table:formula="oooc:=[.W24]/[.X24]^2" office:value-type="float" office:value="31.7813169938271">
            <text:p>3,18E+001</text:p>
          </table:table-cell>
          <table:table-cell table:formula="oooc:=1/[.X24]^2" office:value-type="float" office:value="56.2192291694249">
            <text:p>5,62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37">
            <text:p>3,70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-([.H25]+2*[.I25]+4*[.K25])/3" office:value-type="float" office:value="-12.6366666666667">
            <text:p>-1,26E+001</text:p>
          </table:table-cell>
          <table:table-cell table:style-name="ce8" table:formula="oooc:=STDEV([.H25];[.J25];[.L25])" office:value-type="float" office:value="2.4110199777964">
            <text:p>2,41E+000</text:p>
          </table:table-cell>
          <table:table-cell office:value-type="float" office:value="68600">
            <text:p>6,86E+004</text:p>
          </table:table-cell>
          <table:table-cell table:style-name="ce7" table:formula="oooc:=2*PI()*1000000/[.F25]" office:value-type="float" office:value="91.5916225536383">
            <text:p>9,16E+001</text:p>
          </table:table-cell>
          <table:table-cell office:value-type="float" office:value="12.618">
            <text:p>1,26E+001</text:p>
          </table:table-cell>
          <table:table-cell office:value-type="float" office:value="6.39">
            <text:p>6,39E+000</text:p>
          </table:table-cell>
          <table:table-cell table:style-name="ce8" table:formula="oooc:=[.I25]+2" office:value-type="float" office:value="8.39">
            <text:p>8,39E+000</text:p>
          </table:table-cell>
          <table:table-cell table:style-name="ce11" office:value-type="float" office:value="3.128">
            <text:p>3,13E+000</text:p>
          </table:table-cell>
          <table:table-cell table:style-name="ce14" table:formula="oooc:=[.K25]*4" office:value-type="float" office:value="12.512">
            <text:p>1,25E+001</text:p>
          </table:table-cell>
          <table:covered-table-cell table:style-name="ce16" table:formula="oooc:=AVERAGE([.G25:.G35])" office:value-type="float" office:value="91.4755793148969">
            <text:p>9,15E+001</text:p>
          </table:covered-table-cell>
          <table:covered-table-cell table:style-name="ce17"/>
          <table:covered-table-cell table:number-columns-repeated="4"/>
          <table:covered-table-cell table:style-name="ce18" table:formula="oooc:=-[.Q25]/[.O25]" office:value-type="float" office:value="0">
            <text:p>#DIV/0!</text:p>
          </table:covered-table-cell>
          <table:covered-table-cell table:style-name="ce18" table:formula="oooc:=[.S25]*SQRT(([.P25]/[.O25])^2+([.R25]/[.Q25])^2)" office:value-type="float" office:value="0">
            <text:p>#DIV/0!</text:p>
          </table:covered-table-cell>
          <table:table-cell table:formula="oooc:=ABS([.B25]-[.$S$56])" office:value-type="float" office:value="9.4849153536651">
            <text:p>9,48E+000</text:p>
          </table:table-cell>
          <table:table-cell table:formula="oooc:=SQRT([.C25]^2+[.$S$58]^2)" office:value-type="float" office:value="0.115909333470882">
            <text:p>1,16E-001</text:p>
          </table:table-cell>
          <table:table-cell table:formula="oooc:=ABS([.D25]*[.$B$57]*[.$B$58]/2*[.$B$59]*[.$B$60]*[.B25]*[.G25]*10)" office:value-type="float" office:value="0.538815270324631">
            <text:p>0,54</text:p>
          </table:table-cell>
          <table:table-cell table:formula="oooc:=[.W25]*SQRT(([.C25]/[.B25])^2+((0.1*[.G25])/[.G25])^2+([.E25]/[.D25])^2)" office:value-type="float" office:value="0.116068139931249">
            <text:p>0,12</text:p>
          </table:table-cell>
          <table:table-cell table:formula="oooc:=[.W25]/[.X25]^2" office:value-type="float" office:value="39.9957500925147">
            <text:p>4,00E+001</text:p>
          </table:table-cell>
          <table:table-cell table:formula="oooc:=1/[.X25]^2" office:value-type="float" office:value="74.2290582603898">
            <text:p>7,42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37.5">
            <text:p>3,75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-([.H26]+2*[.I26]+4*[.K26])/3" office:value-type="float" office:value="-12.0146666666667">
            <text:p>-1,20E+001</text:p>
          </table:table-cell>
          <table:table-cell table:style-name="ce8" table:formula="oooc:=STDEV([.H26];[.J26];[.L26])" office:value-type="float" office:value="2.35708322579695">
            <text:p>2,36E+000</text:p>
          </table:table-cell>
          <table:table-cell office:value-type="float" office:value="68800">
            <text:p>6,88E+004</text:p>
          </table:table-cell>
          <table:table-cell table:style-name="ce7" table:formula="oooc:=2*PI()*1000000/[.F26]" office:value-type="float" office:value="91.3253678369126">
            <text:p>9,13E+001</text:p>
          </table:table-cell>
          <table:table-cell office:value-type="float" office:value="12.012">
            <text:p>1,20E+001</text:p>
          </table:table-cell>
          <table:table-cell office:value-type="float" office:value="5.97">
            <text:p>5,97E+000</text:p>
          </table:table-cell>
          <table:table-cell table:style-name="ce8" table:formula="oooc:=[.I26]+2" office:value-type="float" office:value="7.97">
            <text:p>7,97E+000</text:p>
          </table:table-cell>
          <table:table-cell table:style-name="ce11" office:value-type="float" office:value="3.023">
            <text:p>3,02E+000</text:p>
          </table:table-cell>
          <table:table-cell table:style-name="ce14" table:formula="oooc:=[.K26]*4" office:value-type="float" office:value="12.092">
            <text:p>1,21E+001</text:p>
          </table:table-cell>
          <table:covered-table-cell table:style-name="ce16" table:formula="oooc:=AVERAGE([.G26:.G36])" office:value-type="float" office:value="91.4622491413336">
            <text:p>9,15E+001</text:p>
          </table:covered-table-cell>
          <table:covered-table-cell table:style-name="ce17"/>
          <table:covered-table-cell table:number-columns-repeated="4"/>
          <table:covered-table-cell table:style-name="ce18" table:formula="oooc:=-[.Q26]/[.O26]" office:value-type="float" office:value="0">
            <text:p>#DIV/0!</text:p>
          </table:covered-table-cell>
          <table:covered-table-cell table:style-name="ce18" table:formula="oooc:=[.S26]*SQRT(([.P26]/[.O26])^2+([.R26]/[.Q26])^2)" office:value-type="float" office:value="0">
            <text:p>#DIV/0!</text:p>
          </table:covered-table-cell>
          <table:table-cell table:formula="oooc:=ABS([.B26]-[.$S$56])" office:value-type="float" office:value="8.9849153536651">
            <text:p>8,98E+000</text:p>
          </table:table-cell>
          <table:table-cell table:formula="oooc:=SQRT([.C26]^2+[.$S$58]^2)" office:value-type="float" office:value="0.115909333470882">
            <text:p>1,16E-001</text:p>
          </table:table-cell>
          <table:table-cell table:formula="oooc:=ABS([.D26]*[.$B$57]*[.$B$58]/2*[.$B$59]*[.$B$60]*[.B26]*[.G26]*10)" office:value-type="float" office:value="0.517707328900773">
            <text:p>0,52</text:p>
          </table:table-cell>
          <table:table-cell table:formula="oooc:=[.W26]*SQRT(([.C26]/[.B26])^2+((0.1*[.G26])/[.G26])^2+([.E26]/[.D26])^2)" office:value-type="float" office:value="0.113999298527297">
            <text:p>0,11</text:p>
          </table:table-cell>
          <table:table-cell table:formula="oooc:=[.W26]/[.X26]^2" office:value-type="float" office:value="39.8363881305655">
            <text:p>3,98E+001</text:p>
          </table:table-cell>
          <table:table-cell table:formula="oooc:=1/[.X26]^2" office:value-type="float" office:value="76.9476998039579">
            <text:p>7,69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38">
            <text:p>3,80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-([.H27]+2*[.I27]+4*[.K27])/3" office:value-type="float" office:value="-11.791">
            <text:p>-1,18E+001</text:p>
          </table:table-cell>
          <table:table-cell table:style-name="ce8" table:formula="oooc:=STDEV([.H27];[.J27];[.L27])" office:value-type="float" office:value="2.24538793975562">
            <text:p>2,25E+000</text:p>
          </table:table-cell>
          <table:table-cell office:value-type="float" office:value="68700">
            <text:p>6,87E+004</text:p>
          </table:table-cell>
          <table:table-cell table:style-name="ce7" table:formula="oooc:=2*PI()*1000000/[.F27]" office:value-type="float" office:value="91.45830141455">
            <text:p>9,15E+001</text:p>
          </table:table-cell>
          <table:table-cell office:value-type="float" office:value="11.869">
            <text:p>1,19E+001</text:p>
          </table:table-cell>
          <table:table-cell office:value-type="float" office:value="5.9">
            <text:p>5,90E+000</text:p>
          </table:table-cell>
          <table:table-cell table:style-name="ce8" table:formula="oooc:=[.I27]+2" office:value-type="float" office:value="7.9">
            <text:p>7,90E+000</text:p>
          </table:table-cell>
          <table:table-cell table:style-name="ce11" office:value-type="float" office:value="2.926">
            <text:p>2,93E+000</text:p>
          </table:table-cell>
          <table:table-cell table:style-name="ce14" table:formula="oooc:=[.K27]*4" office:value-type="float" office:value="11.704">
            <text:p>1,17E+001</text:p>
          </table:table-cell>
          <table:covered-table-cell table:style-name="ce16" table:formula="oooc:=AVERAGE([.G27:.G37])" office:value-type="float" office:value="91.4622491413336">
            <text:p>9,15E+001</text:p>
          </table:covered-table-cell>
          <table:covered-table-cell table:style-name="ce17"/>
          <table:covered-table-cell table:number-columns-repeated="4"/>
          <table:covered-table-cell table:style-name="ce18" table:formula="oooc:=-[.Q27]/[.O27]" office:value-type="float" office:value="0">
            <text:p>#DIV/0!</text:p>
          </table:covered-table-cell>
          <table:covered-table-cell table:style-name="ce18" table:formula="oooc:=[.S27]*SQRT(([.P27]/[.O27])^2+([.R27]/[.Q27])^2)" office:value-type="float" office:value="0">
            <text:p>#DIV/0!</text:p>
          </table:covered-table-cell>
          <table:table-cell table:formula="oooc:=ABS([.B27]-[.$S$56])" office:value-type="float" office:value="8.4849153536651">
            <text:p>8,48E+000</text:p>
          </table:table-cell>
          <table:table-cell table:formula="oooc:=SQRT([.C27]^2+[.$S$58]^2)" office:value-type="float" office:value="0.115909333470882">
            <text:p>1,16E-001</text:p>
          </table:table-cell>
          <table:table-cell table:formula="oooc:=ABS([.D27]*[.$B$57]*[.$B$58]/2*[.$B$59]*[.$B$60]*[.B27]*[.G27]*10)" office:value-type="float" office:value="0.515593289380468">
            <text:p>0,52</text:p>
          </table:table-cell>
          <table:table-cell table:formula="oooc:=[.W27]*SQRT(([.C27]/[.B27])^2+((0.1*[.G27])/[.G27])^2+([.E27]/[.D27])^2)" office:value-type="float" office:value="0.110899972591579">
            <text:p>0,11</text:p>
          </table:table-cell>
          <table:table-cell table:formula="oooc:=[.W27]/[.X27]^2" office:value-type="float" office:value="41.9222302184961">
            <text:p>4,19E+001</text:p>
          </table:table-cell>
          <table:table-cell table:formula="oooc:=1/[.X27]^2" office:value-type="float" office:value="81.3087196477469">
            <text:p>8,13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38.5">
            <text:p>3,85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-([.H28]+2*[.I28]+4*[.K28])/3" office:value-type="float" office:value="-10.6486666666667">
            <text:p>-1,06E+001</text:p>
          </table:table-cell>
          <table:table-cell table:style-name="ce8" table:formula="oooc:=STDEV([.H28];[.J28];[.L28])" office:value-type="float" office:value="1.87667685017959">
            <text:p>1,88E+000</text:p>
          </table:table-cell>
          <table:table-cell office:value-type="float" office:value="68660">
            <text:p>6,87E+004</text:p>
          </table:table-cell>
          <table:table-cell table:style-name="ce7" table:formula="oooc:=2*PI()*1000000/[.F28]" office:value-type="float" office:value="91.5115832679812">
            <text:p>9,15E+001</text:p>
          </table:table-cell>
          <table:table-cell office:value-type="float" office:value="10.554">
            <text:p>1,06E+001</text:p>
          </table:table-cell>
          <table:table-cell office:value-type="float" office:value="5.362">
            <text:p>5,36E+000</text:p>
          </table:table-cell>
          <table:table-cell table:style-name="ce8" table:formula="oooc:=[.I28]+2" office:value-type="float" office:value="7.362">
            <text:p>7,36E+000</text:p>
          </table:table-cell>
          <table:table-cell table:style-name="ce11" office:value-type="float" office:value="2.667">
            <text:p>2,67E+000</text:p>
          </table:table-cell>
          <table:table-cell table:style-name="ce14" table:formula="oooc:=[.K28]*4" office:value-type="float" office:value="10.668">
            <text:p>1,07E+001</text:p>
          </table:table-cell>
          <table:covered-table-cell table:style-name="ce16" table:formula="oooc:=AVERAGE([.G28:.G38])" office:value-type="float" office:value="91.5133921442016">
            <text:p>9,15E+001</text:p>
          </table:covered-table-cell>
          <table:covered-table-cell table:style-name="ce17"/>
          <table:covered-table-cell table:number-columns-repeated="4"/>
          <table:covered-table-cell table:style-name="ce18" table:formula="oooc:=-[.Q28]/[.O28]" office:value-type="float" office:value="0">
            <text:p>#DIV/0!</text:p>
          </table:covered-table-cell>
          <table:covered-table-cell table:style-name="ce18" table:formula="oooc:=[.S28]*SQRT(([.P28]/[.O28])^2+([.R28]/[.Q28])^2)" office:value-type="float" office:value="0">
            <text:p>#DIV/0!</text:p>
          </table:covered-table-cell>
          <table:table-cell table:formula="oooc:=ABS([.B28]-[.$S$56])" office:value-type="float" office:value="7.9849153536651">
            <text:p>7,98E+000</text:p>
          </table:table-cell>
          <table:table-cell table:formula="oooc:=SQRT([.C28]^2+[.$S$58]^2)" office:value-type="float" office:value="0.115909333470882">
            <text:p>1,16E-001</text:p>
          </table:table-cell>
          <table:table-cell table:formula="oooc:=ABS([.D28]*[.$B$57]*[.$B$58]/2*[.$B$59]*[.$B$60]*[.B28]*[.G28]*10)" office:value-type="float" office:value="0.472043389697484">
            <text:p>0,47</text:p>
          </table:table-cell>
          <table:table-cell table:formula="oooc:=[.W28]*SQRT(([.C28]/[.B28])^2+((0.1*[.G28])/[.G28])^2+([.E28]/[.D28])^2)" office:value-type="float" office:value="0.095650415697522">
            <text:p>0,1</text:p>
          </table:table-cell>
          <table:table-cell table:formula="oooc:=[.W28]/[.X28]^2" office:value-type="float" office:value="51.5950688944199">
            <text:p>5,16E+001</text:p>
          </table:table-cell>
          <table:table-cell table:formula="oooc:=1/[.X28]^2" office:value-type="float" office:value="109.301538842617">
            <text:p>1,09E+002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39">
            <text:p>3,90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-([.H29]+2*[.I29]+4*[.K29])/3" office:value-type="float" office:value="-9.92166666666667">
            <text:p>-9,92E+000</text:p>
          </table:table-cell>
          <table:table-cell table:style-name="ce8" table:formula="oooc:=STDEV([.H29];[.J29];[.L29])" office:value-type="float" office:value="1.71457895706205">
            <text:p>1,71E+000</text:p>
          </table:table-cell>
          <table:table-cell office:value-type="float" office:value="68550">
            <text:p>6,86E+004</text:p>
          </table:table-cell>
          <table:table-cell table:style-name="ce7" table:formula="oooc:=2*PI()*1000000/[.F29]" office:value-type="float" office:value="91.6584289887613">
            <text:p>9,17E+001</text:p>
          </table:table-cell>
          <table:table-cell office:value-type="float" office:value="9.975">
            <text:p>9,98E+000</text:p>
          </table:table-cell>
          <table:table-cell office:value-type="float" office:value="4.957">
            <text:p>4,96E+000</text:p>
          </table:table-cell>
          <table:table-cell table:style-name="ce8" table:formula="oooc:=[.I29]+2" office:value-type="float" office:value="6.957">
            <text:p>6,96E+000</text:p>
          </table:table-cell>
          <table:table-cell table:style-name="ce11" office:value-type="float" office:value="2.469">
            <text:p>2,47E+000</text:p>
          </table:table-cell>
          <table:table-cell table:style-name="ce14" table:formula="oooc:=[.K29]*4" office:value-type="float" office:value="9.876">
            <text:p>9,88E+000</text:p>
          </table:table-cell>
          <table:covered-table-cell table:style-name="ce16" table:formula="oooc:=AVERAGE([.G29:.G39])" office:value-type="float" office:value="91.5328239336148">
            <text:p>9,15E+001</text:p>
          </table:covered-table-cell>
          <table:covered-table-cell table:style-name="ce17"/>
          <table:covered-table-cell table:number-columns-repeated="4"/>
          <table:covered-table-cell table:style-name="ce18" table:formula="oooc:=-[.Q29]/[.O29]" office:value-type="float" office:value="0">
            <text:p>#DIV/0!</text:p>
          </table:covered-table-cell>
          <table:covered-table-cell table:style-name="ce18" table:formula="oooc:=[.S29]*SQRT(([.P29]/[.O29])^2+([.R29]/[.Q29])^2)" office:value-type="float" office:value="0">
            <text:p>#DIV/0!</text:p>
          </table:covered-table-cell>
          <table:table-cell table:formula="oooc:=ABS([.B29]-[.$S$56])" office:value-type="float" office:value="7.4849153536651">
            <text:p>7,48E+000</text:p>
          </table:table-cell>
          <table:table-cell table:formula="oooc:=SQRT([.C29]^2+[.$S$58]^2)" office:value-type="float" office:value="0.115909333470882">
            <text:p>1,16E-001</text:p>
          </table:table-cell>
          <table:table-cell table:formula="oooc:=ABS([.D29]*[.$B$57]*[.$B$58]/2*[.$B$59]*[.$B$60]*[.B29]*[.G29]*10)" office:value-type="float" office:value="0.446243124093094">
            <text:p>0,45</text:p>
          </table:table-cell>
          <table:table-cell table:formula="oooc:=[.W29]*SQRT(([.C29]/[.B29])^2+((0.1*[.G29])/[.G29])^2+([.E29]/[.D29])^2)" office:value-type="float" office:value="0.0890966725791902">
            <text:p>0,09</text:p>
          </table:table-cell>
          <table:table-cell table:formula="oooc:=[.W29]/[.X29]^2" office:value-type="float" office:value="56.2145278287236">
            <text:p>5,62E+001</text:p>
          </table:table-cell>
          <table:table-cell table:formula="oooc:=1/[.X29]^2" office:value-type="float" office:value="125.972871723165">
            <text:p>1,26E+002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39.5">
            <text:p>3,95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-([.H30]+2*[.I30]+4*[.K30])/3" office:value-type="float" office:value="-9.16166666666667">
            <text:p>-9,16E+000</text:p>
          </table:table-cell>
          <table:table-cell table:style-name="ce8" table:formula="oooc:=STDEV([.H30];[.J30];[.L30])" office:value-type="float" office:value="1.47475229558504">
            <text:p>1,47E+000</text:p>
          </table:table-cell>
          <table:table-cell office:value-type="float" office:value="68750">
            <text:p>6,88E+004</text:p>
          </table:table-cell>
          <table:table-cell table:style-name="ce7" table:formula="oooc:=2*PI()*1000000/[.F30]" office:value-type="float" office:value="91.3917862862485">
            <text:p>9,14E+001</text:p>
          </table:table-cell>
          <table:table-cell office:value-type="float" office:value="9.029">
            <text:p>9,03E+000</text:p>
          </table:table-cell>
          <table:table-cell office:value-type="float" office:value="4.598">
            <text:p>4,60E+000</text:p>
          </table:table-cell>
          <table:table-cell table:style-name="ce8" table:formula="oooc:=[.I30]+2" office:value-type="float" office:value="6.598">
            <text:p>6,60E+000</text:p>
          </table:table-cell>
          <table:table-cell table:style-name="ce11" office:value-type="float" office:value="2.315">
            <text:p>2,32E+000</text:p>
          </table:table-cell>
          <table:table-cell table:style-name="ce14" table:formula="oooc:=[.K30]*4" office:value-type="float" office:value="9.26">
            <text:p>9,26E+000</text:p>
          </table:table-cell>
          <table:covered-table-cell table:style-name="ce16" table:formula="oooc:=AVERAGE([.G30:.G40])" office:value-type="float" office:value="91.5218983421111">
            <text:p>9,15E+001</text:p>
          </table:covered-table-cell>
          <table:covered-table-cell table:style-name="ce17"/>
          <table:covered-table-cell table:number-columns-repeated="4"/>
          <table:covered-table-cell table:style-name="ce18" table:formula="oooc:=-[.Q30]/[.O30]" office:value-type="float" office:value="0">
            <text:p>#DIV/0!</text:p>
          </table:covered-table-cell>
          <table:covered-table-cell table:style-name="ce18" table:formula="oooc:=[.S30]*SQRT(([.P30]/[.O30])^2+([.R30]/[.Q30])^2)" office:value-type="float" office:value="0">
            <text:p>#DIV/0!</text:p>
          </table:covered-table-cell>
          <table:table-cell table:formula="oooc:=ABS([.B30]-[.$S$56])" office:value-type="float" office:value="6.9849153536651">
            <text:p>6,98E+000</text:p>
          </table:table-cell>
          <table:table-cell table:formula="oooc:=SQRT([.C30]^2+[.$S$58]^2)" office:value-type="float" office:value="0.115909333470882">
            <text:p>1,16E-001</text:p>
          </table:table-cell>
          <table:table-cell table:formula="oooc:=ABS([.D30]*[.$B$57]*[.$B$58]/2*[.$B$59]*[.$B$60]*[.B30]*[.G30]*10)" office:value-type="float" office:value="0.416129626849501">
            <text:p>0,42</text:p>
          </table:table-cell>
          <table:table-cell table:formula="oooc:=[.W30]*SQRT(([.C30]/[.B30])^2+((0.1*[.G30])/[.G30])^2+([.E30]/[.D30])^2)" office:value-type="float" office:value="0.0788577865961089">
            <text:p>0,08</text:p>
          </table:table-cell>
          <table:table-cell table:formula="oooc:=[.W30]/[.X30]^2" office:value-type="float" office:value="66.9174635458786">
            <text:p>6,69E+001</text:p>
          </table:table-cell>
          <table:table-cell table:formula="oooc:=1/[.X30]^2" office:value-type="float" office:value="160.809178746795">
            <text:p>1,61E+002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40">
            <text:p>4,00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-([.H31]+2*[.I31]+4*[.K31])/3" office:value-type="float" office:value="-8.42433333333333">
            <text:p>-8,42E+000</text:p>
          </table:table-cell>
          <table:table-cell table:style-name="ce8" table:formula="oooc:=STDEV([.H31];[.J31];[.L31])" office:value-type="float" office:value="1.27060628572872">
            <text:p>1,27E+000</text:p>
          </table:table-cell>
          <table:table-cell office:value-type="float" office:value="68710">
            <text:p>6,87E+004</text:p>
          </table:table-cell>
          <table:table-cell table:style-name="ce7" table:formula="oooc:=2*PI()*1000000/[.F31]" office:value-type="float" office:value="91.4449906444417">
            <text:p>9,14E+001</text:p>
          </table:table-cell>
          <table:table-cell office:value-type="float" office:value="8.475">
            <text:p>8,48E+000</text:p>
          </table:table-cell>
          <table:table-cell office:value-type="float" office:value="4.219">
            <text:p>4,22E+000</text:p>
          </table:table-cell>
          <table:table-cell table:style-name="ce8" table:formula="oooc:=[.I31]+2" office:value-type="float" office:value="6.219">
            <text:p>6,22E+000</text:p>
          </table:table-cell>
          <table:table-cell table:style-name="ce11" office:value-type="float" office:value="2.09">
            <text:p>2,09E+000</text:p>
          </table:table-cell>
          <table:table-cell table:style-name="ce14" table:formula="oooc:=[.K31]*4" office:value-type="float" office:value="8.36">
            <text:p>8,36E+000</text:p>
          </table:table-cell>
          <table:covered-table-cell table:style-name="ce16" table:formula="oooc:=AVERAGE([.G31:.G41])" office:value-type="float" office:value="91.5388516752855">
            <text:p>9,15E+001</text:p>
          </table:covered-table-cell>
          <table:covered-table-cell table:style-name="ce17"/>
          <table:covered-table-cell table:number-columns-repeated="4"/>
          <table:covered-table-cell table:style-name="ce18" table:formula="oooc:=-[.Q31]/[.O31]" office:value-type="float" office:value="0">
            <text:p>#DIV/0!</text:p>
          </table:covered-table-cell>
          <table:covered-table-cell table:style-name="ce18" table:formula="oooc:=[.S31]*SQRT(([.P31]/[.O31])^2+([.R31]/[.Q31])^2)" office:value-type="float" office:value="0">
            <text:p>#DIV/0!</text:p>
          </table:covered-table-cell>
          <table:table-cell table:formula="oooc:=ABS([.B31]-[.$S$56])" office:value-type="float" office:value="6.4849153536651">
            <text:p>6,48E+000</text:p>
          </table:table-cell>
          <table:table-cell table:formula="oooc:=SQRT([.C31]^2+[.$S$58]^2)" office:value-type="float" office:value="0.115909333470882">
            <text:p>1,16E-001</text:p>
          </table:table-cell>
          <table:table-cell table:formula="oooc:=ABS([.D31]*[.$B$57]*[.$B$58]/2*[.$B$59]*[.$B$60]*[.B31]*[.G31]*10)" office:value-type="float" office:value="0.387708518114088">
            <text:p>0,39</text:p>
          </table:table-cell>
          <table:table-cell table:formula="oooc:=[.W31]*SQRT(([.C31]/[.B31])^2+((0.1*[.G31])/[.G31])^2+([.E31]/[.D31])^2)" office:value-type="float" office:value="0.0701618158330837">
            <text:p>0,07</text:p>
          </table:table-cell>
          <table:table-cell table:formula="oooc:=[.W31]/[.X31]^2" office:value-type="float" office:value="78.7596363224551">
            <text:p>7,88E+001</text:p>
          </table:table-cell>
          <table:table-cell table:formula="oooc:=1/[.X31]^2" office:value-type="float" office:value="203.141361725974">
            <text:p>2,03E+002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40.5">
            <text:p>4,05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-([.H32]+2*[.I32]+4*[.K32])/3" office:value-type="float" office:value="-8.234">
            <text:p>-8,23E+000</text:p>
          </table:table-cell>
          <table:table-cell table:style-name="ce8" table:formula="oooc:=STDEV([.H32];[.J32];[.L32])" office:value-type="float" office:value="1.21803612425905">
            <text:p>1,22E+000</text:p>
          </table:table-cell>
          <table:table-cell office:value-type="float" office:value="68790">
            <text:p>6,88E+004</text:p>
          </table:table-cell>
          <table:table-cell table:style-name="ce7" table:formula="oooc:=2*PI()*1000000/[.F32]" office:value-type="float" office:value="91.3386438025816">
            <text:p>9,13E+001</text:p>
          </table:table-cell>
          <table:table-cell office:value-type="float" office:value="8.13">
            <text:p>8,13E+000</text:p>
          </table:table-cell>
          <table:table-cell office:value-type="float" office:value="4.124">
            <text:p>4,12E+000</text:p>
          </table:table-cell>
          <table:table-cell table:style-name="ce8" table:formula="oooc:=[.I32]+2" office:value-type="float" office:value="6.124">
            <text:p>6,12E+000</text:p>
          </table:table-cell>
          <table:table-cell table:style-name="ce11" office:value-type="float" office:value="2.081">
            <text:p>2,08E+000</text:p>
          </table:table-cell>
          <table:table-cell table:style-name="ce14" table:formula="oooc:=[.K32]*4" office:value-type="float" office:value="8.324">
            <text:p>8,32E+000</text:p>
          </table:table-cell>
          <table:covered-table-cell table:style-name="ce16" table:formula="oooc:=AVERAGE([.G32:.G42])" office:value-type="float" office:value="91.5521818488488">
            <text:p>9,16E+001</text:p>
          </table:covered-table-cell>
          <table:covered-table-cell table:style-name="ce17"/>
          <table:covered-table-cell table:number-columns-repeated="4"/>
          <table:covered-table-cell table:style-name="ce18" table:formula="oooc:=-[.Q32]/[.O32]" office:value-type="float" office:value="0">
            <text:p>#DIV/0!</text:p>
          </table:covered-table-cell>
          <table:covered-table-cell table:style-name="ce18" table:formula="oooc:=[.S32]*SQRT(([.P32]/[.O32])^2+([.R32]/[.Q32])^2)" office:value-type="float" office:value="0">
            <text:p>#DIV/0!</text:p>
          </table:covered-table-cell>
          <table:table-cell table:formula="oooc:=ABS([.B32]-[.$S$56])" office:value-type="float" office:value="5.9849153536651">
            <text:p>5,98E+000</text:p>
          </table:table-cell>
          <table:table-cell table:formula="oooc:=SQRT([.C32]^2+[.$S$58]^2)" office:value-type="float" office:value="0.115909333470882">
            <text:p>1,16E-001</text:p>
          </table:table-cell>
          <table:table-cell table:formula="oooc:=ABS([.D32]*[.$B$57]*[.$B$58]/2*[.$B$59]*[.$B$60]*[.B32]*[.G32]*10)" office:value-type="float" office:value="0.38323956075411">
            <text:p>0,38</text:p>
          </table:table-cell>
          <table:table-cell table:formula="oooc:=[.W32]*SQRT(([.C32]/[.B32])^2+((0.1*[.G32])/[.G32])^2+([.E32]/[.D32])^2)" office:value-type="float" office:value="0.0684301525151322">
            <text:p>0,07</text:p>
          </table:table-cell>
          <table:table-cell table:formula="oooc:=[.W32]/[.X32]^2" office:value-type="float" office:value="81.8418273854396">
            <text:p>8,18E+001</text:p>
          </table:table-cell>
          <table:table-cell table:formula="oooc:=1/[.X32]^2" office:value-type="float" office:value="213.552659397682">
            <text:p>2,14E+002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41">
            <text:p>4,10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-([.H33]+2*[.I33]+4*[.K33])/3" office:value-type="float" office:value="-7.91266666666667">
            <text:p>-7,91E+000</text:p>
          </table:table-cell>
          <table:table-cell table:style-name="ce8" table:formula="oooc:=STDEV([.H33];[.J33];[.L33])" office:value-type="float" office:value="1.16260067664411">
            <text:p>1,16E+000</text:p>
          </table:table-cell>
          <table:table-cell office:value-type="float" office:value="68450">
            <text:p>6,85E+004</text:p>
          </table:table-cell>
          <table:table-cell table:style-name="ce7" table:formula="oooc:=2*PI()*1000000/[.F33]" office:value-type="float" office:value="91.792334655655">
            <text:p>9,18E+001</text:p>
          </table:table-cell>
          <table:table-cell office:value-type="float" office:value="8">
            <text:p>8,00E+000</text:p>
          </table:table-cell>
          <table:table-cell office:value-type="float" office:value="3.929">
            <text:p>3,93E+000</text:p>
          </table:table-cell>
          <table:table-cell table:style-name="ce8" table:formula="oooc:=[.I33]+2" office:value-type="float" office:value="5.929">
            <text:p>5,93E+000</text:p>
          </table:table-cell>
          <table:table-cell table:style-name="ce11" office:value-type="float" office:value="1.97">
            <text:p>1,97E+000</text:p>
          </table:table-cell>
          <table:table-cell table:style-name="ce14" table:formula="oooc:=[.K33]*4" office:value-type="float" office:value="7.88">
            <text:p>7,88E+000</text:p>
          </table:table-cell>
          <table:covered-table-cell table:style-name="ce16" table:formula="oooc:=AVERAGE([.G33:.G43])" office:value-type="float" office:value="91.5509749428789">
            <text:p>9,16E+001</text:p>
          </table:covered-table-cell>
          <table:covered-table-cell table:style-name="ce17"/>
          <table:covered-table-cell table:number-columns-repeated="4"/>
          <table:covered-table-cell table:style-name="ce18" table:formula="oooc:=-[.Q33]/[.O33]" office:value-type="float" office:value="0">
            <text:p>#DIV/0!</text:p>
          </table:covered-table-cell>
          <table:covered-table-cell table:style-name="ce18" table:formula="oooc:=[.S33]*SQRT(([.P33]/[.O33])^2+([.R33]/[.Q33])^2)" office:value-type="float" office:value="0">
            <text:p>#DIV/0!</text:p>
          </table:covered-table-cell>
          <table:table-cell table:formula="oooc:=ABS([.B33]-[.$S$56])" office:value-type="float" office:value="5.4849153536651">
            <text:p>5,48E+000</text:p>
          </table:table-cell>
          <table:table-cell table:formula="oooc:=SQRT([.C33]^2+[.$S$58]^2)" office:value-type="float" office:value="0.115909333470882">
            <text:p>1,16E-001</text:p>
          </table:table-cell>
          <table:table-cell table:formula="oooc:=ABS([.D33]*[.$B$57]*[.$B$58]/2*[.$B$59]*[.$B$60]*[.B33]*[.G33]*10)" office:value-type="float" office:value="0.374682174767787">
            <text:p>0,37</text:p>
          </table:table-cell>
          <table:table-cell table:formula="oooc:=[.W33]*SQRT(([.C33]/[.B33])^2+((0.1*[.G33])/[.G33])^2+([.E33]/[.D33])^2)" office:value-type="float" office:value="0.0665925320331934">
            <text:p>0,07</text:p>
          </table:table-cell>
          <table:table-cell table:formula="oooc:=[.W33]/[.X33]^2" office:value-type="float" office:value="84.4912967814385">
            <text:p>8,45E+001</text:p>
          </table:table-cell>
          <table:table-cell table:formula="oooc:=1/[.X33]^2" office:value-type="float" office:value="225.501244711742">
            <text:p>2,26E+002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1.5">
            <text:p>5,1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34]+2*[.I34]+4*[.K34])/3" office:value-type="float" office:value="6.43933333333333">
            <text:p>6,44E+000</text:p>
          </table:table-cell>
          <table:table-cell table:style-name="ce8" table:formula="oooc:=STDEV([.H34];[.J34];[.L34])" office:value-type="float" office:value="0.727726138965293">
            <text:p>7,28E-001</text:p>
          </table:table-cell>
          <table:table-cell office:value-type="float" office:value="68600">
            <text:p>6,86E+004</text:p>
          </table:table-cell>
          <table:table-cell table:style-name="ce7" table:formula="oooc:=2*PI()*1000000/[.F34]" office:value-type="float" office:value="91.5916225536383">
            <text:p>9,16E+001</text:p>
          </table:table-cell>
          <table:table-cell office:value-type="float" office:value="6.494">
            <text:p>6,49E+000</text:p>
          </table:table-cell>
          <table:table-cell office:value-type="float" office:value="3.2">
            <text:p>3,20E+000</text:p>
          </table:table-cell>
          <table:table-cell table:style-name="ce8" table:formula="oooc:=[.I34]+2" office:value-type="float" office:value="5.2">
            <text:p>5,20E+000</text:p>
          </table:table-cell>
          <table:table-cell table:style-name="ce11" office:value-type="float" office:value="1.606">
            <text:p>1,61E+000</text:p>
          </table:table-cell>
          <table:table-cell table:style-name="ce14" table:formula="oooc:=[.K34]*4" office:value-type="float" office:value="6.424">
            <text:p>6,42E+000</text:p>
          </table:table-cell>
          <table:covered-table-cell table:style-name="ce16" table:formula="oooc:=AVERAGE([.G34:.G44])" office:value-type="float" office:value="95.3078838632038">
            <text:p>9,53E+001</text:p>
          </table:covered-table-cell>
          <table:covered-table-cell table:style-name="ce17"/>
          <table:covered-table-cell table:number-columns-repeated="4"/>
          <table:covered-table-cell table:style-name="ce18" table:formula="oooc:=-[.Q34]/[.O34]" office:value-type="float" office:value="0">
            <text:p>#DIV/0!</text:p>
          </table:covered-table-cell>
          <table:covered-table-cell table:style-name="ce18" table:formula="oooc:=[.S34]*SQRT(([.P34]/[.O34])^2+([.R34]/[.Q34])^2)" office:value-type="float" office:value="0">
            <text:p>#DIV/0!</text:p>
          </table:covered-table-cell>
          <table:table-cell table:formula="oooc:=ABS([.B34]-[.$S$56])" office:value-type="float" office:value="5.0150846463349">
            <text:p>5,02E+000</text:p>
          </table:table-cell>
          <table:table-cell table:formula="oooc:=SQRT([.C34]^2+[.$S$58]^2)" office:value-type="float" office:value="0.115909333470882">
            <text:p>1,16E-001</text:p>
          </table:table-cell>
          <table:table-cell table:formula="oooc:=ABS([.D34]*[.$B$57]*[.$B$58]/2*[.$B$59]*[.$B$60]*[.B34]*[.G34]*10)" office:value-type="float" office:value="0.382167523148537">
            <text:p>0,38</text:p>
          </table:table-cell>
          <table:table-cell table:formula="oooc:=[.W34]*SQRT(([.C34]/[.B34])^2+((0.1*[.G34])/[.G34])^2+([.E34]/[.D34])^2)" office:value-type="float" office:value="0.0576704560440152">
            <text:p>0,06</text:p>
          </table:table-cell>
          <table:table-cell table:formula="oooc:=[.W34]/[.X34]^2" office:value-type="float" office:value="114.907137584796">
            <text:p>1,15E+002</text:p>
          </table:table-cell>
          <table:table-cell table:formula="oooc:=1/[.X34]^2" office:value-type="float" office:value="300.672167635069">
            <text:p>3,01E+002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2">
            <text:p>5,2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35]+2*[.I35]+4*[.K35])/3" office:value-type="float" office:value="6.88933333333333">
            <text:p>6,89E+000</text:p>
          </table:table-cell>
          <table:table-cell table:style-name="ce8" table:formula="oooc:=STDEV([.H35];[.J35];[.L35])" office:value-type="float" office:value="0.798158714375364">
            <text:p>7,98E-001</text:p>
          </table:table-cell>
          <table:table-cell office:value-type="float" office:value="68950">
            <text:p>6,90E+004</text:p>
          </table:table-cell>
          <table:table-cell table:style-name="ce7" table:formula="oooc:=2*PI()*1000000/[.F35]" office:value-type="float" office:value="91.1266904594574">
            <text:p>9,11E+001</text:p>
          </table:table-cell>
          <table:table-cell office:value-type="float" office:value="6.92">
            <text:p>6,92E+000</text:p>
          </table:table-cell>
          <table:table-cell office:value-type="float" office:value="3.478">
            <text:p>3,48E+000</text:p>
          </table:table-cell>
          <table:table-cell table:style-name="ce8" table:formula="oooc:=[.I35]+2" office:value-type="float" office:value="5.478">
            <text:p>5,48E+000</text:p>
          </table:table-cell>
          <table:table-cell table:style-name="ce11" office:value-type="float" office:value="1.698">
            <text:p>1,70E+000</text:p>
          </table:table-cell>
          <table:table-cell table:style-name="ce14" table:formula="oooc:=[.K35]*4" office:value-type="float" office:value="6.792">
            <text:p>6,79E+000</text:p>
          </table:table-cell>
          <table:covered-table-cell table:style-name="ce16" table:formula="oooc:=AVERAGE([.G35:.G45])" office:value-type="float" office:value="99.0753524867121">
            <text:p>9,91E+001</text:p>
          </table:covered-table-cell>
          <table:covered-table-cell table:style-name="ce17"/>
          <table:covered-table-cell table:number-columns-repeated="4"/>
          <table:covered-table-cell table:style-name="ce18" table:formula="oooc:=-[.Q35]/[.O35]" office:value-type="float" office:value="0">
            <text:p>#DIV/0!</text:p>
          </table:covered-table-cell>
          <table:covered-table-cell table:style-name="ce18" table:formula="oooc:=[.S35]*SQRT(([.P35]/[.O35])^2+([.R35]/[.Q35])^2)" office:value-type="float" office:value="0">
            <text:p>#DIV/0!</text:p>
          </table:covered-table-cell>
          <table:table-cell table:formula="oooc:=ABS([.B35]-[.$S$56])" office:value-type="float" office:value="5.5150846463349">
            <text:p>5,52E+000</text:p>
          </table:table-cell>
          <table:table-cell table:formula="oooc:=SQRT([.C35]^2+[.$S$58]^2)" office:value-type="float" office:value="0.115909333470882">
            <text:p>1,16E-001</text:p>
          </table:table-cell>
          <table:table-cell table:formula="oooc:=ABS([.D35]*[.$B$57]*[.$B$58]/2*[.$B$59]*[.$B$60]*[.B35]*[.G35]*10)" office:value-type="float" office:value="0.410748540157414">
            <text:p>0,41</text:p>
          </table:table-cell>
          <table:table-cell table:formula="oooc:=[.W35]*SQRT(([.C35]/[.B35])^2+((0.1*[.G35])/[.G35])^2+([.E35]/[.D35])^2)" office:value-type="float" office:value="0.0628623096432985">
            <text:p>0,06</text:p>
          </table:table-cell>
          <table:table-cell table:formula="oooc:=[.W35]/[.X35]^2" office:value-type="float" office:value="103.943027351009">
            <text:p>1,04E+002</text:p>
          </table:table-cell>
          <table:table-cell table:formula="oooc:=1/[.X35]^2" office:value-type="float" office:value="253.057569751006">
            <text:p>2,53E+002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2.5">
            <text:p>5,2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36]+2*[.I36]+4*[.K36])/3" office:value-type="float" office:value="8.10333333333333">
            <text:p>8,10E+000</text:p>
          </table:table-cell>
          <table:table-cell table:style-name="ce8" table:formula="oooc:=STDEV([.H36];[.J36];[.L36])" office:value-type="float" office:value="1.17057208235973">
            <text:p>1,17E+000</text:p>
          </table:table-cell>
          <table:table-cell office:value-type="float" office:value="68710">
            <text:p>6,87E+004</text:p>
          </table:table-cell>
          <table:table-cell table:style-name="ce7" table:formula="oooc:=2*PI()*1000000/[.F36]" office:value-type="float" office:value="91.4449906444417">
            <text:p>9,14E+001</text:p>
          </table:table-cell>
          <table:table-cell office:value-type="float" office:value="8.032">
            <text:p>8,03E+000</text:p>
          </table:table-cell>
          <table:table-cell office:value-type="float" office:value="4.065">
            <text:p>4,07E+000</text:p>
          </table:table-cell>
          <table:table-cell table:style-name="ce8" table:formula="oooc:=[.I36]+2" office:value-type="float" office:value="6.065">
            <text:p>6,07E+000</text:p>
          </table:table-cell>
          <table:table-cell table:style-name="ce11" office:value-type="float" office:value="2.037">
            <text:p>2,04E+000</text:p>
          </table:table-cell>
          <table:table-cell table:style-name="ce14" table:formula="oooc:=[.K36]*4" office:value-type="float" office:value="8.148">
            <text:p>8,15E+000</text:p>
          </table:table-cell>
          <table:covered-table-cell table:style-name="ce16" table:formula="oooc:=AVERAGE([.G36:.G46])" office:value-type="float" office:value="102.885087664237">
            <text:p>1,03E+002</text:p>
          </table:covered-table-cell>
          <table:covered-table-cell table:style-name="ce17"/>
          <table:covered-table-cell table:number-columns-repeated="4"/>
          <table:covered-table-cell table:style-name="ce18" table:formula="oooc:=-[.Q36]/[.O36]" office:value-type="float" office:value="0">
            <text:p>#DIV/0!</text:p>
          </table:covered-table-cell>
          <table:covered-table-cell table:style-name="ce18" table:formula="oooc:=[.S36]*SQRT(([.P36]/[.O36])^2+([.R36]/[.Q36])^2)" office:value-type="float" office:value="0">
            <text:p>#DIV/0!</text:p>
          </table:covered-table-cell>
          <table:table-cell table:formula="oooc:=ABS([.B36]-[.$S$56])" office:value-type="float" office:value="6.0150846463349">
            <text:p>6,02E+000</text:p>
          </table:table-cell>
          <table:table-cell table:formula="oooc:=SQRT([.C36]^2+[.$S$58]^2)" office:value-type="float" office:value="0.115909333470882">
            <text:p>1,16E-001</text:p>
          </table:table-cell>
          <table:table-cell table:formula="oooc:=ABS([.D36]*[.$B$57]*[.$B$58]/2*[.$B$59]*[.$B$60]*[.B36]*[.G36]*10)" office:value-type="float" office:value="0.489477593633579">
            <text:p>0,49</text:p>
          </table:table-cell>
          <table:table-cell table:formula="oooc:=[.W36]*SQRT(([.C36]/[.B36])^2+((0.1*[.G36])/[.G36])^2+([.E36]/[.D36])^2)" office:value-type="float" office:value="0.0859969979562277">
            <text:p>0,09</text:p>
          </table:table-cell>
          <table:table-cell table:formula="oooc:=[.W36]/[.X36]^2" office:value-type="float" office:value="66.1860151821552">
            <text:p>6,62E+001</text:p>
          </table:table-cell>
          <table:table-cell table:formula="oooc:=1/[.X36]^2" office:value-type="float" office:value="135.217660712171">
            <text:p>1,35E+002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3">
            <text:p>5,3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37]+2*[.I37]+4*[.K37])/3" office:value-type="float" office:value="9.10166666666667">
            <text:p>9,10E+000</text:p>
          </table:table-cell>
          <table:table-cell table:style-name="ce8" table:formula="oooc:=STDEV([.H37];[.J37];[.L37])" office:value-type="float" office:value="1.49124254678216">
            <text:p>1,49E+000</text:p>
          </table:table-cell>
          <table:table-cell office:value-type="float" office:value="68800">
            <text:p>6,88E+004</text:p>
          </table:table-cell>
          <table:table-cell table:style-name="ce7" table:formula="oooc:=2*PI()*1000000/[.F37]" office:value-type="float" office:value="91.3253678369126">
            <text:p>9,13E+001</text:p>
          </table:table-cell>
          <table:table-cell office:value-type="float" office:value="9.091">
            <text:p>9,09E+000</text:p>
          </table:table-cell>
          <table:table-cell office:value-type="float" office:value="4.535">
            <text:p>4,54E+000</text:p>
          </table:table-cell>
          <table:table-cell table:style-name="ce8" table:formula="oooc:=[.I37]+2" office:value-type="float" office:value="6.535">
            <text:p>6,54E+000</text:p>
          </table:table-cell>
          <table:table-cell table:style-name="ce11" office:value-type="float" office:value="2.286">
            <text:p>2,29E+000</text:p>
          </table:table-cell>
          <table:table-cell table:style-name="ce14" table:formula="oooc:=[.K37]*4" office:value-type="float" office:value="9.144">
            <text:p>9,14E+000</text:p>
          </table:table-cell>
          <table:covered-table-cell table:style-name="ce16" table:formula="oooc:=AVERAGE([.G37:.G47])" office:value-type="float" office:value="106.660767316434">
            <text:p>1,07E+002</text:p>
          </table:covered-table-cell>
          <table:covered-table-cell table:style-name="ce17"/>
          <table:covered-table-cell table:number-columns-repeated="4"/>
          <table:covered-table-cell table:style-name="ce18" table:formula="oooc:=-[.Q37]/[.O37]" office:value-type="float" office:value="0">
            <text:p>#DIV/0!</text:p>
          </table:covered-table-cell>
          <table:covered-table-cell table:style-name="ce18" table:formula="oooc:=[.S37]*SQRT(([.P37]/[.O37])^2+([.R37]/[.Q37])^2)" office:value-type="float" office:value="0">
            <text:p>#DIV/0!</text:p>
          </table:covered-table-cell>
          <table:table-cell table:formula="oooc:=ABS([.B37]-[.$S$56])" office:value-type="float" office:value="6.5150846463349">
            <text:p>6,52E+000</text:p>
          </table:table-cell>
          <table:table-cell table:formula="oooc:=SQRT([.C37]^2+[.$S$58]^2)" office:value-type="float" office:value="0.115909333470882">
            <text:p>1,16E-001</text:p>
          </table:table-cell>
          <table:table-cell table:formula="oooc:=ABS([.D37]*[.$B$57]*[.$B$58]/2*[.$B$59]*[.$B$60]*[.B37]*[.G37]*10)" office:value-type="float" office:value="0.554291367313052">
            <text:p>0,55</text:p>
          </table:table-cell>
          <table:table-cell table:formula="oooc:=[.W37]*SQRT(([.C37]/[.B37])^2+((0.1*[.G37])/[.G37])^2+([.E37]/[.D37])^2)" office:value-type="float" office:value="0.106395789095609">
            <text:p>0,11</text:p>
          </table:table-cell>
          <table:table-cell table:formula="oooc:=[.W37]/[.X37]^2" office:value-type="float" office:value="48.9653919257254">
            <text:p>4,90E+001</text:p>
          </table:table-cell>
          <table:table-cell table:formula="oooc:=1/[.X37]^2" office:value-type="float" office:value="88.3387236627678">
            <text:p>8,83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3.5">
            <text:p>5,3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38]+2*[.I38]+4*[.K38])/3" office:value-type="float" office:value="9.284">
            <text:p>9,28E+000</text:p>
          </table:table-cell>
          <table:table-cell table:style-name="ce8" table:formula="oooc:=STDEV([.H38];[.J38];[.L38])" office:value-type="float" office:value="1.57431074865585">
            <text:p>1,57E+000</text:p>
          </table:table-cell>
          <table:table-cell office:value-type="float" office:value="68280">
            <text:p>6,83E+004</text:p>
          </table:table-cell>
          <table:table-cell table:style-name="ce7" table:formula="oooc:=2*PI()*1000000/[.F38]" office:value-type="float" office:value="92.0208744460982">
            <text:p>9,20E+001</text:p>
          </table:table-cell>
          <table:table-cell office:value-type="float" office:value="9.434">
            <text:p>9,43E+000</text:p>
          </table:table-cell>
          <table:table-cell office:value-type="float" office:value="4.603">
            <text:p>4,60E+000</text:p>
          </table:table-cell>
          <table:table-cell table:style-name="ce8" table:formula="oooc:=[.I38]+2" office:value-type="float" office:value="6.603">
            <text:p>6,60E+000</text:p>
          </table:table-cell>
          <table:table-cell table:style-name="ce11" office:value-type="float" office:value="2.303">
            <text:p>2,30E+000</text:p>
          </table:table-cell>
          <table:table-cell table:style-name="ce14" table:formula="oooc:=[.K38]*4" office:value-type="float" office:value="9.212">
            <text:p>9,21E+000</text:p>
          </table:table-cell>
          <table:covered-table-cell table:style-name="ce16" table:formula="oooc:=AVERAGE([.G38:.G48])" office:value-type="float" office:value="110.462692221471">
            <text:p>1,10E+002</text:p>
          </table:covered-table-cell>
          <table:covered-table-cell table:style-name="ce17"/>
          <table:covered-table-cell table:number-columns-repeated="4"/>
          <table:covered-table-cell table:style-name="ce18" table:formula="oooc:=-[.Q38]/[.O38]" office:value-type="float" office:value="0">
            <text:p>#DIV/0!</text:p>
          </table:covered-table-cell>
          <table:covered-table-cell table:style-name="ce18" table:formula="oooc:=[.S38]*SQRT(([.P38]/[.O38])^2+([.R38]/[.Q38])^2)" office:value-type="float" office:value="0">
            <text:p>#DIV/0!</text:p>
          </table:covered-table-cell>
          <table:table-cell table:formula="oooc:=ABS([.B38]-[.$S$56])" office:value-type="float" office:value="7.0150846463349">
            <text:p>7,02E+000</text:p>
          </table:table-cell>
          <table:table-cell table:formula="oooc:=SQRT([.C38]^2+[.$S$58]^2)" office:value-type="float" office:value="0.115909333470882">
            <text:p>1,16E-001</text:p>
          </table:table-cell>
          <table:table-cell table:formula="oooc:=ABS([.D38]*[.$B$57]*[.$B$58]/2*[.$B$59]*[.$B$60]*[.B38]*[.G38]*10)" office:value-type="float" office:value="0.575075887936991">
            <text:p>0,58</text:p>
          </table:table-cell>
          <table:table-cell table:formula="oooc:=[.W38]*SQRT(([.C38]/[.B38])^2+((0.1*[.G38])/[.G38])^2+([.E38]/[.D38])^2)" office:value-type="float" office:value="0.113210893520436">
            <text:p>0,11</text:p>
          </table:table-cell>
          <table:table-cell table:formula="oooc:=[.W38]/[.X38]^2" office:value-type="float" office:value="44.8692409316815">
            <text:p>4,49E+001</text:p>
          </table:table-cell>
          <table:table-cell table:formula="oooc:=1/[.X38]^2" office:value-type="float" office:value="78.0231650689511">
            <text:p>7,80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4">
            <text:p>5,4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39]+2*[.I39]+4*[.K39])/3" office:value-type="float" office:value="10.1033333333333">
            <text:p>1,01E+001</text:p>
          </table:table-cell>
          <table:table-cell table:style-name="ce8" table:formula="oooc:=STDEV([.H39];[.J39];[.L39])" office:value-type="float" office:value="1.74106289375197">
            <text:p>1,74E+000</text:p>
          </table:table-cell>
          <table:table-cell office:value-type="float" office:value="68500">
            <text:p>6,85E+004</text:p>
          </table:table-cell>
          <table:table-cell table:style-name="ce7" table:formula="oooc:=2*PI()*1000000/[.F39]" office:value-type="float" office:value="91.7253329515268">
            <text:p>9,17E+001</text:p>
          </table:table-cell>
          <table:table-cell office:value-type="float" office:value="10.05">
            <text:p>1,01E+001</text:p>
          </table:table-cell>
          <table:table-cell office:value-type="float" office:value="5.07">
            <text:p>5,07E+000</text:p>
          </table:table-cell>
          <table:table-cell table:style-name="ce8" table:formula="oooc:=[.I39]+2" office:value-type="float" office:value="7.07">
            <text:p>7,07E+000</text:p>
          </table:table-cell>
          <table:table-cell table:style-name="ce11" office:value-type="float" office:value="2.53">
            <text:p>2,53E+000</text:p>
          </table:table-cell>
          <table:table-cell table:style-name="ce14" table:formula="oooc:=[.K39]*4" office:value-type="float" office:value="10.12">
            <text:p>1,01E+001</text:p>
          </table:table-cell>
          <table:covered-table-cell table:style-name="ce16" table:formula="oooc:=AVERAGE([.G39:.G49])" office:value-type="float" office:value="114.147762912754">
            <text:p>1,14E+002</text:p>
          </table:covered-table-cell>
          <table:covered-table-cell table:style-name="ce17"/>
          <table:covered-table-cell table:number-columns-repeated="4"/>
          <table:covered-table-cell table:style-name="ce18" table:formula="oooc:=-[.Q39]/[.O39]" office:value-type="float" office:value="0">
            <text:p>#DIV/0!</text:p>
          </table:covered-table-cell>
          <table:covered-table-cell table:style-name="ce18" table:formula="oooc:=[.S39]*SQRT(([.P39]/[.O39])^2+([.R39]/[.Q39])^2)" office:value-type="float" office:value="0">
            <text:p>#DIV/0!</text:p>
          </table:covered-table-cell>
          <table:table-cell table:formula="oooc:=ABS([.B39]-[.$S$56])" office:value-type="float" office:value="7.5150846463349">
            <text:p>7,52E+000</text:p>
          </table:table-cell>
          <table:table-cell table:formula="oooc:=SQRT([.C39]^2+[.$S$58]^2)" office:value-type="float" office:value="0.115909333470882">
            <text:p>1,16E-001</text:p>
          </table:table-cell>
          <table:table-cell table:formula="oooc:=ABS([.D39]*[.$B$57]*[.$B$58]/2*[.$B$59]*[.$B$60]*[.B39]*[.G39]*10)" office:value-type="float" office:value="0.629647708687462">
            <text:p>0,63</text:p>
          </table:table-cell>
          <table:table-cell table:formula="oooc:=[.W39]*SQRT(([.C39]/[.B39])^2+((0.1*[.G39])/[.G39])^2+([.E39]/[.D39])^2)" office:value-type="float" office:value="0.125450324038695">
            <text:p>0,13</text:p>
          </table:table-cell>
          <table:table-cell table:formula="oooc:=[.W39]/[.X39]^2" office:value-type="float" office:value="40.0086642841611">
            <text:p>4,00E+001</text:p>
          </table:table-cell>
          <table:table-cell table:formula="oooc:=1/[.X39]^2" office:value-type="float" office:value="63.5413481731897">
            <text:p>6,35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4.5">
            <text:p>5,4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40]+2*[.I40]+4*[.K40])/3" office:value-type="float" office:value="11.2713333333333">
            <text:p>1,13E+001</text:p>
          </table:table-cell>
          <table:table-cell table:style-name="ce8" table:formula="oooc:=STDEV([.H40];[.J40];[.L40])" office:value-type="float" office:value="2.18563133518289">
            <text:p>2,19E+000</text:p>
          </table:table-cell>
          <table:table-cell office:value-type="float" office:value="68640">
            <text:p>6,86E+004</text:p>
          </table:table-cell>
          <table:table-cell table:style-name="ce7" table:formula="oooc:=2*PI()*1000000/[.F40]" office:value-type="float" office:value="91.5382474822201">
            <text:p>9,15E+001</text:p>
          </table:table-cell>
          <table:table-cell office:value-type="float" office:value="11.236">
            <text:p>1,12E+001</text:p>
          </table:table-cell>
          <table:table-cell office:value-type="float" office:value="5.563">
            <text:p>5,56E+000</text:p>
          </table:table-cell>
          <table:table-cell table:style-name="ce8" table:formula="oooc:=[.I40]+2" office:value-type="float" office:value="7.563">
            <text:p>7,56E+000</text:p>
          </table:table-cell>
          <table:table-cell table:style-name="ce11" office:value-type="float" office:value="2.863">
            <text:p>2,86E+000</text:p>
          </table:table-cell>
          <table:table-cell table:style-name="ce14" table:formula="oooc:=[.K40]*4" office:value-type="float" office:value="11.452">
            <text:p>1,15E+001</text:p>
          </table:table-cell>
          <table:covered-table-cell table:style-name="ce16" table:formula="oooc:=AVERAGE([.G40:.G50])" office:value-type="float" office:value="117.834331318461">
            <text:p>1,18E+002</text:p>
          </table:covered-table-cell>
          <table:covered-table-cell table:style-name="ce17"/>
          <table:covered-table-cell table:number-columns-repeated="4"/>
          <table:covered-table-cell table:style-name="ce18" table:formula="oooc:=-[.Q40]/[.O40]" office:value-type="float" office:value="0">
            <text:p>#DIV/0!</text:p>
          </table:covered-table-cell>
          <table:covered-table-cell table:style-name="ce18" table:formula="oooc:=[.S40]*SQRT(([.P40]/[.O40])^2+([.R40]/[.Q40])^2)" office:value-type="float" office:value="0">
            <text:p>#DIV/0!</text:p>
          </table:covered-table-cell>
          <table:table-cell table:formula="oooc:=ABS([.B40]-[.$S$56])" office:value-type="float" office:value="8.0150846463349">
            <text:p>8,02E+000</text:p>
          </table:table-cell>
          <table:table-cell table:formula="oooc:=SQRT([.C40]^2+[.$S$58]^2)" office:value-type="float" office:value="0.115909333470882">
            <text:p>1,16E-001</text:p>
          </table:table-cell>
          <table:table-cell table:formula="oooc:=ABS([.D40]*[.$B$57]*[.$B$58]/2*[.$B$59]*[.$B$60]*[.B40]*[.G40]*10)" office:value-type="float" office:value="0.707496471664267">
            <text:p>0,71</text:p>
          </table:table-cell>
          <table:table-cell table:formula="oooc:=[.W40]*SQRT(([.C40]/[.B40])^2+((0.1*[.G40])/[.G40])^2+([.E40]/[.D40])^2)" office:value-type="float" office:value="0.154359720909513">
            <text:p>0,15</text:p>
          </table:table-cell>
          <table:table-cell table:formula="oooc:=[.W40]/[.X40]^2" office:value-type="float" office:value="29.6931525157979">
            <text:p>2,97E+001</text:p>
          </table:table-cell>
          <table:table-cell table:formula="oooc:=1/[.X40]^2" office:value-type="float" office:value="41.9693294666894">
            <text:p>4,20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5">
            <text:p>5,5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41]+2*[.I41]+4*[.K41])/3" office:value-type="float" office:value="11.297">
            <text:p>1,13E+001</text:p>
          </table:table-cell>
          <table:table-cell table:style-name="ce8" table:formula="oooc:=STDEV([.H41];[.J41];[.L41])" office:value-type="float" office:value="2.18687227183787">
            <text:p>2,19E+000</text:p>
          </table:table-cell>
          <table:table-cell office:value-type="float" office:value="68610">
            <text:p>6,86E+004</text:p>
          </table:table-cell>
          <table:table-cell table:style-name="ce7" table:formula="oooc:=2*PI()*1000000/[.F41]" office:value-type="float" office:value="91.5782729511673">
            <text:p>9,16E+001</text:p>
          </table:table-cell>
          <table:table-cell office:value-type="float" office:value="11.561">
            <text:p>1,16E+001</text:p>
          </table:table-cell>
          <table:table-cell office:value-type="float" office:value="5.587">
            <text:p>5,59E+000</text:p>
          </table:table-cell>
          <table:table-cell table:style-name="ce8" table:formula="oooc:=[.I41]+2" office:value-type="float" office:value="7.587">
            <text:p>7,59E+000</text:p>
          </table:table-cell>
          <table:table-cell table:style-name="ce11" office:value-type="float" office:value="2.789">
            <text:p>2,79E+000</text:p>
          </table:table-cell>
          <table:table-cell table:style-name="ce14" table:formula="oooc:=[.K41]*4" office:value-type="float" office:value="11.156">
            <text:p>1,12E+001</text:p>
          </table:table-cell>
          <table:covered-table-cell table:style-name="ce16" table:formula="oooc:=AVERAGE([.G41:.G51])" office:value-type="float" office:value="121.464935781175">
            <text:p>1,21E+002</text:p>
          </table:covered-table-cell>
          <table:covered-table-cell table:style-name="ce17"/>
          <table:covered-table-cell table:number-columns-repeated="4"/>
          <table:covered-table-cell table:style-name="ce18" table:formula="oooc:=-[.Q41]/[.O41]" office:value-type="float" office:value="0">
            <text:p>#DIV/0!</text:p>
          </table:covered-table-cell>
          <table:covered-table-cell table:style-name="ce18" table:formula="oooc:=[.S41]*SQRT(([.P41]/[.O41])^2+([.R41]/[.Q41])^2)" office:value-type="float" office:value="0">
            <text:p>#DIV/0!</text:p>
          </table:covered-table-cell>
          <table:table-cell table:formula="oooc:=ABS([.B41]-[.$S$56])" office:value-type="float" office:value="8.5150846463349">
            <text:p>8,52E+000</text:p>
          </table:table-cell>
          <table:table-cell table:formula="oooc:=SQRT([.C41]^2+[.$S$58]^2)" office:value-type="float" office:value="0.115909333470882">
            <text:p>1,16E-001</text:p>
          </table:table-cell>
          <table:table-cell table:formula="oooc:=ABS([.D41]*[.$B$57]*[.$B$58]/2*[.$B$59]*[.$B$60]*[.B41]*[.G41]*10)" office:value-type="float" office:value="0.715926035318158">
            <text:p>0,72</text:p>
          </table:table-cell>
          <table:table-cell table:formula="oooc:=[.W41]*SQRT(([.C41]/[.B41])^2+((0.1*[.G41])/[.G41])^2+([.E41]/[.D41])^2)" office:value-type="float" office:value="0.155988463777888">
            <text:p>0,16</text:p>
          </table:table-cell>
          <table:table-cell table:formula="oooc:=[.W41]/[.X41]^2" office:value-type="float" office:value="29.4227454276909">
            <text:p>2,94E+001</text:p>
          </table:table-cell>
          <table:table-cell table:formula="oooc:=1/[.X41]^2" office:value-type="float" office:value="41.0974653472623">
            <text:p>4,11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5.5">
            <text:p>5,5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42]+2*[.I42]+4*[.K42])/3" office:value-type="float" office:value="12.2813333333333">
            <text:p>1,23E+001</text:p>
          </table:table-cell>
          <table:table-cell table:style-name="ce8" table:formula="oooc:=STDEV([.H42];[.J42];[.L42])" office:value-type="float" office:value="2.46182337573867">
            <text:p>2,46E+000</text:p>
          </table:table-cell>
          <table:table-cell office:value-type="float" office:value="68600">
            <text:p>6,86E+004</text:p>
          </table:table-cell>
          <table:table-cell table:style-name="ce7" table:formula="oooc:=2*PI()*1000000/[.F42]" office:value-type="float" office:value="91.5916225536383">
            <text:p>9,16E+001</text:p>
          </table:table-cell>
          <table:table-cell office:value-type="float" office:value="12.346">
            <text:p>1,23E+001</text:p>
          </table:table-cell>
          <table:table-cell office:value-type="float" office:value="6.079">
            <text:p>6,08E+000</text:p>
          </table:table-cell>
          <table:table-cell table:style-name="ce8" table:formula="oooc:=[.I42]+2" office:value-type="float" office:value="8.079">
            <text:p>8,08E+000</text:p>
          </table:table-cell>
          <table:table-cell table:style-name="ce11" office:value-type="float" office:value="3.085">
            <text:p>3,09E+000</text:p>
          </table:table-cell>
          <table:table-cell table:style-name="ce14" table:formula="oooc:=[.K42]*4" office:value-type="float" office:value="12.34">
            <text:p>1,23E+001</text:p>
          </table:table-cell>
          <table:covered-table-cell table:style-name="ce16" table:formula="oooc:=AVERAGE([.G42:.G52])" office:value-type="float" office:value="125.190242971997">
            <text:p>1,25E+002</text:p>
          </table:covered-table-cell>
          <table:covered-table-cell table:style-name="ce17"/>
          <table:covered-table-cell table:number-columns-repeated="4"/>
          <table:covered-table-cell table:style-name="ce18" table:formula="oooc:=-[.Q42]/[.O42]" office:value-type="float" office:value="0">
            <text:p>#DIV/0!</text:p>
          </table:covered-table-cell>
          <table:covered-table-cell table:style-name="ce18" table:formula="oooc:=[.S42]*SQRT(([.P42]/[.O42])^2+([.R42]/[.Q42])^2)" office:value-type="float" office:value="0">
            <text:p>#DIV/0!</text:p>
          </table:covered-table-cell>
          <table:table-cell table:formula="oooc:=ABS([.B42]-[.$S$56])" office:value-type="float" office:value="9.0150846463349">
            <text:p>9,02E+000</text:p>
          </table:table-cell>
          <table:table-cell table:formula="oooc:=SQRT([.C42]^2+[.$S$58]^2)" office:value-type="float" office:value="0.115909333470882">
            <text:p>1,16E-001</text:p>
          </table:table-cell>
          <table:table-cell table:formula="oooc:=ABS([.D42]*[.$B$57]*[.$B$58]/2*[.$B$59]*[.$B$60]*[.B42]*[.G42]*10)" office:value-type="float" office:value="0.785496299914563">
            <text:p>0,79</text:p>
          </table:table-cell>
          <table:table-cell table:formula="oooc:=[.W42]*SQRT(([.C42]/[.B42])^2+((0.1*[.G42])/[.G42])^2+([.E42]/[.D42])^2)" office:value-type="float" office:value="0.17596031955955">
            <text:p>0,18</text:p>
          </table:table-cell>
          <table:table-cell table:formula="oooc:=[.W42]/[.X42]^2" office:value-type="float" office:value="25.3696607401535">
            <text:p>2,54E+001</text:p>
          </table:table-cell>
          <table:table-cell table:formula="oooc:=1/[.X42]^2" office:value-type="float" office:value="32.2976196614967">
            <text:p>3,23E+0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6" office:value-type="float" office:value="56">
            <text:p>5,60E+001</text:p>
          </table:table-cell>
          <table:table-cell table:style-name="ce7" office:value-type="float" office:value="0.01">
            <text:p>1,00E-002</text:p>
          </table:table-cell>
          <table:table-cell table:style-name="ce9" table:formula="oooc:=([.H43]+2*[.I43]+4*[.K43])/3" office:value-type="float" office:value="12.873">
            <text:p>1,29E+001</text:p>
          </table:table-cell>
          <table:table-cell table:style-name="ce9" table:formula="oooc:=STDEV([.H43];[.J43];[.L43])" office:value-type="float" office:value="2.47134787784588">
            <text:p>2,47E+000</text:p>
          </table:table-cell>
          <table:table-cell table:style-name="ce9" office:value-type="float" office:value="68800">
            <text:p>6,88E+004</text:p>
          </table:table-cell>
          <table:table-cell table:style-name="ce7" table:formula="oooc:=2*PI()*1000000/[.F43]" office:value-type="float" office:value="91.3253678369126">
            <text:p>9,13E+001</text:p>
          </table:table-cell>
          <table:table-cell table:style-name="ce9" office:value-type="float" office:value="13.029">
            <text:p>1,30E+001</text:p>
          </table:table-cell>
          <table:table-cell table:style-name="ce9" office:value-type="float" office:value="6.525">
            <text:p>6,53E+000</text:p>
          </table:table-cell>
          <table:table-cell table:style-name="ce8" table:formula="oooc:=[.I43]+2" office:value-type="float" office:value="8.525">
            <text:p>8,53E+000</text:p>
          </table:table-cell>
          <table:table-cell table:style-name="ce12" office:value-type="float" office:value="3.135">
            <text:p>3,14E+000</text:p>
          </table:table-cell>
          <table:table-cell table:style-name="ce14" table:formula="oooc:=[.K43]*4" office:value-type="float" office:value="12.54">
            <text:p>1,25E+001</text:p>
          </table:table-cell>
          <table:covered-table-cell table:style-name="ce16" table:formula="oooc:=AVERAGE([.G43:.G53])" office:value-type="float" office:value="128.888966868421">
            <text:p>1,29E+002</text:p>
          </table:covered-table-cell>
          <table:covered-table-cell table:style-name="ce17"/>
          <table:covered-table-cell table:number-columns-repeated="4"/>
          <table:covered-table-cell table:style-name="ce18" table:formula="oooc:=-[.Q43]/[.O43]" office:value-type="float" office:value="0">
            <text:p>#DIV/0!</text:p>
          </table:covered-table-cell>
          <table:covered-table-cell table:style-name="ce18" table:formula="oooc:=[.S43]*SQRT(([.P43]/[.O43])^2+([.R43]/[.Q43])^2)" office:value-type="float" office:value="0">
            <text:p>#DIV/0!</text:p>
          </table:covered-table-cell>
          <table:table-cell table:formula="oooc:=ABS([.B43]-[.$S$56])" office:value-type="float" office:value="9.5150846463349">
            <text:p>9,52E+000</text:p>
          </table:table-cell>
          <table:table-cell table:formula="oooc:=SQRT([.C43]^2+[.$S$58]^2)" office:value-type="float" office:value="0.115909333470882">
            <text:p>1,16E-001</text:p>
          </table:table-cell>
          <table:table-cell table:formula="oooc:=ABS([.D43]*[.$B$57]*[.$B$58]/2*[.$B$59]*[.$B$60]*[.B43]*[.G43]*10)" office:value-type="float" office:value="0.828340918691866">
            <text:p>0,83</text:p>
          </table:table-cell>
          <table:table-cell table:formula="oooc:=[.W43]*SQRT(([.C43]/[.B43])^2+((0.1*[.G43])/[.G43])^2+([.E43]/[.D43])^2)" office:value-type="float" office:value="0.179304785077087">
            <text:p>0,18</text:p>
          </table:table-cell>
          <table:table-cell table:formula="oooc:=[.W43]/[.X43]^2" office:value-type="float" office:value="25.7647157825495">
            <text:p>2,58E+001</text:p>
          </table:table-cell>
          <table:table-cell table:formula="oooc:=1/[.X43]^2" office:value-type="float" office:value="31.1039998159667">
            <text:p>3,11E+001</text:p>
          </table:table-cell>
          <table:table-cell table:number-columns-repeated="230"/>
        </table:table-row>
        <table:table-row table:style-name="ro2">
          <table:table-cell table:style-name="ce2" office:value-type="string" table:number-columns-spanned="1" table:number-rows-spanned="11">
            <text:p>7,5V</text:p>
          </table:table-cell>
          <table:table-cell table:style-name="ce4" office:value-type="float" office:value="51">
            <text:p>5,10E+001</text:p>
          </table:table-cell>
          <table:table-cell table:style-name="ce7" office:value-type="float" office:value="0.01">
            <text:p>1,00E-002</text:p>
          </table:table-cell>
          <table:table-cell table:style-name="ce7" table:formula="oooc:=([.H44]+2*[.I44]+4*[.K44])/3" office:value-type="float" office:value="9.46033333333333">
            <text:p>9,46E+000</text:p>
          </table:table-cell>
          <table:table-cell table:style-name="ce7" table:formula="oooc:=STDEV([.H44];[.J44];[.L44])" office:value-type="float" office:value="1.59789204891945">
            <text:p>1,60E+000</text:p>
          </table:table-cell>
          <table:table-cell table:style-name="ce7" office:value-type="float" office:value="47200">
            <text:p>4,72E+004</text:p>
          </table:table-cell>
          <table:table-cell table:style-name="ce7" table:formula="oooc:=2*PI()*1000000/[.F44]" office:value-type="float" office:value="133.118332779229">
            <text:p>1,33E+002</text:p>
          </table:table-cell>
          <table:table-cell table:style-name="ce7" office:value-type="float" office:value="9.709">
            <text:p>9,71E+000</text:p>
          </table:table-cell>
          <table:table-cell table:style-name="ce7" office:value-type="float" office:value="4.728">
            <text:p>4,73E+000</text:p>
          </table:table-cell>
          <table:table-cell table:style-name="ce7" table:formula="oooc:=[.I44]+2" office:value-type="float" office:value="6.728">
            <text:p>6,73E+000</text:p>
          </table:table-cell>
          <table:table-cell table:style-name="ce10" office:value-type="float" office:value="2.304">
            <text:p>2,30E+000</text:p>
          </table:table-cell>
          <table:table-cell table:style-name="ce13" table:formula="oooc:=[.K44]*4" office:value-type="float" office:value="9.216">
            <text:p>9,22E+000</text:p>
          </table:table-cell>
          <table:table-cell table:style-name="ce16" table:formula="oooc:=AVERAGE([.G44:.G54])" office:value-type="float" office:value="132.536423552664" table:number-columns-spanned="1" table:number-rows-spanned="11">
            <text:p>1,33E+002</text:p>
          </table:table-cell>
          <table:table-cell table:style-name="ce16" table:formula="oooc:=STDEV([.G44:.G54])" office:value-type="float" office:value="0.620302094735021" table:number-columns-spanned="1" table:number-rows-spanned="11">
            <text:p>6,20E-001</text:p>
          </table:table-cell>
          <table:table-cell table:style-name="ce18" office:value-type="float" office:value="1.837" table:number-columns-spanned="1" table:number-rows-spanned="11">
            <text:p>1,84E+000</text:p>
          </table:table-cell>
          <table:table-cell table:style-name="ce18" office:value-type="float" office:value="0.01713" table:number-columns-spanned="1" table:number-rows-spanned="11">
            <text:p>1,71E-002</text:p>
          </table:table-cell>
          <table:table-cell table:style-name="ce18" office:value-type="float" office:value="-84.74" table:number-columns-spanned="1" table:number-rows-spanned="11">
            <text:p>-8,47E+001</text:p>
          </table:table-cell>
          <table:table-cell table:style-name="ce18" office:value-type="float" office:value="0.9256" table:number-columns-spanned="1" table:number-rows-spanned="11">
            <text:p>9,26E-001</text:p>
          </table:table-cell>
          <table:table-cell table:style-name="ce18" table:formula="oooc:=-[.Q44]/[.O44]" office:value-type="float" office:value="46.1295590636908" table:number-columns-spanned="1" table:number-rows-spanned="11">
            <text:p>4,61E+001</text:p>
          </table:table-cell>
          <table:table-cell table:style-name="ce18" table:formula="oooc:=[.S44]*SQRT(([.P44]/[.O44])^2+([.R44]/[.Q44])^2)" office:value-type="float" office:value="0.66250692019693" table:number-columns-spanned="1" table:number-rows-spanned="11">
            <text:p>6,63E-001</text:p>
          </table:table-cell>
          <table:table-cell table:formula="oooc:=ABS([.B44]-[.$S$56])" office:value-type="float" office:value="4.5150846463349">
            <text:p>4,52E+000</text:p>
          </table:table-cell>
          <table:table-cell table:formula="oooc:=SQRT([.C44]^2+[.$S$58]^2)" office:value-type="float" office:value="0.115909333470882">
            <text:p>1,16E-001</text:p>
          </table:table-cell>
          <table:table-cell table:formula="oooc:=ABS([.D44]*[.$B$57]*[.$B$58]/2*[.$B$59]*[.$B$60]*[.B44]*[.G44]*10)" office:value-type="float" office:value="0.808098636041485">
            <text:p>0,81</text:p>
          </table:table-cell>
          <table:table-cell table:formula="oooc:=[.W44]*SQRT(([.C44]/[.B44])^2+((0.1*[.G44])/[.G44])^2+([.E44]/[.D44])^2)" office:value-type="float" office:value="0.158619571557536">
            <text:p>0,16</text:p>
          </table:table-cell>
          <table:table-cell table:formula="oooc:=[.W44]/[.X44]^2" office:value-type="float" office:value="32.1181726842824">
            <text:p>3,21E+001</text:p>
          </table:table-cell>
          <table:table-cell table:formula="oooc:=1/[.X44]^2" office:value-type="float" office:value="39.7453618305991">
            <text:p>3,97E+001</text:p>
          </table:table-cell>
          <table:table-cell table:number-columns-repeated="230"/>
        </table:table-row>
        <table:table-row table:style-name="ro2">
          <table:covered-table-cell/>
          <table:table-cell table:style-name="ce5" office:value-type="float" office:value="51.5">
            <text:p>5,1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45]+2*[.I45]+4*[.K45])/3" office:value-type="float" office:value="9.86866666666667">
            <text:p>9,87E+000</text:p>
          </table:table-cell>
          <table:table-cell table:style-name="ce8" table:formula="oooc:=STDEV([.H45];[.J45];[.L45])" office:value-type="float" office:value="1.69204058264964">
            <text:p>1,69E+000</text:p>
          </table:table-cell>
          <table:table-cell office:value-type="float" office:value="47230">
            <text:p>4,72E+004</text:p>
          </table:table-cell>
          <table:table-cell table:style-name="ce7" table:formula="oooc:=2*PI()*1000000/[.F45]" office:value-type="float" office:value="133.033777412229">
            <text:p>1,33E+002</text:p>
          </table:table-cell>
          <table:table-cell office:value-type="float" office:value="9.95">
            <text:p>9,95E+000</text:p>
          </table:table-cell>
          <table:table-cell office:value-type="float" office:value="4.938">
            <text:p>4,94E+000</text:p>
          </table:table-cell>
          <table:table-cell table:style-name="ce8" table:formula="oooc:=[.I45]+2" office:value-type="float" office:value="6.938">
            <text:p>6,94E+000</text:p>
          </table:table-cell>
          <table:table-cell table:style-name="ce11" office:value-type="float" office:value="2.445">
            <text:p>2,45E+000</text:p>
          </table:table-cell>
          <table:table-cell table:style-name="ce14" table:formula="oooc:=[.K45]*4" office:value-type="float" office:value="9.78">
            <text:p>9,78E+000</text:p>
          </table:table-cell>
          <table:covered-table-cell table:style-name="ce16" table:formula="oooc:=AVERAGE([.G45:.G55])" office:value-type="float" office:value="132.478232630008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ooc:=-[.Q45]/[.O45]" office:value-type="float" office:value="0">
            <text:p>#DIV/0!</text:p>
          </table:covered-table-cell>
          <table:covered-table-cell table:style-name="ce18" table:formula="oooc:=[.S45]*SQRT(([.P45]/[.O45])^2+([.R45]/[.Q45])^2)" office:value-type="float" office:value="0">
            <text:p>#DIV/0!</text:p>
          </table:covered-table-cell>
          <table:table-cell table:formula="oooc:=ABS([.B45]-[.$S$56])" office:value-type="float" office:value="5.0150846463349">
            <text:p>5,02E+000</text:p>
          </table:table-cell>
          <table:table-cell table:formula="oooc:=SQRT([.C45]^2+[.$S$58]^2)" office:value-type="float" office:value="0.115909333470882">
            <text:p>1,16E-001</text:p>
          </table:table-cell>
          <table:table-cell table:formula="oooc:=ABS([.D45]*[.$B$57]*[.$B$58]/2*[.$B$59]*[.$B$60]*[.B45]*[.G45]*10)" office:value-type="float" office:value="0.850702131282515">
            <text:p>0,85</text:p>
          </table:table-cell>
          <table:table-cell table:formula="oooc:=[.W45]*SQRT(([.C45]/[.B45])^2+((0.1*[.G45])/[.G45])^2+([.E45]/[.D45])^2)" office:value-type="float" office:value="0.168853432501503">
            <text:p>0,17</text:p>
          </table:table-cell>
          <table:table-cell table:formula="oooc:=[.W45]/[.X45]^2" office:value-type="float" office:value="29.8371772187146">
            <text:p>2,98E+001</text:p>
          </table:table-cell>
          <table:table-cell table:formula="oooc:=1/[.X45]^2" office:value-type="float" office:value="35.0735893581601">
            <text:p>3,51E+001</text:p>
          </table:table-cell>
          <table:table-cell table:number-columns-repeated="230"/>
        </table:table-row>
        <table:table-row table:style-name="ro2">
          <table:covered-table-cell/>
          <table:table-cell table:style-name="ce5" office:value-type="float" office:value="52">
            <text:p>5,2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46]+2*[.I46]+4*[.K46])/3" office:value-type="float" office:value="10.467">
            <text:p>1,05E+001</text:p>
          </table:table-cell>
          <table:table-cell table:style-name="ce8" table:formula="oooc:=STDEV([.H46];[.J46];[.L46])" office:value-type="float" office:value="1.83431195093237">
            <text:p>1,83E+000</text:p>
          </table:table-cell>
          <table:table-cell office:value-type="float" office:value="47230">
            <text:p>4,72E+004</text:p>
          </table:table-cell>
          <table:table-cell table:style-name="ce7" table:formula="oooc:=2*PI()*1000000/[.F46]" office:value-type="float" office:value="133.033777412229">
            <text:p>1,33E+002</text:p>
          </table:table-cell>
          <table:table-cell office:value-type="float" office:value="10.363">
            <text:p>1,04E+001</text:p>
          </table:table-cell>
          <table:table-cell office:value-type="float" office:value="5.263">
            <text:p>5,26E+000</text:p>
          </table:table-cell>
          <table:table-cell table:style-name="ce8" table:formula="oooc:=[.I46]+2" office:value-type="float" office:value="7.263">
            <text:p>7,26E+000</text:p>
          </table:table-cell>
          <table:table-cell table:style-name="ce11" office:value-type="float" office:value="2.628">
            <text:p>2,63E+000</text:p>
          </table:table-cell>
          <table:table-cell table:style-name="ce14" table:formula="oooc:=[.K46]*4" office:value-type="float" office:value="10.512">
            <text:p>1,05E+001</text:p>
          </table:table-cell>
          <table:covered-table-cell table:style-name="ce16" table:formula="oooc:=AVERAGE([.G46:.G56])" office:value-type="float" office:value="132.416505431983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ooc:=-[.Q46]/[.O46]" office:value-type="float" office:value="0">
            <text:p>#DIV/0!</text:p>
          </table:covered-table-cell>
          <table:covered-table-cell table:style-name="ce18" table:formula="oooc:=[.S46]*SQRT(([.P46]/[.O46])^2+([.R46]/[.Q46])^2)" office:value-type="float" office:value="0">
            <text:p>#DIV/0!</text:p>
          </table:covered-table-cell>
          <table:table-cell table:formula="oooc:=ABS([.B46]-[.$S$56])" office:value-type="float" office:value="5.5150846463349">
            <text:p>5,52E+000</text:p>
          </table:table-cell>
          <table:table-cell table:formula="oooc:=SQRT([.C46]^2+[.$S$58]^2)" office:value-type="float" office:value="0.115909333470882">
            <text:p>1,16E-001</text:p>
          </table:table-cell>
          <table:table-cell table:formula="oooc:=ABS([.D46]*[.$B$57]*[.$B$58]/2*[.$B$59]*[.$B$60]*[.B46]*[.G46]*10)" office:value-type="float" office:value="0.911039861684372">
            <text:p>0,91</text:p>
          </table:table-cell>
          <table:table-cell table:formula="oooc:=[.W46]*SQRT(([.C46]/[.B46])^2+((0.1*[.G46])/[.G46])^2+([.E46]/[.D46])^2)" office:value-type="float" office:value="0.183821571109813">
            <text:p>0,18</text:p>
          </table:table-cell>
          <table:table-cell table:formula="oooc:=[.W46]/[.X46]^2" office:value-type="float" office:value="26.9615236986755">
            <text:p>2,70E+001</text:p>
          </table:table-cell>
          <table:table-cell table:formula="oooc:=1/[.X46]^2" office:value-type="float" office:value="29.5942305409423">
            <text:p>2,96E+001</text:p>
          </table:table-cell>
          <table:table-cell table:number-columns-repeated="230"/>
        </table:table-row>
        <table:table-row table:style-name="ro2">
          <table:covered-table-cell/>
          <table:table-cell table:style-name="ce5" office:value-type="float" office:value="52.5">
            <text:p>5,2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47]+2*[.I47]+4*[.K47])/3" office:value-type="float" office:value="11.9076666666667">
            <text:p>1,19E+001</text:p>
          </table:table-cell>
          <table:table-cell table:style-name="ce8" table:formula="oooc:=STDEV([.H47];[.J47];[.L47])" office:value-type="float" office:value="2.26533757602114">
            <text:p>2,27E+000</text:p>
          </table:table-cell>
          <table:table-cell office:value-type="float" office:value="47250">
            <text:p>4,73E+004</text:p>
          </table:table-cell>
          <table:table-cell table:style-name="ce7" table:formula="oooc:=2*PI()*1000000/[.F47]" office:value-type="float" office:value="132.977466818616">
            <text:p>1,33E+002</text:p>
          </table:table-cell>
          <table:table-cell office:value-type="float" office:value="11.967">
            <text:p>1,20E+001</text:p>
          </table:table-cell>
          <table:table-cell office:value-type="float" office:value="5.97">
            <text:p>5,97E+000</text:p>
          </table:table-cell>
          <table:table-cell table:style-name="ce8" table:formula="oooc:=[.I47]+2" office:value-type="float" office:value="7.97">
            <text:p>7,97E+000</text:p>
          </table:table-cell>
          <table:table-cell table:style-name="ce11" office:value-type="float" office:value="2.954">
            <text:p>2,95E+000</text:p>
          </table:table-cell>
          <table:table-cell table:style-name="ce14" table:formula="oooc:=[.K47]*4" office:value-type="float" office:value="11.816">
            <text:p>1,18E+001</text:p>
          </table:table-cell>
          <table:covered-table-cell table:style-name="ce16" table:formula="oooc:=AVERAGE([.G47:.G57])" office:value-type="float" office:value="132.339346434453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ooc:=-[.Q47]/[.O47]" office:value-type="float" office:value="0">
            <text:p>#DIV/0!</text:p>
          </table:covered-table-cell>
          <table:covered-table-cell table:style-name="ce18" table:formula="oooc:=[.S47]*SQRT(([.P47]/[.O47])^2+([.R47]/[.Q47])^2)" office:value-type="float" office:value="0">
            <text:p>#DIV/0!</text:p>
          </table:covered-table-cell>
          <table:table-cell table:formula="oooc:=ABS([.B47]-[.$S$56])" office:value-type="float" office:value="6.0150846463349">
            <text:p>6,02E+000</text:p>
          </table:table-cell>
          <table:table-cell table:formula="oooc:=SQRT([.C47]^2+[.$S$58]^2)" office:value-type="float" office:value="0.115909333470882">
            <text:p>1,16E-001</text:p>
          </table:table-cell>
          <table:table-cell table:formula="oooc:=ABS([.D47]*[.$B$57]*[.$B$58]/2*[.$B$59]*[.$B$60]*[.B47]*[.G47]*10)" office:value-type="float" office:value="1.04595720705983">
            <text:p>1,05</text:p>
          </table:table-cell>
          <table:table-cell table:formula="oooc:=[.W47]*SQRT(([.C47]/[.B47])^2+((0.1*[.G47])/[.G47])^2+([.E47]/[.D47])^2)" office:value-type="float" office:value="0.22480058950697">
            <text:p>0,22</text:p>
          </table:table-cell>
          <table:table-cell table:formula="oooc:=[.W47]/[.X47]^2" office:value-type="float" office:value="20.6975540402187">
            <text:p>2,07E+001</text:p>
          </table:table-cell>
          <table:table-cell table:formula="oooc:=1/[.X47]^2" office:value-type="float" office:value="19.7881461120185">
            <text:p>1,98E+001</text:p>
          </table:table-cell>
          <table:table-cell table:number-columns-repeated="230"/>
        </table:table-row>
        <table:table-row table:style-name="ro2">
          <table:covered-table-cell/>
          <table:table-cell table:style-name="ce5" office:value-type="float" office:value="53">
            <text:p>5,3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48]+2*[.I48]+4*[.K48])/3" office:value-type="float" office:value="13.2403333333333">
            <text:p>1,32E+001</text:p>
          </table:table-cell>
          <table:table-cell table:style-name="ce8" table:formula="oooc:=STDEV([.H48];[.J48];[.L48])" office:value-type="float" office:value="3.09545166332799">
            <text:p>3,10E+000</text:p>
          </table:table-cell>
          <table:table-cell office:value-type="float" office:value="47190">
            <text:p>4,72E+004</text:p>
          </table:table-cell>
          <table:table-cell table:style-name="ce7" table:formula="oooc:=2*PI()*1000000/[.F48]" office:value-type="float" office:value="133.14654179232">
            <text:p>1,33E+002</text:p>
          </table:table-cell>
          <table:table-cell office:value-type="float" office:value="12.903">
            <text:p>1,29E+001</text:p>
          </table:table-cell>
          <table:table-cell office:value-type="float" office:value="6.309">
            <text:p>6,31E+000</text:p>
          </table:table-cell>
          <table:table-cell table:style-name="ce8" table:formula="oooc:=[.I48]+2" office:value-type="float" office:value="8.309">
            <text:p>8,31E+000</text:p>
          </table:table-cell>
          <table:table-cell table:style-name="ce11" office:value-type="float" office:value="3.55">
            <text:p>3,55E+000</text:p>
          </table:table-cell>
          <table:table-cell table:style-name="ce14" table:formula="oooc:=[.K48]*4" office:value-type="float" office:value="14.2">
            <text:p>1,42E+001</text:p>
          </table:table-cell>
          <table:covered-table-cell table:style-name="ce16" table:formula="oooc:=AVERAGE([.G48:.G58])" office:value-type="float" office:value="132.248186379572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ooc:=-[.Q48]/[.O48]" office:value-type="float" office:value="0">
            <text:p>#DIV/0!</text:p>
          </table:covered-table-cell>
          <table:covered-table-cell table:style-name="ce18" table:formula="oooc:=[.S48]*SQRT(([.P48]/[.O48])^2+([.R48]/[.Q48])^2)" office:value-type="float" office:value="0">
            <text:p>#DIV/0!</text:p>
          </table:covered-table-cell>
          <table:table-cell table:formula="oooc:=ABS([.B48]-[.$S$56])" office:value-type="float" office:value="6.5150846463349">
            <text:p>6,52E+000</text:p>
          </table:table-cell>
          <table:table-cell table:formula="oooc:=SQRT([.C48]^2+[.$S$58]^2)" office:value-type="float" office:value="0.115909333470882">
            <text:p>1,16E-001</text:p>
          </table:table-cell>
          <table:table-cell table:formula="oooc:=ABS([.D48]*[.$B$57]*[.$B$58]/2*[.$B$59]*[.$B$60]*[.B48]*[.G48]*10)" office:value-type="float" office:value="1.1755864411974">
            <text:p>1,18</text:p>
          </table:table-cell>
          <table:table-cell table:formula="oooc:=[.W48]*SQRT(([.C48]/[.B48])^2+((0.1*[.G48])/[.G48])^2+([.E48]/[.D48])^2)" office:value-type="float" office:value="0.298926442319012">
            <text:p>0,3</text:p>
          </table:table-cell>
          <table:table-cell table:formula="oooc:=[.W48]/[.X48]^2" office:value-type="float" office:value="13.1560617016422">
            <text:p>1,32E+001</text:p>
          </table:table-cell>
          <table:table-cell table:formula="oooc:=1/[.X48]^2" office:value-type="float" office:value="11.1910628096748">
            <text:p>1,12E+001</text:p>
          </table:table-cell>
          <table:table-cell table:number-columns-repeated="230"/>
        </table:table-row>
        <table:table-row table:style-name="ro2">
          <table:covered-table-cell/>
          <table:table-cell table:style-name="ce5" office:value-type="float" office:value="53.5">
            <text:p>5,3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49]+2*[.I49]+4*[.K49])/3" office:value-type="float" office:value="13.9723333333333">
            <text:p>1,40E+001</text:p>
          </table:table-cell>
          <table:table-cell table:style-name="ce8" table:formula="oooc:=STDEV([.H49];[.J49];[.L49])" office:value-type="float" office:value="2.79207025938341">
            <text:p>2,79E+000</text:p>
          </table:table-cell>
          <table:table-cell office:value-type="float" office:value="47400">
            <text:p>4,74E+004</text:p>
          </table:table-cell>
          <table:table-cell table:style-name="ce7" table:formula="oooc:=2*PI()*1000000/[.F49]" office:value-type="float" office:value="132.556652050202">
            <text:p>1,33E+002</text:p>
          </table:table-cell>
          <table:table-cell office:value-type="float" office:value="13.699">
            <text:p>1,37E+001</text:p>
          </table:table-cell>
          <table:table-cell office:value-type="float" office:value="7.067">
            <text:p>7,07E+000</text:p>
          </table:table-cell>
          <table:table-cell table:style-name="ce8" table:formula="oooc:=[.I49]+2" office:value-type="float" office:value="9.067">
            <text:p>9,07E+000</text:p>
          </table:table-cell>
          <table:table-cell table:style-name="ce11" office:value-type="float" office:value="3.521">
            <text:p>3,52E+000</text:p>
          </table:table-cell>
          <table:table-cell table:style-name="ce14" table:formula="oooc:=[.K49]*4" office:value-type="float" office:value="14.084">
            <text:p>1,41E+001</text:p>
          </table:table-cell>
          <table:covered-table-cell table:style-name="ce16" table:formula="oooc:=AVERAGE([.G49:.G59])" office:value-type="float" office:value="132.098460477448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ooc:=-[.Q49]/[.O49]" office:value-type="float" office:value="0">
            <text:p>#DIV/0!</text:p>
          </table:covered-table-cell>
          <table:covered-table-cell table:style-name="ce18" table:formula="oooc:=[.S49]*SQRT(([.P49]/[.O49])^2+([.R49]/[.Q49])^2)" office:value-type="float" office:value="0">
            <text:p>#DIV/0!</text:p>
          </table:covered-table-cell>
          <table:table-cell table:formula="oooc:=ABS([.B49]-[.$S$56])" office:value-type="float" office:value="7.0150846463349">
            <text:p>7,02E+000</text:p>
          </table:table-cell>
          <table:table-cell table:formula="oooc:=SQRT([.C49]^2+[.$S$58]^2)" office:value-type="float" office:value="0.115909333470882">
            <text:p>1,16E-001</text:p>
          </table:table-cell>
          <table:table-cell table:formula="oooc:=ABS([.D49]*[.$B$57]*[.$B$58]/2*[.$B$59]*[.$B$60]*[.B49]*[.G49]*10)" office:value-type="float" office:value="1.24673495355728">
            <text:p>1,25</text:p>
          </table:table-cell>
          <table:table-cell table:formula="oooc:=[.W49]*SQRT(([.C49]/[.B49])^2+((0.1*[.G49])/[.G49])^2+([.E49]/[.D49])^2)" office:value-type="float" office:value="0.278587270355539">
            <text:p>0,28</text:p>
          </table:table-cell>
          <table:table-cell table:formula="oooc:=[.W49]/[.X49]^2" office:value-type="float" office:value="16.0639224694892">
            <text:p>1,61E+001</text:p>
          </table:table-cell>
          <table:table-cell table:formula="oooc:=1/[.X49]^2" office:value-type="float" office:value="12.8847935350287">
            <text:p>1,29E+001</text:p>
          </table:table-cell>
          <table:table-cell table:number-columns-repeated="230"/>
        </table:table-row>
        <table:table-row table:style-name="ro2">
          <table:covered-table-cell/>
          <table:table-cell table:style-name="ce5" office:value-type="float" office:value="54">
            <text:p>5,4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50]+2*[.I50]+4*[.K50])/3" office:value-type="float" office:value="14.275">
            <text:p>1,43E+001</text:p>
          </table:table-cell>
          <table:table-cell table:style-name="ce8" table:formula="oooc:=STDEV([.H50];[.J50];[.L50])" office:value-type="float" office:value="2.9690611871993">
            <text:p>2,97E+000</text:p>
          </table:table-cell>
          <table:table-cell office:value-type="float" office:value="47500">
            <text:p>4,75E+004</text:p>
          </table:table-cell>
          <table:table-cell table:style-name="ce7" table:formula="oooc:=2*PI()*1000000/[.F50]" office:value-type="float" office:value="132.277585414307">
            <text:p>1,32E+002</text:p>
          </table:table-cell>
          <table:table-cell office:value-type="float" office:value="14.035">
            <text:p>1,40E+001</text:p>
          </table:table-cell>
          <table:table-cell office:value-type="float" office:value="7.143">
            <text:p>7,14E+000</text:p>
          </table:table-cell>
          <table:table-cell table:style-name="ce8" table:formula="oooc:=[.I50]+2" office:value-type="float" office:value="9.143">
            <text:p>9,14E+000</text:p>
          </table:table-cell>
          <table:table-cell table:style-name="ce11" office:value-type="float" office:value="3.626">
            <text:p>3,63E+000</text:p>
          </table:table-cell>
          <table:table-cell table:style-name="ce14" table:formula="oooc:=[.K50]*4" office:value-type="float" office:value="14.504">
            <text:p>1,45E+001</text:p>
          </table:table-cell>
          <table:covered-table-cell table:style-name="ce16" table:formula="oooc:=AVERAGE([.G50:.G60])" office:value-type="float" office:value="132.006822162897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ooc:=-[.Q50]/[.O50]" office:value-type="float" office:value="0">
            <text:p>#DIV/0!</text:p>
          </table:covered-table-cell>
          <table:covered-table-cell table:style-name="ce18" table:formula="oooc:=[.S50]*SQRT(([.P50]/[.O50])^2+([.R50]/[.Q50])^2)" office:value-type="float" office:value="0">
            <text:p>#DIV/0!</text:p>
          </table:covered-table-cell>
          <table:table-cell table:formula="oooc:=ABS([.B50]-[.$S$56])" office:value-type="float" office:value="7.5150846463349">
            <text:p>7,52E+000</text:p>
          </table:table-cell>
          <table:table-cell table:formula="oooc:=SQRT([.C50]^2+[.$S$58]^2)" office:value-type="float" office:value="0.115909333470882">
            <text:p>1,16E-001</text:p>
          </table:table-cell>
          <table:table-cell table:formula="oooc:=ABS([.D50]*[.$B$57]*[.$B$58]/2*[.$B$59]*[.$B$60]*[.B50]*[.G50]*10)" office:value-type="float" office:value="1.28293905018738">
            <text:p>1,28</text:p>
          </table:table-cell>
          <table:table-cell table:formula="oooc:=[.W50]*SQRT(([.C50]/[.B50])^2+((0.1*[.G50])/[.G50])^2+([.E50]/[.D50])^2)" office:value-type="float" office:value="0.296078288165677">
            <text:p>0,3</text:p>
          </table:table-cell>
          <table:table-cell table:formula="oooc:=[.W50]/[.X50]^2" office:value-type="float" office:value="14.6350059100006">
            <text:p>1,46E+001</text:p>
          </table:table-cell>
          <table:table-cell table:formula="oooc:=1/[.X50]^2" office:value-type="float" office:value="11.4074054475643">
            <text:p>1,14E+001</text:p>
          </table:table-cell>
          <table:table-cell table:number-columns-repeated="230"/>
        </table:table-row>
        <table:table-row table:style-name="ro2">
          <table:covered-table-cell/>
          <table:table-cell table:style-name="ce5" office:value-type="float" office:value="54.5">
            <text:p>5,4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51]+2*[.I51]+4*[.K51])/3" office:value-type="float" office:value="15.2166666666667">
            <text:p>1,52E+001</text:p>
          </table:table-cell>
          <table:table-cell table:style-name="ce8" table:formula="oooc:=STDEV([.H51];[.J51];[.L51])" office:value-type="float" office:value="3.37525055860055">
            <text:p>3,38E+000</text:p>
          </table:table-cell>
          <table:table-cell office:value-type="float" office:value="47790">
            <text:p>4,78E+004</text:p>
          </table:table-cell>
          <table:table-cell table:style-name="ce7" table:formula="oooc:=2*PI()*1000000/[.F51]" office:value-type="float" office:value="131.474896572078">
            <text:p>1,31E+002</text:p>
          </table:table-cell>
          <table:table-cell office:value-type="float" office:value="15.444">
            <text:p>1,54E+001</text:p>
          </table:table-cell>
          <table:table-cell office:value-type="float" office:value="7.491">
            <text:p>7,49E+000</text:p>
          </table:table-cell>
          <table:table-cell table:style-name="ce8" table:formula="oooc:=[.I51]+2" office:value-type="float" office:value="9.491">
            <text:p>9,49E+000</text:p>
          </table:table-cell>
          <table:table-cell table:style-name="ce11" office:value-type="float" office:value="3.806">
            <text:p>3,81E+000</text:p>
          </table:table-cell>
          <table:table-cell table:style-name="ce14" table:formula="oooc:=[.K51]*4" office:value-type="float" office:value="15.224">
            <text:p>1,52E+001</text:p>
          </table:table-cell>
          <table:covered-table-cell table:style-name="ce16" table:formula="oooc:=AVERAGE([.G51:.G61])" office:value-type="float" office:value="131.939131350044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ooc:=-[.Q51]/[.O51]" office:value-type="float" office:value="0">
            <text:p>#DIV/0!</text:p>
          </table:covered-table-cell>
          <table:covered-table-cell table:style-name="ce18" table:formula="oooc:=[.S51]*SQRT(([.P51]/[.O51])^2+([.R51]/[.Q51])^2)" office:value-type="float" office:value="0">
            <text:p>#DIV/0!</text:p>
          </table:covered-table-cell>
          <table:table-cell table:formula="oooc:=ABS([.B51]-[.$S$56])" office:value-type="float" office:value="8.0150846463349">
            <text:p>8,02E+000</text:p>
          </table:table-cell>
          <table:table-cell table:formula="oooc:=SQRT([.C51]^2+[.$S$58]^2)" office:value-type="float" office:value="0.115909333470882">
            <text:p>1,16E-001</text:p>
          </table:table-cell>
          <table:table-cell table:formula="oooc:=ABS([.D51]*[.$B$57]*[.$B$58]/2*[.$B$59]*[.$B$60]*[.B51]*[.G51]*10)" office:value-type="float" office:value="1.37185672387992">
            <text:p>1,37</text:p>
          </table:table-cell>
          <table:table-cell table:formula="oooc:=[.W51]*SQRT(([.C51]/[.B51])^2+((0.1*[.G51])/[.G51])^2+([.E51]/[.D51])^2)" office:value-type="float" office:value="0.333789758204716">
            <text:p>0,33</text:p>
          </table:table-cell>
          <table:table-cell table:formula="oooc:=[.W51]/[.X51]^2" office:value-type="float" office:value="12.3129677608169">
            <text:p>1,23E+001</text:p>
          </table:table-cell>
          <table:table-cell table:formula="oooc:=1/[.X51]^2" office:value-type="float" office:value="8.97540358733165">
            <text:p>8,98E+000</text:p>
          </table:table-cell>
          <table:table-cell table:number-columns-repeated="230"/>
        </table:table-row>
        <table:table-row table:style-name="ro2">
          <table:covered-table-cell/>
          <table:table-cell table:style-name="ce5" office:value-type="float" office:value="55">
            <text:p>5,5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52]+2*[.I52]+4*[.K52])/3" office:value-type="float" office:value="16.1443333333333">
            <text:p>1,61E+001</text:p>
          </table:table-cell>
          <table:table-cell table:style-name="ce8" table:formula="oooc:=STDEV([.H52];[.J52];[.L52])" office:value-type="float" office:value="3.56577962489738">
            <text:p>3,57E+000</text:p>
          </table:table-cell>
          <table:table-cell office:value-type="float" office:value="47400">
            <text:p>4,74E+004</text:p>
          </table:table-cell>
          <table:table-cell table:style-name="ce7" table:formula="oooc:=2*PI()*1000000/[.F52]" office:value-type="float" office:value="132.556652050202">
            <text:p>1,33E+002</text:p>
          </table:table-cell>
          <table:table-cell office:value-type="float" office:value="15.873">
            <text:p>1,59E+001</text:p>
          </table:table-cell>
          <table:table-cell office:value-type="float" office:value="8.032">
            <text:p>8,03E+000</text:p>
          </table:table-cell>
          <table:table-cell table:style-name="ce8" table:formula="oooc:=[.I52]+2" office:value-type="float" office:value="10.032">
            <text:p>1,00E+001</text:p>
          </table:table-cell>
          <table:table-cell table:style-name="ce11" office:value-type="float" office:value="4.124">
            <text:p>4,12E+000</text:p>
          </table:table-cell>
          <table:table-cell table:style-name="ce14" table:formula="oooc:=[.K52]*4" office:value-type="float" office:value="16.496">
            <text:p>1,65E+001</text:p>
          </table:table-cell>
          <table:covered-table-cell table:style-name="ce16" table:formula="oooc:=AVERAGE([.G52:.G62])" office:value-type="float" office:value="132.093876276033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ooc:=-[.Q52]/[.O52]" office:value-type="float" office:value="0">
            <text:p>#DIV/0!</text:p>
          </table:covered-table-cell>
          <table:covered-table-cell table:style-name="ce18" table:formula="oooc:=[.S52]*SQRT(([.P52]/[.O52])^2+([.R52]/[.Q52])^2)" office:value-type="float" office:value="0">
            <text:p>#DIV/0!</text:p>
          </table:covered-table-cell>
          <table:table-cell table:formula="oooc:=ABS([.B52]-[.$S$56])" office:value-type="float" office:value="8.5150846463349">
            <text:p>8,52E+000</text:p>
          </table:table-cell>
          <table:table-cell table:formula="oooc:=SQRT([.C52]^2+[.$S$58]^2)" office:value-type="float" office:value="0.115909333470882">
            <text:p>1,16E-001</text:p>
          </table:table-cell>
          <table:table-cell table:formula="oooc:=ABS([.D52]*[.$B$57]*[.$B$58]/2*[.$B$59]*[.$B$60]*[.B52]*[.G52]*10)" office:value-type="float" office:value="1.48092894316079">
            <text:p>1,48</text:p>
          </table:table-cell>
          <table:table-cell table:formula="oooc:=[.W52]*SQRT(([.C52]/[.B52])^2+((0.1*[.G52])/[.G52])^2+([.E52]/[.D52])^2)" office:value-type="float" office:value="0.359054459482351">
            <text:p>0,36</text:p>
          </table:table-cell>
          <table:table-cell table:formula="oooc:=[.W52]/[.X52]^2" office:value-type="float" office:value="11.4871838229289">
            <text:p>1,15E+001</text:p>
          </table:table-cell>
          <table:table-cell table:formula="oooc:=1/[.X52]^2" office:value-type="float" office:value="7.75674206110894">
            <text:p>7,76E+000</text:p>
          </table:table-cell>
          <table:table-cell table:number-columns-repeated="230"/>
        </table:table-row>
        <table:table-row table:style-name="ro2">
          <table:covered-table-cell/>
          <table:table-cell table:style-name="ce5" office:value-type="float" office:value="55.5">
            <text:p>5,5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ooc:=([.H53]+2*[.I53]+4*[.K53])/3" office:value-type="float" office:value="16.6643333333333">
            <text:p>1,67E+001</text:p>
          </table:table-cell>
          <table:table-cell table:style-name="ce8" table:formula="oooc:=STDEV([.H53];[.J53];[.L53])" office:value-type="float" office:value="3.5181564774751">
            <text:p>3,52E+000</text:p>
          </table:table-cell>
          <table:table-cell office:value-type="float" office:value="47500">
            <text:p>4,75E+004</text:p>
          </table:table-cell>
          <table:table-cell table:style-name="ce7" table:formula="oooc:=2*PI()*1000000/[.F53]" office:value-type="float" office:value="132.277585414307">
            <text:p>1,32E+002</text:p>
          </table:table-cell>
          <table:table-cell office:value-type="float" office:value="16.327">
            <text:p>1,63E+001</text:p>
          </table:table-cell>
          <table:table-cell office:value-type="float" office:value="8.457">
            <text:p>8,46E+000</text:p>
          </table:table-cell>
          <table:table-cell table:style-name="ce8" table:formula="oooc:=[.I53]+2" office:value-type="float" office:value="10.457">
            <text:p>1,05E+001</text:p>
          </table:table-cell>
          <table:table-cell table:style-name="ce11" office:value-type="float" office:value="4.188">
            <text:p>4,19E+000</text:p>
          </table:table-cell>
          <table:table-cell table:style-name="ce14" table:formula="oooc:=[.K53]*4" office:value-type="float" office:value="16.752">
            <text:p>1,68E+001</text:p>
          </table:table-cell>
          <table:covered-table-cell table:style-name="ce16" table:formula="oooc:=AVERAGE([.G53:.G63])" office:value-type="float" office:value="131.862488388948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ooc:=-[.Q53]/[.O53]" office:value-type="float" office:value="0">
            <text:p>#DIV/0!</text:p>
          </table:covered-table-cell>
          <table:covered-table-cell table:style-name="ce18" table:formula="oooc:=[.S53]*SQRT(([.P53]/[.O53])^2+([.R53]/[.Q53])^2)" office:value-type="float" office:value="0">
            <text:p>#DIV/0!</text:p>
          </table:covered-table-cell>
          <table:table-cell table:formula="oooc:=ABS([.B53]-[.$S$56])" office:value-type="float" office:value="9.0150846463349">
            <text:p>9,02E+000</text:p>
          </table:table-cell>
          <table:table-cell table:formula="oooc:=SQRT([.C53]^2+[.$S$58]^2)" office:value-type="float" office:value="0.115909333470882">
            <text:p>1,16E-001</text:p>
          </table:table-cell>
          <table:table-cell table:formula="oooc:=ABS([.D53]*[.$B$57]*[.$B$58]/2*[.$B$59]*[.$B$60]*[.B53]*[.G53]*10)" office:value-type="float" office:value="1.53927804477697">
            <text:p>1,54</text:p>
          </table:table-cell>
          <table:table-cell table:formula="oooc:=[.W53]*SQRT(([.C53]/[.B53])^2+((0.1*[.G53])/[.G53])^2+([.E53]/[.D53])^2)" office:value-type="float" office:value="0.359582868109394">
            <text:p>0,36</text:p>
          </table:table-cell>
          <table:table-cell table:formula="oooc:=[.W53]/[.X53]^2" office:value-type="float" office:value="11.9047174090235">
            <text:p>1,19E+001</text:p>
          </table:table-cell>
          <table:table-cell table:formula="oooc:=1/[.X53]^2" office:value-type="float" office:value="7.73396167730592">
            <text:p>7,73E+000</text:p>
          </table:table-cell>
          <table:table-cell table:number-columns-repeated="230"/>
        </table:table-row>
        <table:table-row table:style-name="ro2">
          <table:covered-table-cell/>
          <table:table-cell table:style-name="ce6" office:value-type="float" office:value="56">
            <text:p>5,60E+001</text:p>
          </table:table-cell>
          <table:table-cell table:style-name="ce7" office:value-type="float" office:value="0.01">
            <text:p>1,00E-002</text:p>
          </table:table-cell>
          <table:table-cell table:style-name="ce9" table:formula="oooc:=([.H54]+2*[.I54]+4*[.K54])/3" office:value-type="float" office:value="18.1546666666667">
            <text:p>1,82E+001</text:p>
          </table:table-cell>
          <table:table-cell table:style-name="ce9" table:formula="oooc:=STDEV([.H54];[.J54];[.L54])" office:value-type="float" office:value="4.07052588740079">
            <text:p>4,07E+000</text:p>
          </table:table-cell>
          <table:table-cell table:style-name="ce9" office:value-type="float" office:value="47800">
            <text:p>4,78E+004</text:p>
          </table:table-cell>
          <table:table-cell table:style-name="ce7" table:formula="oooc:=2*PI()*1000000/[.F54]" office:value-type="float" office:value="131.44739136359">
            <text:p>1,31E+002</text:p>
          </table:table-cell>
          <table:table-cell table:style-name="ce9" office:value-type="float" office:value="18.182">
            <text:p>1,82E+001</text:p>
          </table:table-cell>
          <table:table-cell table:style-name="ce9" office:value-type="float" office:value="9.091">
            <text:p>9,09E+000</text:p>
          </table:table-cell>
          <table:table-cell table:style-name="ce9" table:formula="oooc:=[.I54]+2" office:value-type="float" office:value="11.091">
            <text:p>1,11E+001</text:p>
          </table:table-cell>
          <table:table-cell table:style-name="ce12" office:value-type="float" office:value="4.525">
            <text:p>4,53E+000</text:p>
          </table:table-cell>
          <table:table-cell table:style-name="ce15" table:formula="oooc:=[.K54]*4" office:value-type="float" office:value="18.1">
            <text:p>1,81E+001</text:p>
          </table:table-cell>
          <table:covered-table-cell table:style-name="ce16" table:formula="oooc:=AVERAGE([.G54:.G64])" office:value-type="float" office:value="131.44739136359">
            <text:p>1,31E+002</text:p>
          </table:covered-table-cell>
          <table:covered-table-cell table:style-name="ce17"/>
          <table:covered-table-cell table:number-columns-repeated="4"/>
          <table:covered-table-cell table:style-name="ce18" table:formula="oooc:=-[.Q54]/[.O54]" office:value-type="float" office:value="0">
            <text:p>#DIV/0!</text:p>
          </table:covered-table-cell>
          <table:covered-table-cell table:style-name="ce18" table:formula="oooc:=[.S54]*SQRT(([.P54]/[.O54])^2+([.R54]/[.Q54])^2)" office:value-type="float" office:value="0">
            <text:p>#DIV/0!</text:p>
          </table:covered-table-cell>
          <table:table-cell table:formula="oooc:=ABS([.B54]-[.$S$56])" office:value-type="float" office:value="9.5150846463349">
            <text:p>9,52E+000</text:p>
          </table:table-cell>
          <table:table-cell table:formula="oooc:=SQRT([.C54]^2+[.$S$58]^2)" office:value-type="float" office:value="0.115909333470882">
            <text:p>1,16E-001</text:p>
          </table:table-cell>
          <table:table-cell table:formula="oooc:=ABS([.D54]*[.$B$57]*[.$B$58]/2*[.$B$59]*[.$B$60]*[.B54]*[.G54]*10)" office:value-type="float" office:value="1.68142758114034">
            <text:p>1,68</text:p>
          </table:table-cell>
          <table:table-cell table:formula="oooc:=[.W54]*SQRT(([.C54]/[.B54])^2+((0.1*[.G54])/[.G54])^2+([.E54]/[.D54])^2)" office:value-type="float" office:value="0.412795907282953">
            <text:p>0,41</text:p>
          </table:table-cell>
          <table:table-cell table:formula="oooc:=[.W54]/[.X54]^2" office:value-type="float" office:value="9.86750605360151">
            <text:p>9,87E+000</text:p>
          </table:table-cell>
          <table:table-cell table:formula="oooc:=1/[.X54]^2" office:value-type="float" office:value="5.86852872183137">
            <text:p>5,87E+000</text:p>
          </table:table-cell>
          <table:table-cell table:number-columns-repeated="230"/>
        </table:table-row>
        <table:table-row table:style-name="ro1">
          <table:table-cell table:number-columns-repeated="18"/>
          <table:table-cell office:value-type="string">
            <text:p>xm gew mittel</text:p>
          </table:table-cell>
          <table:table-cell table:number-columns-repeated="237"/>
        </table:table-row>
        <table:table-row table:style-name="ro2">
          <table:table-cell table:number-columns-repeated="18"/>
          <table:table-cell table:formula="oooc:=(([.S2]/[.T2]^2)+([.S13]/[.T13]^2)+([.S24]/[.T24]^2)+([.S44]/[.T44]^2))/((1/[.T44]^2)+(1/[.T2]^2)+(1/[.T13]^2)+(1/[.T24]^2))" office:value-type="float" office:value="46.4849153536651">
            <text:p>4,65E+001</text:p>
          </table:table-cell>
          <table:table-cell table:number-columns-repeated="3"/>
          <table:table-cell table:style-name="ce3" table:formula="oooc:=SUM([.Y2:.Y54])/SUM([.Z2:.Z54])" office:value-type="float" office:value="0.465364759389615">
            <text:p>4,65E-001</text:p>
          </table:table-cell>
          <table:table-cell table:style-name="ce3" table:formula="oooc:=1/SQRT(SUM([.Z2:.Z54]))" office:value-type="float" office:value="0.012979141014874">
            <text:p>1,30E-002</text:p>
          </table:table-cell>
          <table:table-cell table:number-columns-repeated="232"/>
        </table:table-row>
        <table:table-row table:style-name="ro2">
          <table:table-cell office:value-type="string">
            <text:p>Lambda</text:p>
          </table:table-cell>
          <table:table-cell office:value-type="float" office:value="2.149">
            <text:p>2,15E+000</text:p>
          </table:table-cell>
          <table:table-cell office:value-type="string">
            <text:p>cm</text:p>
          </table:table-cell>
          <table:table-cell table:number-columns-repeated="15"/>
          <table:table-cell office:value-type="string">
            <text:p>Fehler</text:p>
          </table:table-cell>
          <table:table-cell table:number-columns-repeated="237"/>
        </table:table-row>
        <table:table-row table:style-name="ro2">
          <table:table-cell office:value-type="string">
            <text:p>L</text:p>
          </table:table-cell>
          <table:table-cell office:value-type="float" office:value="0.000063282">
            <text:p>6,33E-005</text:p>
          </table:table-cell>
          <table:table-cell table:number-columns-repeated="16"/>
          <table:table-cell table:formula="oooc:=1/SQRT((1/[.T2])^2+(1/[.T13])^2+(1/[.T24])^2+(1/[.T44])^2)" office:value-type="float" office:value="0.115477156120438">
            <text:p>1,15E-001</text:p>
          </table:table-cell>
          <table:table-cell table:number-columns-repeated="237"/>
        </table:table-row>
        <table:table-row table:style-name="ro2">
          <table:table-cell office:value-type="string">
            <text:p>n</text:p>
          </table:table-cell>
          <table:table-cell office:value-type="float" office:value="1.457">
            <text:p>1,46E+000</text:p>
          </table:table-cell>
          <table:table-cell table:number-columns-repeated="254"/>
        </table:table-row>
        <table:table-row table:style-name="ro2">
          <table:table-cell office:value-type="string">
            <text:p>d</text:p>
          </table:table-cell>
          <table:table-cell office:value-type="float" office:value="0.0127">
            <text:p>1,27E-002</text:p>
          </table:table-cell>
          <table:table-cell office:value-type="string">
            <text:p>cm</text:p>
          </table:table-cell>
          <table:table-cell table:number-columns-repeated="253"/>
        </table:table-row>
        <table:table-row table:style-name="ro2" table:number-rows-repeated="6547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stant Distance" table:style-name="ta1" table:print="false">
        <office:forms form:automatic-focus="false" form:apply-design-mode="false"/>
        <table:table-column table:style-name="co1" table:default-cell-style-name="ce21"/>
        <table:table-column table:style-name="co1" table:default-cell-style-name="ce23"/>
        <table:table-column table:style-name="co1" table:default-cell-style-name="Default"/>
        <table:table-column table:style-name="co5" table:default-cell-style-name="ce25"/>
        <table:table-column table:style-name="co8" table:default-cell-style-name="ce25"/>
        <table:table-column table:style-name="co9" table:default-cell-style-name="ce25"/>
        <table:table-column table:style-name="co1" table:default-cell-style-name="ce25"/>
        <table:table-column table:style-name="co1" table:number-columns-repeated="2" table:default-cell-style-name="Default"/>
        <table:table-column table:style-name="co1" table:default-cell-style-name="ce25"/>
        <table:table-column table:style-name="co1" table:default-cell-style-name="ce28"/>
        <table:table-column table:style-name="co1" table:default-cell-style-name="Default"/>
        <table:table-row table:style-name="ro1">
          <table:table-cell table:style-name="Default"/>
          <table:table-cell table:style-name="ce21" office:value-type="string">
            <text:p>Umot/V</text:p>
          </table:table-cell>
          <table:table-cell table:style-name="ce21" office:value-type="string">
            <text:p>Umlaufd./us</text:p>
          </table:table-cell>
          <table:table-cell table:style-name="ce21" office:value-type="string">
            <text:p>Umlauffreq[Hz]</text:p>
          </table:table-cell>
          <table:table-cell table:style-name="ce21" office:value-type="string">
            <text:p>Fehler[Hz]</text:p>
          </table:table-cell>
          <table:table-cell table:style-name="ce21" office:value-type="string">
            <text:p>Schwebung[kHz]</text:p>
          </table:table-cell>
          <table:table-cell table:style-name="ce21" office:value-type="string">
            <text:p>Fehler[kHz]</text:p>
          </table:table-cell>
          <table:table-cell table:style-name="ce21" office:value-type="string">
            <text:p>f(1per)/Hz</text:p>
          </table:table-cell>
          <table:table-cell table:style-name="ce21" office:value-type="string">
            <text:p>f(2per)/Hz</text:p>
          </table:table-cell>
          <table:table-cell table:style-name="ce21"/>
          <table:table-cell table:style-name="ce21" office:value-type="string">
            <text:p>f(3per)/Hz</text:p>
          </table:table-cell>
          <table:table-cell/>
        </table:table-row>
        <table:table-row table:style-name="ro2">
          <table:table-cell table:style-name="ce20" office:value-type="string" table:number-columns-spanned="1" table:number-rows-spanned="10">
            <text:p>36,5mm</text:p>
          </table:table-cell>
          <table:table-cell table:style-name="ce22" office:value-type="float" office:value="5.5">
            <text:p>5,5</text:p>
          </table:table-cell>
          <table:table-cell table:style-name="ce25" office:value-type="float" office:value="66630">
            <text:p>66630</text:p>
          </table:table-cell>
          <table:table-cell table:formula="oooc:=1000000/[.C2]" office:value-type="float" office:value="15.008254539997">
            <text:p>15,01</text:p>
          </table:table-cell>
          <table:table-cell table:formula="oooc:=1000000/([.C2]-200)-[.D2]" office:value-type="float" office:value="0.0451851709769588">
            <text:p>0,05</text:p>
          </table:table-cell>
          <table:table-cell table:formula="oooc:=AVERAGE([.H2];[.J2];[.L2])" office:value-type="float" office:value="13.36">
            <text:p>13,36</text:p>
          </table:table-cell>
          <table:table-cell table:formula="oooc:=STDEV([.H2];[.J2];[.L2])" office:value-type="float" office:value="0.202967977769893">
            <text:p>0,2</text:p>
          </table:table-cell>
          <table:table-cell table:style-name="ce25" office:value-type="float" office:value="13.514">
            <text:p>13,51</text:p>
          </table:table-cell>
          <table:table-cell table:style-name="ce25" office:value-type="float" office:value="6.565">
            <text:p>6,57</text:p>
          </table:table-cell>
          <table:table-cell table:formula="oooc:=[.I2]*2" office:value-type="float" office:value="13.13">
            <text:p>13,13</text:p>
          </table:table-cell>
          <table:table-cell table:style-name="ce27" office:value-type="float" office:value="3.359">
            <text:p>3,36</text:p>
          </table:table-cell>
          <table:table-cell table:formula="oooc:=[.K2]*4" office:value-type="float" office:value="13.436">
            <text:p>13,44</text:p>
          </table:table-cell>
        </table:table-row>
        <table:table-row table:style-name="ro2">
          <table:covered-table-cell/>
          <table:table-cell office:value-type="float" office:value="6">
            <text:p>6</text:p>
          </table:table-cell>
          <table:table-cell office:value-type="float" office:value="61800">
            <text:p>61800</text:p>
          </table:table-cell>
          <table:table-cell table:formula="oooc:=1000000/[.C3]" office:value-type="float" office:value="16.1812297734628">
            <text:p>16,18</text:p>
          </table:table-cell>
          <table:table-cell table:formula="oooc:=1000000/([.C3]-200)-[.D3]" office:value-type="float" office:value="0.0525364603034504">
            <text:p>0,05</text:p>
          </table:table-cell>
          <table:table-cell table:formula="oooc:=AVERAGE([.H3];[.J3];[.L3])" office:value-type="float" office:value="16.3826666666667">
            <text:p>16,38</text:p>
          </table:table-cell>
          <table:table-cell table:formula="oooc:=STDEV([.H3];[.J3];[.L3])" office:value-type="float" office:value="0.378044089139526">
            <text:p>0,38</text:p>
          </table:table-cell>
          <table:table-cell office:value-type="float" office:value="16.736">
            <text:p>16,74</text:p>
          </table:table-cell>
          <table:table-cell office:value-type="float" office:value="8.214">
            <text:p>8,21</text:p>
          </table:table-cell>
          <table:table-cell table:formula="oooc:=[.I3]*2" office:value-type="float" office:value="16.428">
            <text:p>16,43</text:p>
          </table:table-cell>
          <table:table-cell office:value-type="float" office:value="3.996">
            <text:p>4</text:p>
          </table:table-cell>
          <table:table-cell table:formula="oooc:=[.K3]*4" office:value-type="float" office:value="15.984">
            <text:p>15,98</text:p>
          </table:table-cell>
        </table:table-row>
        <table:table-row table:style-name="ro2">
          <table:covered-table-cell/>
          <table:table-cell office:value-type="float" office:value="6.5">
            <text:p>6,5</text:p>
          </table:table-cell>
          <table:table-cell office:value-type="float" office:value="56980">
            <text:p>56980</text:p>
          </table:table-cell>
          <table:table-cell table:formula="oooc:=1000000/[.C4]" office:value-type="float" office:value="17.5500175500176">
            <text:p>17,55</text:p>
          </table:table-cell>
          <table:table-cell table:formula="oooc:=1000000/([.C4]-200)-[.D4]" office:value-type="float" office:value="0.0618176032054158">
            <text:p>0,06</text:p>
          </table:table-cell>
          <table:table-cell table:formula="oooc:=AVERAGE([.H4];[.J4];[.L4])" office:value-type="float" office:value="16.308">
            <text:p>16,31</text:p>
          </table:table-cell>
          <table:table-cell table:formula="oooc:=STDEV([.H4];[.J4];[.L4])" office:value-type="float" office:value="0.283259598248673">
            <text:p>0,28</text:p>
          </table:table-cell>
          <table:table-cell office:value-type="float" office:value="16.598">
            <text:p>16,6</text:p>
          </table:table-cell>
          <table:table-cell office:value-type="float" office:value="8.147">
            <text:p>8,15</text:p>
          </table:table-cell>
          <table:table-cell table:formula="oooc:=[.I4]*2" office:value-type="float" office:value="16.294">
            <text:p>16,29</text:p>
          </table:table-cell>
          <table:table-cell office:value-type="float" office:value="4.008">
            <text:p>4,01</text:p>
          </table:table-cell>
          <table:table-cell table:formula="oooc:=[.K4]*4" office:value-type="float" office:value="16.032">
            <text:p>16,03</text:p>
          </table:table-cell>
        </table:table-row>
        <table:table-row table:style-name="ro2">
          <table:covered-table-cell/>
          <table:table-cell office:value-type="float" office:value="7">
            <text:p>7</text:p>
          </table:table-cell>
          <table:table-cell office:value-type="float" office:value="51690">
            <text:p>51690</text:p>
          </table:table-cell>
          <table:table-cell table:formula="oooc:=1000000/[.C5]" office:value-type="float" office:value="19.3461017604953">
            <text:p>19,35</text:p>
          </table:table-cell>
          <table:table-cell table:formula="oooc:=1000000/([.C5]-200)-[.D5]" office:value-type="float" office:value="0.0751450835521297">
            <text:p>0,08</text:p>
          </table:table-cell>
          <table:table-cell table:formula="oooc:=AVERAGE([.H5];[.J5];[.L5])" office:value-type="float" office:value="17.466">
            <text:p>17,47</text:p>
          </table:table-cell>
          <table:table-cell table:formula="oooc:=STDEV([.H5];[.J5];[.L5])" office:value-type="float" office:value="0.357440904206555">
            <text:p>0,36</text:p>
          </table:table-cell>
          <table:table-cell office:value-type="float" office:value="17.544">
            <text:p>17,54</text:p>
          </table:table-cell>
          <table:table-cell office:value-type="float" office:value="8.889">
            <text:p>8,89</text:p>
          </table:table-cell>
          <table:table-cell table:formula="oooc:=[.I5]*2" office:value-type="float" office:value="17.778">
            <text:p>17,78</text:p>
          </table:table-cell>
          <table:table-cell office:value-type="float" office:value="4.269">
            <text:p>4,27</text:p>
          </table:table-cell>
          <table:table-cell table:formula="oooc:=[.K5]*4" office:value-type="float" office:value="17.076">
            <text:p>17,08</text:p>
          </table:table-cell>
        </table:table-row>
        <table:table-row table:style-name="ro2">
          <table:covered-table-cell/>
          <table:table-cell office:value-type="float" office:value="7.5">
            <text:p>7,5</text:p>
          </table:table-cell>
          <table:table-cell office:value-type="float" office:value="47000">
            <text:p>47000</text:p>
          </table:table-cell>
          <table:table-cell table:formula="oooc:=1000000/[.C6]" office:value-type="float" office:value="21.2765957446809">
            <text:p>21,28</text:p>
          </table:table-cell>
          <table:table-cell table:formula="oooc:=1000000/([.C6]-200)-[.D6]" office:value-type="float" office:value="0.0909256228405155">
            <text:p>0,09</text:p>
          </table:table-cell>
          <table:table-cell table:formula="oooc:=AVERAGE([.H6];[.J6];[.L6])" office:value-type="float" office:value="20.0483333333333">
            <text:p>20,05</text:p>
          </table:table-cell>
          <table:table-cell table:formula="oooc:=STDEV([.H6];[.J6];[.L6])" office:value-type="float" office:value="0.423093764233573">
            <text:p>0,42</text:p>
          </table:table-cell>
          <table:table-cell office:value-type="float" office:value="20.305">
            <text:p>20,31</text:p>
          </table:table-cell>
          <table:table-cell office:value-type="float" office:value="9.78">
            <text:p>9,78</text:p>
          </table:table-cell>
          <table:table-cell table:formula="oooc:=[.I6]*2" office:value-type="float" office:value="19.56">
            <text:p>19,56</text:p>
          </table:table-cell>
          <table:table-cell office:value-type="float" office:value="5.07">
            <text:p>5,07</text:p>
          </table:table-cell>
          <table:table-cell table:formula="oooc:=[.K6]*4" office:value-type="float" office:value="20.28">
            <text:p>20,28</text:p>
          </table:table-cell>
        </table:table-row>
        <table:table-row table:style-name="ro2">
          <table:covered-table-cell/>
          <table:table-cell office:value-type="float" office:value="8">
            <text:p>8</text:p>
          </table:table-cell>
          <table:table-cell office:value-type="float" office:value="44400">
            <text:p>44400</text:p>
          </table:table-cell>
          <table:table-cell table:formula="oooc:=1000000/[.C7]" office:value-type="float" office:value="22.5225225225225">
            <text:p>22,52</text:p>
          </table:table-cell>
          <table:table-cell table:formula="oooc:=1000000/([.C7]-200)-[.D7]" office:value-type="float" office:value="0.101911866617751">
            <text:p>0,1</text:p>
          </table:table-cell>
          <table:table-cell table:formula="oooc:=AVERAGE([.H7];[.J7];[.L7])" office:value-type="float" office:value="22.464">
            <text:p>22,46</text:p>
          </table:table-cell>
          <table:table-cell table:formula="oooc:=STDEV([.H7];[.J7];[.L7])" office:value-type="float" office:value="0.417741546892334">
            <text:p>0,42</text:p>
          </table:table-cell>
          <table:table-cell office:value-type="float" office:value="22.026">
            <text:p>22,03</text:p>
          </table:table-cell>
          <table:table-cell office:value-type="float" office:value="11.429">
            <text:p>11,43</text:p>
          </table:table-cell>
          <table:table-cell table:formula="oooc:=[.I7]*2" office:value-type="float" office:value="22.858">
            <text:p>22,86</text:p>
          </table:table-cell>
          <table:table-cell office:value-type="float" office:value="5.627">
            <text:p>5,63</text:p>
          </table:table-cell>
          <table:table-cell table:formula="oooc:=[.K7]*4" office:value-type="float" office:value="22.508">
            <text:p>22,51</text:p>
          </table:table-cell>
        </table:table-row>
        <table:table-row table:style-name="ro2">
          <table:covered-table-cell/>
          <table:table-cell office:value-type="float" office:value="8.5">
            <text:p>8,5</text:p>
          </table:table-cell>
          <table:table-cell office:value-type="float" office:value="41560">
            <text:p>41560</text:p>
          </table:table-cell>
          <table:table-cell table:formula="oooc:=1000000/[.C8]" office:value-type="float" office:value="24.0615976900866">
            <text:p>24,06</text:p>
          </table:table-cell>
          <table:table-cell table:formula="oooc:=1000000/([.C8]-200)-[.D8]" office:value-type="float" office:value="0.116352019777981">
            <text:p>0,12</text:p>
          </table:table-cell>
          <table:table-cell table:formula="oooc:=AVERAGE([.H8];[.J8];[.L8])" office:value-type="float" office:value="15.701">
            <text:p>15,7</text:p>
          </table:table-cell>
          <table:table-cell table:formula="oooc:=STDEV([.H8];[.J8];[.L8])" office:value-type="float" office:value="13.6042464326401">
            <text:p>13,6</text:p>
          </table:table-cell>
          <table:table-cell office:value-type="float" office:value="23.981">
            <text:p>23,98</text:p>
          </table:table-cell>
          <table:table-cell office:value-type="float" office:value="11.561">
            <text:p>11,56</text:p>
          </table:table-cell>
          <table:table-cell table:formula="oooc:=[.I8]*2" office:value-type="float" office:value="23.122">
            <text:p>23,12</text:p>
          </table:table-cell>
          <table:table-cell/>
          <table:table-cell table:formula="oooc:=[.K8]*4" office:value-type="float" office:value="0">
            <text:p>0</text:p>
          </table:table-cell>
        </table:table-row>
        <table:table-row table:style-name="ro2">
          <table:covered-table-cell/>
          <table:table-cell office:value-type="float" office:value="9">
            <text:p>9</text:p>
          </table:table-cell>
          <table:table-cell office:value-type="float" office:value="39050">
            <text:p>39050</text:p>
          </table:table-cell>
          <table:table-cell table:formula="oooc:=1000000/[.C9]" office:value-type="float" office:value="25.6081946222791">
            <text:p>25,61</text:p>
          </table:table-cell>
          <table:table-cell table:formula="oooc:=1000000/([.C9]-200)-[.D9]" office:value-type="float" office:value="0.131831117746611">
            <text:p>0,13</text:p>
          </table:table-cell>
          <table:table-cell table:formula="oooc:=AVERAGE([.H9];[.J9];[.L9])" office:value-type="float" office:value="24.4753333333333">
            <text:p>24,48</text:p>
          </table:table-cell>
          <table:table-cell table:formula="oooc:=STDEV([.H9];[.J9];[.L9])" office:value-type="float" office:value="0.768797329166363">
            <text:p>0,77</text:p>
          </table:table-cell>
          <table:table-cell office:value-type="float" office:value="25.316">
            <text:p>25,32</text:p>
          </table:table-cell>
          <table:table-cell office:value-type="float" office:value="12.151">
            <text:p>12,15</text:p>
          </table:table-cell>
          <table:table-cell table:formula="oooc:=[.I9]*2" office:value-type="float" office:value="24.302">
            <text:p>24,3</text:p>
          </table:table-cell>
          <table:table-cell office:value-type="float" office:value="5.952">
            <text:p>5,95</text:p>
          </table:table-cell>
          <table:table-cell table:formula="oooc:=[.K9]*4" office:value-type="float" office:value="23.808">
            <text:p>23,81</text:p>
          </table:table-cell>
        </table:table-row>
        <table:table-row table:style-name="ro2">
          <table:covered-table-cell/>
          <table:table-cell office:value-type="float" office:value="9.5">
            <text:p>9,5</text:p>
          </table:table-cell>
          <table:table-cell office:value-type="float" office:value="37200">
            <text:p>37200</text:p>
          </table:table-cell>
          <table:table-cell table:formula="oooc:=1000000/[.C10]" office:value-type="float" office:value="26.8817204301075">
            <text:p>26,88</text:p>
          </table:table-cell>
          <table:table-cell table:formula="oooc:=1000000/([.C10]-200)-[.D10]" office:value-type="float" office:value="0.1453065969195">
            <text:p>0,15</text:p>
          </table:table-cell>
          <table:table-cell table:formula="oooc:=AVERAGE([.H10];[.J10];[.L10])" office:value-type="float" office:value="25.414">
            <text:p>25,41</text:p>
          </table:table-cell>
          <table:table-cell table:formula="oooc:=STDEV([.H10];[.J10];[.L10])" office:value-type="float" office:value="0.16974097914175">
            <text:p>0,17</text:p>
          </table:table-cell>
          <table:table-cell office:value-type="float" office:value="25.316">
            <text:p>25,32</text:p>
          </table:table-cell>
          <table:table-cell office:value-type="float" office:value="12.805">
            <text:p>12,81</text:p>
          </table:table-cell>
          <table:table-cell table:formula="oooc:=[.I10]*2" office:value-type="float" office:value="25.61">
            <text:p>25,61</text:p>
          </table:table-cell>
          <table:table-cell office:value-type="float" office:value="6.329">
            <text:p>6,33</text:p>
          </table:table-cell>
          <table:table-cell table:formula="oooc:=[.K10]*4" office:value-type="float" office:value="25.316">
            <text:p>25,32</text:p>
          </table:table-cell>
        </table:table-row>
        <table:table-row table:style-name="ro2">
          <table:covered-table-cell/>
          <table:table-cell table:style-name="ce24" office:value-type="float" office:value="10">
            <text:p>10</text:p>
          </table:table-cell>
          <table:table-cell table:style-name="ce26" office:value-type="float" office:value="33550">
            <text:p>33550</text:p>
          </table:table-cell>
          <table:table-cell table:formula="oooc:=1000000/[.C11]" office:value-type="float" office:value="29.806259314456">
            <text:p>29,81</text:p>
          </table:table-cell>
          <table:table-cell table:formula="oooc:=1000000/([.C11]-200)-[.D11]" office:value-type="float" office:value="0.178748181795839">
            <text:p>0,18</text:p>
          </table:table-cell>
          <table:table-cell table:formula="oooc:=AVERAGE([.H11];[.J11];[.L11])" office:value-type="float" office:value="26.3853333333333">
            <text:p>26,39</text:p>
          </table:table-cell>
          <table:table-cell table:formula="oooc:=STDEV([.H11];[.J11];[.L11])" office:value-type="float" office:value="0.453326960739524">
            <text:p>0,45</text:p>
          </table:table-cell>
          <table:table-cell table:style-name="ce26" office:value-type="float" office:value="26.738">
            <text:p>26,74</text:p>
          </table:table-cell>
          <table:table-cell table:style-name="ce26" office:value-type="float" office:value="12.937">
            <text:p>12,94</text:p>
          </table:table-cell>
          <table:table-cell table:formula="oooc:=[.I11]*2" office:value-type="float" office:value="25.874">
            <text:p>25,87</text:p>
          </table:table-cell>
          <table:table-cell table:style-name="ce29" office:value-type="float" office:value="6.636">
            <text:p>6,64</text:p>
          </table:table-cell>
          <table:table-cell table:formula="oooc:=[.K11]*4" office:value-type="float" office:value="26.544">
            <text:p>26,54</text:p>
          </table:table-cell>
        </table:table-row>
        <table:table-row table:style-name="ro2">
          <table:table-cell table:style-name="ce20" office:value-type="string" table:number-columns-spanned="1" table:number-rows-spanned="10">
            <text:p>39mm</text:p>
          </table:table-cell>
          <table:table-cell table:style-name="ce22"/>
          <table:table-cell table:style-name="ce25" office:value-type="float" office:value="54220">
            <text:p>54220</text:p>
          </table:table-cell>
          <table:table-cell table:formula="oooc:=1000000/[.C12]" office:value-type="float" office:value="18.4433788270011">
            <text:p>18,44</text:p>
          </table:table-cell>
          <table:table-cell table:formula="oooc:=1000000/([.C12]-200)-[.D12]" office:value-type="float" office:value="0.0682835202776815">
            <text:p>0,07</text:p>
          </table:table-cell>
          <table:table-cell table:formula="oooc:=AVERAGE([.H12];[.J12];[.L12])" office:value-type="float" office:value="12.6926666666667">
            <text:p>12,69</text:p>
          </table:table-cell>
          <table:table-cell table:formula="oooc:=STDEV([.H12];[.J12];[.L12])" office:value-type="float" office:value="0.372646391815798">
            <text:p>0,37</text:p>
          </table:table-cell>
          <table:table-cell table:style-name="ce25" office:value-type="float" office:value="12.308">
            <text:p>12,31</text:p>
          </table:table-cell>
          <table:table-cell table:style-name="ce25" office:value-type="float" office:value="6.359">
            <text:p>6,36</text:p>
          </table:table-cell>
          <table:table-cell table:formula="oooc:=[.I12]*2" office:value-type="float" office:value="12.718">
            <text:p>12,72</text:p>
          </table:table-cell>
          <table:table-cell table:style-name="ce27" office:value-type="float" office:value="3.263">
            <text:p>3,26</text:p>
          </table:table-cell>
          <table:table-cell table:formula="oooc:=[.K12]*4" office:value-type="float" office:value="13.052">
            <text:p>13,05</text:p>
          </table:table-cell>
        </table:table-row>
        <table:table-row table:style-name="ro2">
          <table:covered-table-cell/>
          <table:table-cell/>
          <table:table-cell office:value-type="float" office:value="52330">
            <text:p>52330</text:p>
          </table:table-cell>
          <table:table-cell table:formula="oooc:=1000000/[.C13]" office:value-type="float" office:value="19.1094974202178">
            <text:p>19,11</text:p>
          </table:table-cell>
          <table:table-cell table:formula="oooc:=1000000/([.C13]-200)-[.D13]" office:value-type="float" office:value="0.0733147800507119">
            <text:p>0,07</text:p>
          </table:table-cell>
          <table:table-cell table:formula="oooc:=AVERAGE([.H13];[.J13];[.L13])" office:value-type="float" office:value="13.56">
            <text:p>13,56</text:p>
          </table:table-cell>
          <table:table-cell table:formula="oooc:=STDEV([.H13];[.J13];[.L13])" office:value-type="float" office:value="0.162714473849132">
            <text:p>0,16</text:p>
          </table:table-cell>
          <table:table-cell office:value-type="float" office:value="13.746">
            <text:p>13,75</text:p>
          </table:table-cell>
          <table:table-cell office:value-type="float" office:value="6.745">
            <text:p>6,75</text:p>
          </table:table-cell>
          <table:table-cell table:formula="oooc:=[.I13]*2" office:value-type="float" office:value="13.49">
            <text:p>13,49</text:p>
          </table:table-cell>
          <table:table-cell office:value-type="float" office:value="3.361">
            <text:p>3,36</text:p>
          </table:table-cell>
          <table:table-cell table:formula="oooc:=[.K13]*4" office:value-type="float" office:value="13.444">
            <text:p>13,44</text:p>
          </table:table-cell>
        </table:table-row>
        <table:table-row table:style-name="ro2">
          <table:covered-table-cell/>
          <table:table-cell/>
          <table:table-cell office:value-type="float" office:value="50904">
            <text:p>50904</text:p>
          </table:table-cell>
          <table:table-cell table:formula="oooc:=1000000/[.C14]" office:value-type="float" office:value="19.6448216250196">
            <text:p>19,64</text:p>
          </table:table-cell>
          <table:table-cell table:formula="oooc:=1000000/([.C14]-200)-[.D14]" office:value-type="float" office:value="0.0774882519131417">
            <text:p>0,08</text:p>
          </table:table-cell>
          <table:table-cell table:formula="oooc:=AVERAGE([.H14];[.J14];[.L14])" office:value-type="float" office:value="13.1436666666667">
            <text:p>13,14</text:p>
          </table:table-cell>
          <table:table-cell table:formula="oooc:=STDEV([.H14];[.J14];[.L14])" office:value-type="float" office:value="0.158953871715455">
            <text:p>0,16</text:p>
          </table:table-cell>
          <table:table-cell office:value-type="float" office:value="13.201">
            <text:p>13,2</text:p>
          </table:table-cell>
          <table:table-cell office:value-type="float" office:value="6.633">
            <text:p>6,63</text:p>
          </table:table-cell>
          <table:table-cell table:formula="oooc:=[.I14]*2" office:value-type="float" office:value="13.266">
            <text:p>13,27</text:p>
          </table:table-cell>
          <table:table-cell office:value-type="float" office:value="3.241">
            <text:p>3,24</text:p>
          </table:table-cell>
          <table:table-cell table:formula="oooc:=[.K14]*4" office:value-type="float" office:value="12.964">
            <text:p>12,96</text:p>
          </table:table-cell>
        </table:table-row>
        <table:table-row table:style-name="ro2">
          <table:covered-table-cell/>
          <table:table-cell/>
          <table:table-cell office:value-type="float" office:value="47807">
            <text:p>47807</text:p>
          </table:table-cell>
          <table:table-cell table:formula="oooc:=1000000/[.C15]" office:value-type="float" office:value="20.9174388687849">
            <text:p>20,92</text:p>
          </table:table-cell>
          <table:table-cell table:formula="oooc:=1000000/([.C15]-200)-[.D15]" office:value-type="float" office:value="0.0878754757442586">
            <text:p>0,09</text:p>
          </table:table-cell>
          <table:table-cell table:formula="oooc:=AVERAGE([.H15];[.J15];[.L15])" office:value-type="float" office:value="14.16">
            <text:p>14,16</text:p>
          </table:table-cell>
          <table:table-cell table:formula="oooc:=STDEV([.H15];[.J15];[.L15])" office:value-type="float" office:value="0.109890854942529">
            <text:p>0,11</text:p>
          </table:table-cell>
          <table:table-cell office:value-type="float" office:value="14.286">
            <text:p>14,29</text:p>
          </table:table-cell>
          <table:table-cell office:value-type="float" office:value="7.055">
            <text:p>7,06</text:p>
          </table:table-cell>
          <table:table-cell table:formula="oooc:=[.I15]*2" office:value-type="float" office:value="14.11">
            <text:p>14,11</text:p>
          </table:table-cell>
          <table:table-cell office:value-type="float" office:value="3.521">
            <text:p>3,52</text:p>
          </table:table-cell>
          <table:table-cell table:formula="oooc:=[.K15]*4" office:value-type="float" office:value="14.084">
            <text:p>14,08</text:p>
          </table:table-cell>
        </table:table-row>
        <table:table-row table:style-name="ro2">
          <table:covered-table-cell/>
          <table:table-cell/>
          <table:table-cell office:value-type="float" office:value="44701">
            <text:p>44701</text:p>
          </table:table-cell>
          <table:table-cell table:formula="oooc:=1000000/[.C16]" office:value-type="float" office:value="22.3708641864835">
            <text:p>22,37</text:p>
          </table:table-cell>
          <table:table-cell table:formula="oooc:=1000000/([.C16]-200)-[.D16]" office:value-type="float" office:value="0.10054095047969">
            <text:p>0,1</text:p>
          </table:table-cell>
          <table:table-cell table:formula="oooc:=AVERAGE([.H16];[.J16];[.L16])" office:value-type="float" office:value="16.099">
            <text:p>16,1</text:p>
          </table:table-cell>
          <table:table-cell table:formula="oooc:=STDEV([.H16];[.J16];[.L16])" office:value-type="float" office:value="0.207197972963058">
            <text:p>0,21</text:p>
          </table:table-cell>
          <table:table-cell office:value-type="float" office:value="15.873">
            <text:p>15,87</text:p>
          </table:table-cell>
          <table:table-cell office:value-type="float" office:value="8.14">
            <text:p>8,14</text:p>
          </table:table-cell>
          <table:table-cell table:formula="oooc:=[.I16]*2" office:value-type="float" office:value="16.28">
            <text:p>16,28</text:p>
          </table:table-cell>
          <table:table-cell office:value-type="float" office:value="4.036">
            <text:p>4,04</text:p>
          </table:table-cell>
          <table:table-cell table:formula="oooc:=[.K16]*4" office:value-type="float" office:value="16.144">
            <text:p>16,14</text:p>
          </table:table-cell>
        </table:table-row>
        <table:table-row table:style-name="ro2">
          <table:covered-table-cell/>
          <table:table-cell/>
          <table:table-cell office:value-type="float" office:value="42722">
            <text:p>42722</text:p>
          </table:table-cell>
          <table:table-cell table:formula="oooc:=1000000/[.C17]" office:value-type="float" office:value="23.4071438603062">
            <text:p>23,41</text:p>
          </table:table-cell>
          <table:table-cell table:formula="oooc:=1000000/([.C17]-200)-[.D17]" office:value-type="float" office:value="0.110094275247196">
            <text:p>0,11</text:p>
          </table:table-cell>
          <table:table-cell table:formula="oooc:=AVERAGE([.H17];[.J17];[.L17])" office:value-type="float" office:value="16.5636666666667">
            <text:p>16,56</text:p>
          </table:table-cell>
          <table:table-cell table:formula="oooc:=STDEV([.H17];[.J17];[.L17])" office:value-type="float" office:value="0.0905225570415106">
            <text:p>0,09</text:p>
          </table:table-cell>
          <table:table-cell office:value-type="float" office:value="16.461">
            <text:p>16,46</text:p>
          </table:table-cell>
          <table:table-cell office:value-type="float" office:value="8.299">
            <text:p>8,3</text:p>
          </table:table-cell>
          <table:table-cell table:formula="oooc:=[.I17]*2" office:value-type="float" office:value="16.598">
            <text:p>16,6</text:p>
          </table:table-cell>
          <table:table-cell office:value-type="float" office:value="4.158">
            <text:p>4,16</text:p>
          </table:table-cell>
          <table:table-cell table:formula="oooc:=[.K17]*4" office:value-type="float" office:value="16.632">
            <text:p>16,63</text:p>
          </table:table-cell>
        </table:table-row>
        <table:table-row table:style-name="ro2">
          <table:covered-table-cell/>
          <table:table-cell/>
          <table:table-cell office:value-type="float" office:value="40410">
            <text:p>40410</text:p>
          </table:table-cell>
          <table:table-cell table:formula="oooc:=1000000/[.C18]" office:value-type="float" office:value="24.7463499133878">
            <text:p>24,75</text:p>
          </table:table-cell>
          <table:table-cell table:formula="oooc:=1000000/([.C18]-200)-[.D18]" office:value-type="float" office:value="0.123085550427195">
            <text:p>0,12</text:p>
          </table:table-cell>
          <table:table-cell table:formula="oooc:=AVERAGE([.H18];[.J18];[.L18])" office:value-type="float" office:value="17.3166666666667">
            <text:p>17,32</text:p>
          </table:table-cell>
          <table:table-cell table:formula="oooc:=STDEV([.H18];[.J18];[.L18])" office:value-type="float" office:value="0.41658772585535">
            <text:p>0,42</text:p>
          </table:table-cell>
          <table:table-cell office:value-type="float" office:value="17.778">
            <text:p>17,78</text:p>
          </table:table-cell>
          <table:table-cell office:value-type="float" office:value="8.602">
            <text:p>8,6</text:p>
          </table:table-cell>
          <table:table-cell table:formula="oooc:=[.I18]*2" office:value-type="float" office:value="17.204">
            <text:p>17,2</text:p>
          </table:table-cell>
          <table:table-cell office:value-type="float" office:value="4.242">
            <text:p>4,24</text:p>
          </table:table-cell>
          <table:table-cell table:formula="oooc:=[.K18]*4" office:value-type="float" office:value="16.968">
            <text:p>16,97</text:p>
          </table:table-cell>
        </table:table-row>
        <table:table-row table:style-name="ro2">
          <table:covered-table-cell/>
          <table:table-cell/>
          <table:table-cell office:value-type="float" office:value="38730">
            <text:p>38730</text:p>
          </table:table-cell>
          <table:table-cell table:formula="oooc:=1000000/[.C19]" office:value-type="float" office:value="25.8197779499096">
            <text:p>25,82</text:p>
          </table:table-cell>
          <table:table-cell table:formula="oooc:=1000000/([.C19]-200)-[.D19]" office:value-type="float" office:value="0.134024282117359">
            <text:p>0,13</text:p>
          </table:table-cell>
          <table:table-cell table:formula="oooc:=AVERAGE([.H19];[.J19];[.L19])" office:value-type="float" office:value="17.1366666666667">
            <text:p>17,14</text:p>
          </table:table-cell>
          <table:table-cell table:formula="oooc:=STDEV([.H19];[.J19];[.L19])" office:value-type="float" office:value="0.0382796725865472">
            <text:p>0,04</text:p>
          </table:table-cell>
          <table:table-cell office:value-type="float" office:value="17.094">
            <text:p>17,09</text:p>
          </table:table-cell>
          <table:table-cell office:value-type="float" office:value="8.584">
            <text:p>8,58</text:p>
          </table:table-cell>
          <table:table-cell table:formula="oooc:=[.I19]*2" office:value-type="float" office:value="17.168">
            <text:p>17,17</text:p>
          </table:table-cell>
          <table:table-cell office:value-type="float" office:value="4.287">
            <text:p>4,29</text:p>
          </table:table-cell>
          <table:table-cell table:formula="oooc:=[.K19]*4" office:value-type="float" office:value="17.148">
            <text:p>17,15</text:p>
          </table:table-cell>
        </table:table-row>
        <table:table-row table:style-name="ro2">
          <table:covered-table-cell/>
          <table:table-cell/>
          <table:table-cell office:value-type="float" office:value="36573">
            <text:p>36573</text:p>
          </table:table-cell>
          <table:table-cell table:formula="oooc:=1000000/[.C20]" office:value-type="float" office:value="27.3425751237252">
            <text:p>27,34</text:p>
          </table:table-cell>
          <table:table-cell table:formula="oooc:=1000000/([.C20]-200)-[.D20]" office:value-type="float" office:value="0.150345449227313">
            <text:p>0,15</text:p>
          </table:table-cell>
          <table:table-cell table:formula="oooc:=AVERAGE([.H20];[.J20];[.L20])" office:value-type="float" office:value="18.1343333333333">
            <text:p>18,13</text:p>
          </table:table-cell>
          <table:table-cell table:formula="oooc:=STDEV([.H20];[.J20];[.L20])" office:value-type="float" office:value="0.188473694008829">
            <text:p>0,19</text:p>
          </table:table-cell>
          <table:table-cell office:value-type="float" office:value="18.349">
            <text:p>18,35</text:p>
          </table:table-cell>
          <table:table-cell office:value-type="float" office:value="9.029">
            <text:p>9,03</text:p>
          </table:table-cell>
          <table:table-cell table:formula="oooc:=[.I20]*2" office:value-type="float" office:value="18.058">
            <text:p>18,06</text:p>
          </table:table-cell>
          <table:table-cell office:value-type="float" office:value="4.499">
            <text:p>4,5</text:p>
          </table:table-cell>
          <table:table-cell table:formula="oooc:=[.K20]*4" office:value-type="float" office:value="17.996">
            <text:p>18</text:p>
          </table:table-cell>
        </table:table-row>
        <table:table-row table:style-name="ro2">
          <table:covered-table-cell/>
          <table:table-cell table:style-name="ce24"/>
          <table:table-cell table:style-name="ce26" office:value-type="float" office:value="34585">
            <text:p>34585</text:p>
          </table:table-cell>
          <table:table-cell table:formula="oooc:=1000000/[.C21]" office:value-type="float" office:value="28.9142691918462">
            <text:p>28,91</text:p>
          </table:table-cell>
          <table:table-cell table:formula="oooc:=1000000/([.C21]-200)-[.D21]" office:value-type="float" office:value="0.168179550337914">
            <text:p>0,17</text:p>
          </table:table-cell>
          <table:table-cell table:formula="oooc:=AVERAGE([.H21];[.J21];[.L21])" office:value-type="float" office:value="19.4466666666667">
            <text:p>19,45</text:p>
          </table:table-cell>
          <table:table-cell table:formula="oooc:=STDEV([.H21];[.J21];[.L21])" office:value-type="float" office:value="0.428622600119655">
            <text:p>0,43</text:p>
          </table:table-cell>
          <table:table-cell table:style-name="ce26" office:value-type="float" office:value="19.9">
            <text:p>19,9</text:p>
          </table:table-cell>
          <table:table-cell table:style-name="ce26" office:value-type="float" office:value="9.524">
            <text:p>9,52</text:p>
          </table:table-cell>
          <table:table-cell table:formula="oooc:=[.I21]*2" office:value-type="float" office:value="19.048">
            <text:p>19,05</text:p>
          </table:table-cell>
          <table:table-cell table:style-name="ce29" office:value-type="float" office:value="4.848">
            <text:p>4,85</text:p>
          </table:table-cell>
          <table:table-cell table:formula="oooc:=[.K21]*4" office:value-type="float" office:value="19.392">
            <text:p>19,39</text:p>
          </table:table-cell>
        </table:table-row>
        <table:table-row table:style-name="ro2">
          <table:table-cell table:style-name="ce20" office:value-type="string" table:number-columns-spanned="1" table:number-rows-spanned="10">
            <text:p>55mm</text:p>
          </table:table-cell>
          <table:table-cell table:style-name="ce22" office:value-type="float" office:value="4.5">
            <text:p>4,5</text:p>
          </table:table-cell>
          <table:table-cell table:style-name="ce25" office:value-type="float" office:value="142220">
            <text:p>142220</text:p>
          </table:table-cell>
          <table:table-cell table:formula="oooc:=1000000/[.C22]" office:value-type="float" office:value="7.03135986499789">
            <text:p>7,03</text:p>
          </table:table-cell>
          <table:table-cell table:formula="oooc:=1000000/([.C22]-200)-[.D22]" office:value-type="float" office:value="0.00990192911561483">
            <text:p>0,01</text:p>
          </table:table-cell>
          <table:table-cell table:formula="oooc:=AVERAGE([.H22];[.J22];[.L22])" office:value-type="float" office:value="4.76966666666667">
            <text:p>4,77</text:p>
          </table:table-cell>
          <table:table-cell table:formula="oooc:=STDEV([.H22];[.J22];[.L22])" office:value-type="float" office:value="0.069615611276016">
            <text:p>0,07</text:p>
          </table:table-cell>
          <table:table-cell table:style-name="ce25" office:value-type="float" office:value="4.831">
            <text:p>4,83</text:p>
          </table:table-cell>
          <table:table-cell table:style-name="ce25" office:value-type="float" office:value="2.347">
            <text:p>2,35</text:p>
          </table:table-cell>
          <table:table-cell table:formula="oooc:=[.I22]*2" office:value-type="float" office:value="4.694">
            <text:p>4,69</text:p>
          </table:table-cell>
          <table:table-cell table:style-name="ce27" office:value-type="float" office:value="1.196">
            <text:p>1,2</text:p>
          </table:table-cell>
          <table:table-cell table:formula="oooc:=[.K22]*4" office:value-type="float" office:value="4.784">
            <text:p>4,78</text:p>
          </table:table-cell>
        </table:table-row>
        <table:table-row table:style-name="ro2">
          <table:covered-table-cell/>
          <table:table-cell office:value-type="float" office:value="5">
            <text:p>5</text:p>
          </table:table-cell>
          <table:table-cell office:value-type="float" office:value="103110">
            <text:p>103110</text:p>
          </table:table-cell>
          <table:table-cell table:formula="oooc:=1000000/[.C23]" office:value-type="float" office:value="9.69838037047813">
            <text:p>9,7</text:p>
          </table:table-cell>
          <table:table-cell table:formula="oooc:=1000000/([.C23]-200)-[.D23]" office:value-type="float" office:value="0.0188482759119193">
            <text:p>0,02</text:p>
          </table:table-cell>
          <table:table-cell table:formula="oooc:=AVERAGE([.H23];[.J23];[.L23])" office:value-type="float" office:value="7.66333333333333">
            <text:p>7,66</text:p>
          </table:table-cell>
          <table:table-cell table:formula="oooc:=STDEV([.H23];[.J23];[.L23])" office:value-type="float" office:value="0.0393107279674815">
            <text:p>0,04</text:p>
          </table:table-cell>
          <table:table-cell office:value-type="float" office:value="7.634">
            <text:p>7,63</text:p>
          </table:table-cell>
          <table:table-cell office:value-type="float" office:value="3.854">
            <text:p>3,85</text:p>
          </table:table-cell>
          <table:table-cell table:formula="oooc:=[.I23]*2" office:value-type="float" office:value="7.708">
            <text:p>7,71</text:p>
          </table:table-cell>
          <table:table-cell office:value-type="float" office:value="1.912">
            <text:p>1,91</text:p>
          </table:table-cell>
          <table:table-cell table:formula="oooc:=[.K23]*4" office:value-type="float" office:value="7.648">
            <text:p>7,65</text:p>
          </table:table-cell>
        </table:table-row>
        <table:table-row table:style-name="ro2">
          <table:covered-table-cell/>
          <table:table-cell office:value-type="float" office:value="5.5">
            <text:p>5,5</text:p>
          </table:table-cell>
          <table:table-cell office:value-type="float" office:value="74410">
            <text:p>74410</text:p>
          </table:table-cell>
          <table:table-cell table:formula="oooc:=1000000/[.C24]" office:value-type="float" office:value="13.4390538906061">
            <text:p>13,44</text:p>
          </table:table-cell>
          <table:table-cell table:formula="oooc:=1000000/([.C24]-200)-[.D24]" office:value-type="float" office:value="0.0362189836696025">
            <text:p>0,04</text:p>
          </table:table-cell>
          <table:table-cell table:formula="oooc:=AVERAGE([.H24];[.J24];[.L24])" office:value-type="float" office:value="9.79066666666667">
            <text:p>9,79</text:p>
          </table:table-cell>
          <table:table-cell table:formula="oooc:=STDEV([.H24];[.J24];[.L24])" office:value-type="float" office:value="0.134004975032025">
            <text:p>0,13</text:p>
          </table:table-cell>
          <table:table-cell office:value-type="float" office:value="9.732">
            <text:p>9,73</text:p>
          </table:table-cell>
          <table:table-cell office:value-type="float" office:value="4.848">
            <text:p>4,85</text:p>
          </table:table-cell>
          <table:table-cell table:formula="oooc:=[.I24]*2" office:value-type="float" office:value="9.696">
            <text:p>9,7</text:p>
          </table:table-cell>
          <table:table-cell office:value-type="float" office:value="2.486">
            <text:p>2,49</text:p>
          </table:table-cell>
          <table:table-cell table:formula="oooc:=[.K24]*4" office:value-type="float" office:value="9.944">
            <text:p>9,94</text:p>
          </table:table-cell>
        </table:table-row>
        <table:table-row table:style-name="ro2">
          <table:covered-table-cell/>
          <table:table-cell office:value-type="float" office:value="6">
            <text:p>6</text:p>
          </table:table-cell>
          <table:table-cell office:value-type="float" office:value="68870">
            <text:p>68870</text:p>
          </table:table-cell>
          <table:table-cell table:formula="oooc:=1000000/[.C25]" office:value-type="float" office:value="14.5201103528387">
            <text:p>14,52</text:p>
          </table:table-cell>
          <table:table-cell table:formula="oooc:=1000000/([.C25]-200)-[.D25]" office:value-type="float" office:value="0.0422895306621189">
            <text:p>0,04</text:p>
          </table:table-cell>
          <table:table-cell table:formula="oooc:=AVERAGE([.H25];[.J25];[.L25])" office:value-type="float" office:value="11.308">
            <text:p>11,31</text:p>
          </table:table-cell>
          <table:table-cell table:formula="oooc:=STDEV([.H25];[.J25];[.L25])" office:value-type="float" office:value="0.0524595081944165">
            <text:p>0,05</text:p>
          </table:table-cell>
          <table:table-cell office:value-type="float" office:value="11.364">
            <text:p>11,36</text:p>
          </table:table-cell>
          <table:table-cell office:value-type="float" office:value="5.65">
            <text:p>5,65</text:p>
          </table:table-cell>
          <table:table-cell table:formula="oooc:=[.I25]*2" office:value-type="float" office:value="11.3">
            <text:p>11,3</text:p>
          </table:table-cell>
          <table:table-cell office:value-type="float" office:value="2.815">
            <text:p>2,82</text:p>
          </table:table-cell>
          <table:table-cell table:formula="oooc:=[.K25]*4" office:value-type="float" office:value="11.26">
            <text:p>11,26</text:p>
          </table:table-cell>
        </table:table-row>
        <table:table-row table:style-name="ro2">
          <table:covered-table-cell/>
          <table:table-cell office:value-type="float" office:value="6.5">
            <text:p>6,5</text:p>
          </table:table-cell>
          <table:table-cell office:value-type="float" office:value="63160">
            <text:p>63160</text:p>
          </table:table-cell>
          <table:table-cell table:formula="oooc:=1000000/[.C26]" office:value-type="float" office:value="15.8328055731476">
            <text:p>15,83</text:p>
          </table:table-cell>
          <table:table-cell table:formula="oooc:=1000000/([.C26]-200)-[.D26]" office:value-type="float" office:value="0.0502948080468482">
            <text:p>0,05</text:p>
          </table:table-cell>
          <table:table-cell table:formula="oooc:=AVERAGE([.H26];[.J26];[.L26])" office:value-type="float" office:value="11.8723333333333">
            <text:p>11,87</text:p>
          </table:table-cell>
          <table:table-cell table:formula="oooc:=STDEV([.H26];[.J26];[.L26])" office:value-type="float" office:value="0.0142945210949279">
            <text:p>0,01</text:p>
          </table:table-cell>
          <table:table-cell office:value-type="float" office:value="11.869">
            <text:p>11,87</text:p>
          </table:table-cell>
          <table:table-cell office:value-type="float" office:value="5.944">
            <text:p>5,94</text:p>
          </table:table-cell>
          <table:table-cell table:formula="oooc:=[.I26]*2" office:value-type="float" office:value="11.888">
            <text:p>11,89</text:p>
          </table:table-cell>
          <table:table-cell office:value-type="float" office:value="2.965">
            <text:p>2,97</text:p>
          </table:table-cell>
          <table:table-cell table:formula="oooc:=[.K26]*4" office:value-type="float" office:value="11.86">
            <text:p>11,86</text:p>
          </table:table-cell>
        </table:table-row>
        <table:table-row table:style-name="ro2">
          <table:covered-table-cell/>
          <table:table-cell office:value-type="float" office:value="7">
            <text:p>7</text:p>
          </table:table-cell>
          <table:table-cell office:value-type="float" office:value="53610">
            <text:p>53610</text:p>
          </table:table-cell>
          <table:table-cell table:formula="oooc:=1000000/[.C27]" office:value-type="float" office:value="18.6532363365044">
            <text:p>18,65</text:p>
          </table:table-cell>
          <table:table-cell table:formula="oooc:=1000000/([.C27]-200)-[.D27]" office:value-type="float" office:value="0.0698492279966452">
            <text:p>0,07</text:p>
          </table:table-cell>
          <table:table-cell table:formula="oooc:=AVERAGE([.H27];[.J27];[.L27])" office:value-type="float" office:value="14.6046666666667">
            <text:p>14,6</text:p>
          </table:table-cell>
          <table:table-cell table:formula="oooc:=STDEV([.H27];[.J27];[.L27])" office:value-type="float" office:value="0.220075744536587">
            <text:p>0,22</text:p>
          </table:table-cell>
          <table:table-cell office:value-type="float" office:value="14.388">
            <text:p>14,39</text:p>
          </table:table-cell>
          <table:table-cell office:value-type="float" office:value="7.299">
            <text:p>7,3</text:p>
          </table:table-cell>
          <table:table-cell table:formula="oooc:=[.I27]*2" office:value-type="float" office:value="14.598">
            <text:p>14,6</text:p>
          </table:table-cell>
          <table:table-cell office:value-type="float" office:value="3.707">
            <text:p>3,71</text:p>
          </table:table-cell>
          <table:table-cell table:formula="oooc:=[.K27]*4" office:value-type="float" office:value="14.828">
            <text:p>14,83</text:p>
          </table:table-cell>
        </table:table-row>
        <table:table-row table:style-name="ro2">
          <table:covered-table-cell/>
          <table:table-cell office:value-type="float" office:value="7.5">
            <text:p>7,5</text:p>
          </table:table-cell>
          <table:table-cell office:value-type="float" office:value="49510">
            <text:p>49510</text:p>
          </table:table-cell>
          <table:table-cell table:formula="oooc:=1000000/[.C28]" office:value-type="float" office:value="20.1979398101394">
            <text:p>20,2</text:p>
          </table:table-cell>
          <table:table-cell table:formula="oooc:=1000000/([.C28]-200)-[.D28]" office:value-type="float" office:value="0.081922286798374">
            <text:p>0,08</text:p>
          </table:table-cell>
          <table:table-cell table:formula="oooc:=AVERAGE([.H28];[.J28];[.L28])" office:value-type="float" office:value="16.1233333333333">
            <text:p>16,12</text:p>
          </table:table-cell>
          <table:table-cell table:formula="oooc:=STDEV([.H28];[.J28];[.L28])" office:value-type="float" office:value="0.296056300951919">
            <text:p>0,3</text:p>
          </table:table-cell>
          <table:table-cell office:value-type="float" office:value="16.416">
            <text:p>16,42</text:p>
          </table:table-cell>
          <table:table-cell office:value-type="float" office:value="8.065">
            <text:p>8,07</text:p>
          </table:table-cell>
          <table:table-cell table:formula="oooc:=[.I28]*2" office:value-type="float" office:value="16.13">
            <text:p>16,13</text:p>
          </table:table-cell>
          <table:table-cell office:value-type="float" office:value="3.956">
            <text:p>3,96</text:p>
          </table:table-cell>
          <table:table-cell table:formula="oooc:=[.K28]*4" office:value-type="float" office:value="15.824">
            <text:p>15,82</text:p>
          </table:table-cell>
        </table:table-row>
        <table:table-row table:style-name="ro2">
          <table:covered-table-cell/>
          <table:table-cell office:value-type="float" office:value="8">
            <text:p>8</text:p>
          </table:table-cell>
          <table:table-cell office:value-type="float" office:value="47150">
            <text:p>47150</text:p>
          </table:table-cell>
          <table:table-cell table:formula="oooc:=1000000/[.C29]" office:value-type="float" office:value="21.2089077412513">
            <text:p>21,21</text:p>
          </table:table-cell>
          <table:table-cell table:formula="oooc:=1000000/([.C29]-200)-[.D29]" office:value-type="float" office:value="0.0903467848402606">
            <text:p>0,09</text:p>
          </table:table-cell>
          <table:table-cell table:formula="oooc:=AVERAGE([.H29];[.J29];[.L29])" office:value-type="float" office:value="17.13">
            <text:p>17,13</text:p>
          </table:table-cell>
          <table:table-cell table:formula="oooc:=STDEV([.H29];[.J29];[.L29])" office:value-type="float" office:value="0.371951609755893">
            <text:p>0,37</text:p>
          </table:table-cell>
          <table:table-cell office:value-type="float" office:value="17.544">
            <text:p>17,54</text:p>
          </table:table-cell>
          <table:table-cell office:value-type="float" office:value="8.511">
            <text:p>8,51</text:p>
          </table:table-cell>
          <table:table-cell table:formula="oooc:=[.I29]*2" office:value-type="float" office:value="17.022">
            <text:p>17,02</text:p>
          </table:table-cell>
          <table:table-cell office:value-type="float" office:value="4.206">
            <text:p>4,21</text:p>
          </table:table-cell>
          <table:table-cell table:formula="oooc:=[.K29]*4" office:value-type="float" office:value="16.824">
            <text:p>16,82</text:p>
          </table:table-cell>
        </table:table-row>
        <table:table-row table:style-name="ro2">
          <table:covered-table-cell/>
          <table:table-cell office:value-type="float" office:value="8.5">
            <text:p>8,5</text:p>
          </table:table-cell>
          <table:table-cell office:value-type="float" office:value="43770">
            <text:p>43770</text:p>
          </table:table-cell>
          <table:table-cell table:formula="oooc:=1000000/[.C30]" office:value-type="float" office:value="22.8466986520448">
            <text:p>22,85</text:p>
          </table:table-cell>
          <table:table-cell table:formula="oooc:=1000000/([.C30]-200)-[.D30]" office:value-type="float" office:value="0.104873530649737">
            <text:p>0,1</text:p>
          </table:table-cell>
          <table:table-cell table:formula="oooc:=AVERAGE([.H30];[.J30];[.L30])" office:value-type="float" office:value="18.5143333333333">
            <text:p>18,51</text:p>
          </table:table-cell>
          <table:table-cell table:formula="oooc:=STDEV([.H30];[.J30];[.L30])" office:value-type="float" office:value="0.25779901732422">
            <text:p>0,26</text:p>
          </table:table-cell>
          <table:table-cell office:value-type="float" office:value="18.779">
            <text:p>18,78</text:p>
          </table:table-cell>
          <table:table-cell office:value-type="float" office:value="9.132">
            <text:p>9,13</text:p>
          </table:table-cell>
          <table:table-cell table:formula="oooc:=[.I30]*2" office:value-type="float" office:value="18.264">
            <text:p>18,26</text:p>
          </table:table-cell>
          <table:table-cell office:value-type="float" office:value="4.625">
            <text:p>4,63</text:p>
          </table:table-cell>
          <table:table-cell table:formula="oooc:=[.K30]*4" office:value-type="float" office:value="18.5">
            <text:p>18,5</text:p>
          </table:table-cell>
        </table:table-row>
        <table:table-row table:style-name="ro2">
          <table:covered-table-cell/>
          <table:table-cell table:style-name="ce24" office:value-type="float" office:value="9">
            <text:p>9</text:p>
          </table:table-cell>
          <table:table-cell table:style-name="ce26" office:value-type="float" office:value="41000">
            <text:p>41000</text:p>
          </table:table-cell>
          <table:table-cell table:formula="oooc:=1000000/[.C31]" office:value-type="float" office:value="24.390243902439">
            <text:p>24,39</text:p>
          </table:table-cell>
          <table:table-cell table:formula="oooc:=1000000/([.C31]-200)-[.D31]" office:value-type="float" office:value="0.119560019129604">
            <text:p>0,12</text:p>
          </table:table-cell>
          <table:table-cell table:formula="oooc:=AVERAGE([.H31];[.J31];[.L31])" office:value-type="float" office:value="19.7213333333333">
            <text:p>19,72</text:p>
          </table:table-cell>
          <table:table-cell table:formula="oooc:=STDEV([.H31];[.J31];[.L31])" office:value-type="float" office:value="0.170661458253858">
            <text:p>0,17</text:p>
          </table:table-cell>
          <table:table-cell table:style-name="ce26" office:value-type="float" office:value="19.9">
            <text:p>19,9</text:p>
          </table:table-cell>
          <table:table-cell table:style-name="ce26" office:value-type="float" office:value="9.78">
            <text:p>9,78</text:p>
          </table:table-cell>
          <table:table-cell table:formula="oooc:=[.I31]*2" office:value-type="float" office:value="19.56">
            <text:p>19,56</text:p>
          </table:table-cell>
          <table:table-cell table:style-name="ce29" office:value-type="float" office:value="4.926">
            <text:p>4,93</text:p>
          </table:table-cell>
          <table:table-cell table:formula="oooc:=[.K31]*4" office:value-type="float" office:value="19.704">
            <text:p>19,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4">04.10.2009</text:date>, <text:time>19:4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aul Kremser</meta:initial-creator>
    <meta:creation-date>2009-10-03T16:04:07</meta:creation-date>
    <dc:creator>paule</dc:creator>
    <dc:date>2009-10-04T19:42:59</dc:date>
    <meta:editing-cycles>8</meta:editing-cycles>
    <meta:editing-duration>PT5H36M17S</meta:editing-duration>
    <meta:user-defined meta:name="Info 1"/>
    <meta:user-defined meta:name="Info 2"/>
    <meta:user-defined meta:name="Info 3"/>
    <meta:user-defined meta:name="Info 4"/>
    <meta:document-statistic meta:table-count="2" meta:cell-count="1651"/>
  </office:meta>
</office:document-meta>
</file>